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77px"/>
    </style:style>
    <style:style style:name="co1" style:family="table-column">
      <style:table-column-properties fo:break-before="auto" style:column-width="257px"/>
    </style:style>
    <style:style style:name="co2" style:family="table-column">
      <style:table-column-properties fo:break-before="auto" style:column-width="137px"/>
    </style:style>
    <style:style style:name="co3" style:family="table-column">
      <style:table-column-properties fo:break-before="auto" style:column-width="65px"/>
    </style:style>
    <style:style style:name="co4" style:family="table-column">
      <style:table-column-properties fo:break-before="auto" style:column-width="89px"/>
    </style:style>
    <style:style style:name="co5" style:family="table-column">
      <style:table-column-properties fo:break-before="auto" style:column-width="101px"/>
    </style:style>
    <style:style style:name="co6" style:family="table-column">
      <style:table-column-properties fo:break-before="auto" style:column-width="77px"/>
    </style:style>
    <style:style style:name="co7" style:family="table-column">
      <style:table-column-properties fo:break-before="auto" style:column-width="101px"/>
    </style:style>
    <style:style style:name="co8" style:family="table-column">
      <style:table-column-properties fo:break-before="auto" style:column-width="77px"/>
    </style:style>
    <style:style style:name="co9" style:family="table-column">
      <style:table-column-properties fo:break-before="auto" style:column-width="89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Pruned" table:style-name="ta1">
        <table:table-column table:style-name="co0"/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>
          <table:table-cell office:value-type="string">
            <text:p>Universe ID</text:p>
          </table:table-cell>
          <table:table-cell office:value-type="string">
            <text:p>Name</text:p>
          </table:table-cell>
          <table:table-cell office:value-type="string">
            <text:p>Developer</text:p>
          </table:table-cell>
          <table:table-cell office:value-type="string">
            <text:p>Age (days)</text:p>
          </table:table-cell>
          <table:table-cell office:value-type="string">
            <text:p>Players (now)</text:p>
          </table:table-cell>
          <table:table-cell office:value-type="string">
            <text:p>Visits</text:p>
          </table:table-cell>
          <table:table-cell office:value-type="string">
            <text:p>Paid Access</text:p>
          </table:table-cell>
          <table:table-cell office:value-type="string">
            <text:p>Paid Access Price</text:p>
          </table:table-cell>
          <table:table-cell office:value-type="string">
            <text:p>Game Passes</text:p>
          </table:table-cell>
          <table:table-cell office:value-type="string">
            <text:p>Avg Pass Price</text:p>
          </table:table-cell>
        </table:table-row>
        <table:table-row>
          <table:table-cell office:value-type="float" office:value="6701277882">
            <text:p>6701277882</text:p>
          </table:table-cell>
          <table:table-cell office:value-type="string">
            <text:p>[💎UPD] Fish It! 🐟</text:p>
          </table:table-cell>
          <table:table-cell office:value-type="string">
            <text:p>Fish Atelier</text:p>
          </table:table-cell>
          <table:table-cell office:value-type="float" office:value="441">
            <text:p>441</text:p>
          </table:table-cell>
          <table:table-cell office:value-type="float" office:value="860279">
            <text:p>860279</text:p>
          </table:table-cell>
          <table:table-cell office:value-type="float" office:value="3010089033">
            <text:p>3010089033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1686885941">
            <text:p>1686885941</text:p>
          </table:table-cell>
          <table:table-cell office:value-type="string">
            <text:p>Brookhaven 🏡RP</text:p>
          </table:table-cell>
          <table:table-cell office:value-type="string">
            <text:p>Brookhaven by Voldex</text:p>
          </table:table-cell>
          <table:table-cell office:value-type="float" office:value="2085">
            <text:p>2085</text:p>
          </table:table-cell>
          <table:table-cell office:value-type="float" office:value="830739">
            <text:p>830739</text:p>
          </table:table-cell>
          <table:table-cell office:value-type="float" office:value="76888150373">
            <text:p>76888150373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57">
            <text:p>357</text:p>
          </table:table-cell>
        </table:table-row>
        <table:table-row>
          <table:table-cell office:value-type="float" office:value="7326934954">
            <text:p>7326934954</text:p>
          </table:table-cell>
          <table:table-cell office:value-type="string">
            <text:p>99 Nights in the Forest 🔦</text:p>
          </table:table-cell>
          <table:table-cell office:value-type="string">
            <text:p>Grandma's Favourite Games</text:p>
          </table:table-cell>
          <table:table-cell office:value-type="float" office:value="307">
            <text:p>307</text:p>
          </table:table-cell>
          <table:table-cell office:value-type="float" office:value="639130">
            <text:p>639130</text:p>
          </table:table-cell>
          <table:table-cell office:value-type="float" office:value="21837054835">
            <text:p>2183705483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94732206">
            <text:p>994732206</text:p>
          </table:table-cell>
          <table:table-cell office:value-type="string">
            <text:p>[🌐] Blox Fruits</text:p>
          </table:table-cell>
          <table:table-cell office:value-type="string">
            <text:p>Gamer Robot Inc</text:p>
          </table:table-cell>
          <table:table-cell office:value-type="float" office:value="2546">
            <text:p>2546</text:p>
          </table:table-cell>
          <table:table-cell office:value-type="float" office:value="421437">
            <text:p>421437</text:p>
          </table:table-cell>
          <table:table-cell office:value-type="float" office:value="57530111705">
            <text:p>5753011170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917">
            <text:p>917</text:p>
          </table:table-cell>
        </table:table-row>
        <table:table-row>
          <table:table-cell office:value-type="float" office:value="7709344486">
            <text:p>7709344486</text:p>
          </table:table-cell>
          <table:table-cell office:value-type="string">
            <text:p>[👹] Steal a Brainrot</text:p>
          </table:table-cell>
          <table:table-cell office:value-type="string">
            <text:p>BRAZILIAN SPYDER</text:p>
          </table:table-cell>
          <table:table-cell office:value-type="float" office:value="234">
            <text:p>234</text:p>
          </table:table-cell>
          <table:table-cell office:value-type="float" office:value="326394">
            <text:p>326394</text:p>
          </table:table-cell>
          <table:table-cell office:value-type="float" office:value="52912228796">
            <text:p>5291222879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766">
            <text:p>2766</text:p>
          </table:table-cell>
        </table:table-row>
        <table:table-row>
          <table:table-cell office:value-type="float" office:value="383310974">
            <text:p>383310974</text:p>
          </table:table-cell>
          <table:table-cell office:value-type="string">
            <text:p>[🐶] Adopt Me!</text:p>
          </table:table-cell>
          <table:table-cell office:value-type="string">
            <text:p>Uplift Games</text:p>
          </table:table-cell>
          <table:table-cell office:value-type="float" office:value="3097">
            <text:p>3097</text:p>
          </table:table-cell>
          <table:table-cell office:value-type="float" office:value="287417">
            <text:p>287417</text:p>
          </table:table-cell>
          <table:table-cell office:value-type="float" office:value="41686196118">
            <text:p>41686196118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6035872082">
            <text:p>6035872082</text:p>
          </table:table-cell>
          <table:table-cell office:value-type="string">
            <text:p>RIVALS</text:p>
          </table:table-cell>
          <table:table-cell office:value-type="string">
            <text:p>Nosniy Games</text:p>
          </table:table-cell>
          <table:table-cell office:value-type="float" office:value="589">
            <text:p>589</text:p>
          </table:table-cell>
          <table:table-cell office:value-type="float" office:value="211043">
            <text:p>211043</text:p>
          </table:table-cell>
          <table:table-cell office:value-type="float" office:value="10225306902">
            <text:p>10225306902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7671049560">
            <text:p>7671049560</text:p>
          </table:table-cell>
          <table:table-cell office:value-type="string">
            <text:p>The Forge [XMAS]</text:p>
          </table:table-cell>
          <table:table-cell office:value-type="string">
            <text:p>The Forge Community</text:p>
          </table:table-cell>
          <table:table-cell office:value-type="float" office:value="240">
            <text:p>240</text:p>
          </table:table-cell>
          <table:table-cell office:value-type="float" office:value="204337">
            <text:p>204337</text:p>
          </table:table-cell>
          <table:table-cell office:value-type="float" office:value="821816231">
            <text:p>82181623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601130232">
            <text:p>601130232</text:p>
          </table:table-cell>
          <table:table-cell office:value-type="string">
            <text:p>🎁 Bee Swarm Simulator</text:p>
          </table:table-cell>
          <table:table-cell office:value-type="string">
            <text:p>Onett</text:p>
          </table:table-cell>
          <table:table-cell office:value-type="float" office:value="2847">
            <text:p>2847</text:p>
          </table:table-cell>
          <table:table-cell office:value-type="float" office:value="197251">
            <text:p>197251</text:p>
          </table:table-cell>
          <table:table-cell office:value-type="float" office:value="3724106443">
            <text:p>372410644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808081382">
            <text:p>3808081382</text:p>
          </table:table-cell>
          <table:table-cell office:value-type="string">
            <text:p>The Strongest Battlegrounds</text:p>
          </table:table-cell>
          <table:table-cell office:value-type="string">
            <text:p>Yielding Arts</text:p>
          </table:table-cell>
          <table:table-cell office:value-type="float" office:value="1252">
            <text:p>1252</text:p>
          </table:table-cell>
          <table:table-cell office:value-type="float" office:value="135430">
            <text:p>135430</text:p>
          </table:table-cell>
          <table:table-cell office:value-type="float" office:value="16063238079">
            <text:p>1606323807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</table:table-row>
        <table:table-row>
          <table:table-cell office:value-type="float" office:value="8539298853">
            <text:p>8539298853</text:p>
          </table:table-cell>
          <table:table-cell office:value-type="string">
            <text:p>Scary Shawarma Kiosk: the ANOMALY [horror]</text:p>
          </table:table-cell>
          <table:table-cell office:value-type="string">
            <text:p>kharbor_ykt</text:p>
          </table:table-cell>
          <table:table-cell office:value-type="float" office:value="133">
            <text:p>133</text:p>
          </table:table-cell>
          <table:table-cell office:value-type="float" office:value="126039">
            <text:p>126039</text:p>
          </table:table-cell>
          <table:table-cell office:value-type="float" office:value="391990747">
            <text:p>39199074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6331902150">
            <text:p>6331902150</text:p>
          </table:table-cell>
          <table:table-cell office:value-type="string">
            <text:p>[🎆] Forsaken</text:p>
          </table:table-cell>
          <table:table-cell office:value-type="string">
            <text:p>Forsaken Dev Team</text:p>
          </table:table-cell>
          <table:table-cell office:value-type="float" office:value="526">
            <text:p>526</text:p>
          </table:table-cell>
          <table:table-cell office:value-type="float" office:value="124739">
            <text:p>124739</text:p>
          </table:table-cell>
          <table:table-cell office:value-type="float" office:value="3968073320">
            <text:p>396807332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5569032992">
            <text:p>5569032992</text:p>
          </table:table-cell>
          <table:table-cell office:value-type="string">
            <text:p>🎄 Dandy's World [ALPHA]</text:p>
          </table:table-cell>
          <table:table-cell office:value-type="string">
            <text:p>BlushCrunch Studio</text:p>
          </table:table-cell>
          <table:table-cell office:value-type="float" office:value="710">
            <text:p>710</text:p>
          </table:table-cell>
          <table:table-cell office:value-type="float" office:value="119331">
            <text:p>119331</text:p>
          </table:table-cell>
          <table:table-cell office:value-type="float" office:value="5574946570">
            <text:p>557494657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6931042565">
            <text:p>6931042565</text:p>
          </table:table-cell>
          <table:table-cell office:value-type="string">
            <text:p>[UPD] Volleyball Legends</text:p>
          </table:table-cell>
          <table:table-cell office:value-type="string">
            <text:p>Volleyball Game Group</text:p>
          </table:table-cell>
          <table:table-cell office:value-type="float" office:value="384">
            <text:p>384</text:p>
          </table:table-cell>
          <table:table-cell office:value-type="float" office:value="101989">
            <text:p>101989</text:p>
          </table:table-cell>
          <table:table-cell office:value-type="float" office:value="2525742247">
            <text:p>2525742247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74">
            <text:p>374</text:p>
          </table:table-cell>
        </table:table-row>
        <table:table-row>
          <table:table-cell office:value-type="float" office:value="3240075297">
            <text:p>3240075297</text:p>
          </table:table-cell>
          <table:table-cell office:value-type="string">
            <text:p>Berry Avenue 🏠 RP</text:p>
          </table:table-cell>
          <table:table-cell office:value-type="string">
            <text:p>Amberry Games</text:p>
          </table:table-cell>
          <table:table-cell office:value-type="float" office:value="1458">
            <text:p>1458</text:p>
          </table:table-cell>
          <table:table-cell office:value-type="float" office:value="99055">
            <text:p>99055</text:p>
          </table:table-cell>
          <table:table-cell office:value-type="float" office:value="7516681320">
            <text:p>751668132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5203828273">
            <text:p>5203828273</text:p>
          </table:table-cell>
          <table:table-cell office:value-type="string">
            <text:p><text:s/>[🎉NEW YEAR] Dress To Impress✨</text:p>
          </table:table-cell>
          <table:table-cell office:value-type="string">
            <text:p>Dress To Impress Group</text:p>
          </table:table-cell>
          <table:table-cell office:value-type="float" office:value="810">
            <text:p>810</text:p>
          </table:table-cell>
          <table:table-cell office:value-type="float" office:value="98057">
            <text:p>98057</text:p>
          </table:table-cell>
          <table:table-cell office:value-type="float" office:value="9137040216">
            <text:p>9137040216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3508322461">
            <text:p>3508322461</text:p>
          </table:table-cell>
          <table:table-cell office:value-type="string">
            <text:p>[🎅 -20%] Jujutsu Shenanigans</text:p>
          </table:table-cell>
          <table:table-cell office:value-type="string">
            <text:p>Tze's Shenanigans</text:p>
          </table:table-cell>
          <table:table-cell office:value-type="float" office:value="1359">
            <text:p>1359</text:p>
          </table:table-cell>
          <table:table-cell office:value-type="float" office:value="90470">
            <text:p>90470</text:p>
          </table:table-cell>
          <table:table-cell office:value-type="float" office:value="2791850339">
            <text:p>279185033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7436755782">
            <text:p>7436755782</text:p>
          </table:table-cell>
          <table:table-cell office:value-type="string">
            <text:p>[🍿] Grow a Garden 🌶️</text:p>
          </table:table-cell>
          <table:table-cell office:value-type="string">
            <text:p>The Garden Game</text:p>
          </table:table-cell>
          <table:table-cell office:value-type="float" office:value="285">
            <text:p>285</text:p>
          </table:table-cell>
          <table:table-cell office:value-type="float" office:value="74723">
            <text:p>74723</text:p>
          </table:table-cell>
          <table:table-cell office:value-type="float" office:value="34379230112">
            <text:p>3437923011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750914919">
            <text:p>5750914919</text:p>
          </table:table-cell>
          <table:table-cell office:value-type="string">
            <text:p>Fisch ❄️</text:p>
          </table:table-cell>
          <table:table-cell office:value-type="string">
            <text:p>Fisching</text:p>
          </table:table-cell>
          <table:table-cell office:value-type="float" office:value="663">
            <text:p>663</text:p>
          </table:table-cell>
          <table:table-cell office:value-type="float" office:value="74156">
            <text:p>74156</text:p>
          </table:table-cell>
          <table:table-cell office:value-type="float" office:value="4063823975">
            <text:p>406382397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4839802560">
            <text:p>4839802560</text:p>
          </table:table-cell>
          <table:table-cell office:value-type="string">
            <text:p>LifeTogether 🏠 RP [🎄 UPDATE]</text:p>
          </table:table-cell>
          <table:table-cell office:value-type="string">
            <text:p>Cinnamon Software</text:p>
          </table:table-cell>
          <table:table-cell office:value-type="float" office:value="915">
            <text:p>915</text:p>
          </table:table-cell>
          <table:table-cell office:value-type="float" office:value="72437">
            <text:p>72437</text:p>
          </table:table-cell>
          <table:table-cell office:value-type="float" office:value="2874504029">
            <text:p>287450402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361032378">
            <text:p>5361032378</text:p>
          </table:table-cell>
          <table:table-cell office:value-type="string">
            <text:p>Sol's RNG [Christmas🎁]</text:p>
          </table:table-cell>
          <table:table-cell office:value-type="string">
            <text:p>Sol's Studio</text:p>
          </table:table-cell>
          <table:table-cell office:value-type="float" office:value="764">
            <text:p>764</text:p>
          </table:table-cell>
          <table:table-cell office:value-type="float" office:value="50780">
            <text:p>50780</text:p>
          </table:table-cell>
          <table:table-cell office:value-type="float" office:value="1551826539">
            <text:p>155182653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9266873836">
            <text:p>9266873836</text:p>
          </table:table-cell>
          <table:table-cell office:value-type="string">
            <text:p>[🎁] Anime Fighting Simulator: Endless</text:p>
          </table:table-cell>
          <table:table-cell office:value-type="string">
            <text:p>AFS: Endless</text:p>
          </table:table-cell>
          <table:table-cell office:value-type="float" office:value="37">
            <text:p>37</text:p>
          </table:table-cell>
          <table:table-cell office:value-type="float" office:value="49969">
            <text:p>49969</text:p>
          </table:table-cell>
          <table:table-cell office:value-type="float" office:value="25020648">
            <text:p>25020648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8316902627">
            <text:p>8316902627</text:p>
          </table:table-cell>
          <table:table-cell office:value-type="string">
            <text:p>[💪] Plants Vs Brainrots 🌻</text:p>
          </table:table-cell>
          <table:table-cell office:value-type="string">
            <text:p>Yo Gurt Studio</text:p>
          </table:table-cell>
          <table:table-cell office:value-type="float" office:value="157">
            <text:p>157</text:p>
          </table:table-cell>
          <table:table-cell office:value-type="float" office:value="42755">
            <text:p>42755</text:p>
          </table:table-cell>
          <table:table-cell office:value-type="float" office:value="4427932136">
            <text:p>442793213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5995470825">
            <text:p>5995470825</text:p>
          </table:table-cell>
          <table:table-cell office:value-type="string">
            <text:p>[🔥]<text:s text:c="2"/>Hypershot</text:p>
          </table:table-cell>
          <table:table-cell office:value-type="string">
            <text:p>Frosted Studio</text:p>
          </table:table-cell>
          <table:table-cell office:value-type="float" office:value="598">
            <text:p>598</text:p>
          </table:table-cell>
          <table:table-cell office:value-type="float" office:value="41688">
            <text:p>41688</text:p>
          </table:table-cell>
          <table:table-cell office:value-type="float" office:value="520451127">
            <text:p>52045112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8834587397">
            <text:p>8834587397</text:p>
          </table:table-cell>
          <table:table-cell office:value-type="string">
            <text:p>Find the Brainrot [323]</text:p>
          </table:table-cell>
          <table:table-cell office:value-type="string">
            <text:p>Find The Games World</text:p>
          </table:table-cell>
          <table:table-cell office:value-type="float" office:value="97">
            <text:p>97</text:p>
          </table:table-cell>
          <table:table-cell office:value-type="float" office:value="40369">
            <text:p>40369</text:p>
          </table:table-cell>
          <table:table-cell office:value-type="float" office:value="445012173">
            <text:p>44501217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43">
            <text:p>843</text:p>
          </table:table-cell>
        </table:table-row>
        <table:table-row>
          <table:table-cell office:value-type="float" office:value="3647333358">
            <text:p>3647333358</text:p>
          </table:table-cell>
          <table:table-cell office:value-type="string">
            <text:p>🎄Evade🎄</text:p>
          </table:table-cell>
          <table:table-cell office:value-type="string">
            <text:p>Hexagon Development Community</text:p>
          </table:table-cell>
          <table:table-cell office:value-type="float" office:value="1305">
            <text:p>1305</text:p>
          </table:table-cell>
          <table:table-cell office:value-type="float" office:value="39778">
            <text:p>39778</text:p>
          </table:table-cell>
          <table:table-cell office:value-type="float" office:value="7916410809">
            <text:p>791641080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96">
            <text:p>496</text:p>
          </table:table-cell>
        </table:table-row>
        <table:table-row>
          <table:table-cell office:value-type="float" office:value="2619619496">
            <text:p>2619619496</text:p>
          </table:table-cell>
          <table:table-cell office:value-type="string">
            <text:p>BedWars [🔥2XP WEEKEND]</text:p>
          </table:table-cell>
          <table:table-cell office:value-type="string">
            <text:p>Easy.gg</text:p>
          </table:table-cell>
          <table:table-cell office:value-type="float" office:value="1684">
            <text:p>1684</text:p>
          </table:table-cell>
          <table:table-cell office:value-type="float" office:value="39644">
            <text:p>39644</text:p>
          </table:table-cell>
          <table:table-cell office:value-type="float" office:value="10920002612">
            <text:p>10920002612</text:p>
          </table:table-cell>
          <table:table-cell/>
          <table:table-cell/>
          <table:table-cell office:value-type="float" office:value="50">
            <text:p>50</text:p>
          </table:table-cell>
          <table:table-cell office:value-type="float" office:value="415">
            <text:p>415</text:p>
          </table:table-cell>
        </table:table-row>
        <table:table-row>
          <table:table-cell office:value-type="float" office:value="3317771874">
            <text:p>3317771874</text:p>
          </table:table-cell>
          <table:table-cell office:value-type="string">
            <text:p>🎅 Pet Simulator 99! 🎄</text:p>
          </table:table-cell>
          <table:table-cell office:value-type="string">
            <text:p>BIG Games Pets</text:p>
          </table:table-cell>
          <table:table-cell office:value-type="float" office:value="1430">
            <text:p>1430</text:p>
          </table:table-cell>
          <table:table-cell office:value-type="float" office:value="37263">
            <text:p>37263</text:p>
          </table:table-cell>
          <table:table-cell office:value-type="float" office:value="2317535874">
            <text:p>2317535874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113">
            <text:p>1113</text:p>
          </table:table-cell>
        </table:table-row>
        <table:table-row>
          <table:table-cell office:value-type="float" office:value="9330730057">
            <text:p>9330730057</text:p>
          </table:table-cell>
          <table:table-cell office:value-type="string">
            <text:p>💣 Bomb Chip</text:p>
          </table:table-cell>
          <table:table-cell office:value-type="string">
            <text:p>Atys Games</text:p>
          </table:table-cell>
          <table:table-cell office:value-type="float" office:value="26">
            <text:p>26</text:p>
          </table:table-cell>
          <table:table-cell office:value-type="float" office:value="37024">
            <text:p>37024</text:p>
          </table:table-cell>
          <table:table-cell office:value-type="float" office:value="79301788">
            <text:p>7930178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668101271">
            <text:p>2668101271</text:p>
          </table:table-cell>
          <table:table-cell office:value-type="string">
            <text:p>Fling Things and People</text:p>
          </table:table-cell>
          <table:table-cell office:value-type="string">
            <text:p>Horomori</text:p>
          </table:table-cell>
          <table:table-cell office:value-type="float" office:value="1664">
            <text:p>1664</text:p>
          </table:table-cell>
          <table:table-cell office:value-type="float" office:value="33025">
            <text:p>33025</text:p>
          </table:table-cell>
          <table:table-cell office:value-type="float" office:value="2517442839">
            <text:p>251744283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3808223175">
            <text:p>3808223175</text:p>
          </table:table-cell>
          <table:table-cell office:value-type="string">
            <text:p>[🔥✂️] Jujutsu Infinite</text:p>
          </table:table-cell>
          <table:table-cell office:value-type="string">
            <text:p>Awesome Ninja Games</text:p>
          </table:table-cell>
          <table:table-cell office:value-type="float" office:value="1252">
            <text:p>1252</text:p>
          </table:table-cell>
          <table:table-cell office:value-type="float" office:value="31244">
            <text:p>31244</text:p>
          </table:table-cell>
          <table:table-cell office:value-type="float" office:value="521156418">
            <text:p>52115641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899">
            <text:p>899</text:p>
          </table:table-cell>
        </table:table-row>
        <table:table-row>
          <table:table-cell office:value-type="float" office:value="3317679266">
            <text:p>3317679266</text:p>
          </table:table-cell>
          <table:table-cell office:value-type="string">
            <text:p>[🎄] PLS DONATE 💸</text:p>
          </table:table-cell>
          <table:table-cell office:value-type="string">
            <text:p>haz3mn</text:p>
          </table:table-cell>
          <table:table-cell office:value-type="float" office:value="1430">
            <text:p>1430</text:p>
          </table:table-cell>
          <table:table-cell office:value-type="float" office:value="31150">
            <text:p>31150</text:p>
          </table:table-cell>
          <table:table-cell office:value-type="float" office:value="4624889446">
            <text:p>462488944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4578">
            <text:p>14578</text:p>
          </table:table-cell>
        </table:table-row>
        <table:table-row>
          <table:table-cell office:value-type="float" office:value="1176784616">
            <text:p>1176784616</text:p>
          </table:table-cell>
          <table:table-cell office:value-type="string">
            <text:p>🎆NEW YEARS🎆<text:s text:c="3"/>Tower Defense Simulator</text:p>
          </table:table-cell>
          <table:table-cell office:value-type="string">
            <text:p>Paradoxum Games</text:p>
          </table:table-cell>
          <table:table-cell office:value-type="float" office:value="2406">
            <text:p>2406</text:p>
          </table:table-cell>
          <table:table-cell office:value-type="float" office:value="31020">
            <text:p>31020</text:p>
          </table:table-cell>
          <table:table-cell office:value-type="float" office:value="4427630943">
            <text:p>4427630943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45">
            <text:p>1245</text:p>
          </table:table-cell>
        </table:table-row>
        <table:table-row>
          <table:table-cell office:value-type="float" office:value="88070565">
            <text:p>88070565</text:p>
          </table:table-cell>
          <table:table-cell office:value-type="string">
            <text:p>[🚕] Welcome to Bloxburg</text:p>
          </table:table-cell>
          <table:table-cell office:value-type="string">
            <text:p>Bloxburg Development</text:p>
          </table:table-cell>
          <table:table-cell office:value-type="float" office:value="4080">
            <text:p>4080</text:p>
          </table:table-cell>
          <table:table-cell office:value-type="float" office:value="30560">
            <text:p>30560</text:p>
          </table:table-cell>
          <table:table-cell office:value-type="float" office:value="9752956894">
            <text:p>975295689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</table:table-row>
        <table:table-row>
          <table:table-cell office:value-type="float" office:value="372226183">
            <text:p>372226183</text:p>
          </table:table-cell>
          <table:table-cell office:value-type="string">
            <text:p>❄️Flee the Facility🎁</text:p>
          </table:table-cell>
          <table:table-cell office:value-type="string">
            <text:p>A.W. Apps</text:p>
          </table:table-cell>
          <table:table-cell office:value-type="float" office:value="3110">
            <text:p>3110</text:p>
          </table:table-cell>
          <table:table-cell office:value-type="float" office:value="29434">
            <text:p>29434</text:p>
          </table:table-cell>
          <table:table-cell office:value-type="float" office:value="5255655893">
            <text:p>525565589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</table:table-row>
        <table:table-row>
          <table:table-cell office:value-type="float" office:value="9145063979">
            <text:p>9145063979</text:p>
          </table:table-cell>
          <table:table-cell office:value-type="string">
            <text:p>⛏️Dig to Escape</text:p>
          </table:table-cell>
          <table:table-cell office:value-type="string">
            <text:p>Breakout Funs</text:p>
          </table:table-cell>
          <table:table-cell office:value-type="float" office:value="56">
            <text:p>56</text:p>
          </table:table-cell>
          <table:table-cell office:value-type="float" office:value="28484">
            <text:p>28484</text:p>
          </table:table-cell>
          <table:table-cell office:value-type="float" office:value="216186419">
            <text:p>21618641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</table:table-row>
        <table:table-row>
          <table:table-cell office:value-type="float" office:value="5578556129">
            <text:p>5578556129</text:p>
          </table:table-cell>
          <table:table-cell office:value-type="string">
            <text:p>[🏴‍☠️ 10 🏴‍☠️] Anime Vanguards</text:p>
          </table:table-cell>
          <table:table-cell office:value-type="string">
            <text:p>Kitawari</text:p>
          </table:table-cell>
          <table:table-cell office:value-type="float" office:value="708">
            <text:p>708</text:p>
          </table:table-cell>
          <table:table-cell office:value-type="float" office:value="27728">
            <text:p>27728</text:p>
          </table:table-cell>
          <table:table-cell office:value-type="float" office:value="1650713182">
            <text:p>165071318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87">
            <text:p>587</text:p>
          </table:table-cell>
        </table:table-row>
        <table:table-row>
          <table:table-cell office:value-type="float" office:value="9277195104">
            <text:p>9277195104</text:p>
          </table:table-cell>
          <table:table-cell office:value-type="string">
            <text:p>[UPD] Blind Shot</text:p>
          </table:table-cell>
          <table:table-cell office:value-type="string">
            <text:p>Blind Shot Group</text:p>
          </table:table-cell>
          <table:table-cell office:value-type="float" office:value="35">
            <text:p>35</text:p>
          </table:table-cell>
          <table:table-cell office:value-type="float" office:value="26936">
            <text:p>26936</text:p>
          </table:table-cell>
          <table:table-cell office:value-type="float" office:value="122636173">
            <text:p>12263617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9228045253">
            <text:p>9228045253</text:p>
          </table:table-cell>
          <table:table-cell office:value-type="string">
            <text:p>🌴 Chop Your Tree</text:p>
          </table:table-cell>
          <table:table-cell office:value-type="string">
            <text:p>Simple Bricks Trees</text:p>
          </table:table-cell>
          <table:table-cell office:value-type="float" office:value="43">
            <text:p>43</text:p>
          </table:table-cell>
          <table:table-cell office:value-type="float" office:value="26496">
            <text:p>26496</text:p>
          </table:table-cell>
          <table:table-cell office:value-type="float" office:value="43567343">
            <text:p>43567343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8779464785">
            <text:p>8779464785</text:p>
          </table:table-cell>
          <table:table-cell office:value-type="string">
            <text:p>[🎉] Tap Simulator</text:p>
          </table:table-cell>
          <table:table-cell office:value-type="string">
            <text:p>Cursor Makers</text:p>
          </table:table-cell>
          <table:table-cell office:value-type="float" office:value="105">
            <text:p>105</text:p>
          </table:table-cell>
          <table:table-cell office:value-type="float" office:value="26300">
            <text:p>26300</text:p>
          </table:table-cell>
          <table:table-cell office:value-type="float" office:value="29494628">
            <text:p>29494628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4777817887">
            <text:p>4777817887</text:p>
          </table:table-cell>
          <table:table-cell office:value-type="string">
            <text:p>Blade Ball</text:p>
          </table:table-cell>
          <table:table-cell office:value-type="string">
            <text:p>Wiggity.</text:p>
          </table:table-cell>
          <table:table-cell office:value-type="float" office:value="933">
            <text:p>933</text:p>
          </table:table-cell>
          <table:table-cell office:value-type="float" office:value="26155">
            <text:p>26155</text:p>
          </table:table-cell>
          <table:table-cell office:value-type="float" office:value="5843297494">
            <text:p>584329749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</table:table-row>
        <table:table-row>
          <table:table-cell office:value-type="float" office:value="6325068386">
            <text:p>6325068386</text:p>
          </table:table-cell>
          <table:table-cell office:value-type="string">
            <text:p>[🎆] Blue Lock: Rivals</text:p>
          </table:table-cell>
          <table:table-cell office:value-type="string">
            <text:p>Blue Lock Rivals Unofficial Fans</text:p>
          </table:table-cell>
          <table:table-cell office:value-type="float" office:value="528">
            <text:p>528</text:p>
          </table:table-cell>
          <table:table-cell office:value-type="float" office:value="26012">
            <text:p>26012</text:p>
          </table:table-cell>
          <table:table-cell office:value-type="float" office:value="4331519422">
            <text:p>4331519422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27">
            <text:p>227</text:p>
          </table:table-cell>
        </table:table-row>
        <table:table-row>
          <table:table-cell office:value-type="float" office:value="5650396773">
            <text:p>5650396773</text:p>
          </table:table-cell>
          <table:table-cell office:value-type="string">
            <text:p>a dusty trip [🚗QUEST]</text:p>
          </table:table-cell>
          <table:table-cell office:value-type="string">
            <text:p>Jandel's Road Trip</text:p>
          </table:table-cell>
          <table:table-cell office:value-type="float" office:value="689">
            <text:p>689</text:p>
          </table:table-cell>
          <table:table-cell office:value-type="float" office:value="25644">
            <text:p>25644</text:p>
          </table:table-cell>
          <table:table-cell office:value-type="float" office:value="2070909231">
            <text:p>2070909231</text:p>
          </table:table-cell>
          <table:table-cell/>
          <table:table-cell/>
          <table:table-cell office:value-type="float" office:value="33">
            <text:p>33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7008097940">
            <text:p>7008097940</text:p>
          </table:table-cell>
          <table:table-cell office:value-type="string">
            <text:p>[💪] Ink Game</text:p>
          </table:table-cell>
          <table:table-cell office:value-type="string">
            <text:p>games i think</text:p>
          </table:table-cell>
          <table:table-cell office:value-type="float" office:value="370">
            <text:p>370</text:p>
          </table:table-cell>
          <table:table-cell office:value-type="float" office:value="25231">
            <text:p>25231</text:p>
          </table:table-cell>
          <table:table-cell office:value-type="float" office:value="2838840537">
            <text:p>283884053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8722889197">
            <text:p>8722889197</text:p>
          </table:table-cell>
          <table:table-cell office:value-type="string">
            <text:p>Don’t Steal the Brainrots 🧠</text:p>
          </table:table-cell>
          <table:table-cell office:value-type="string">
            <text:p>lol games..</text:p>
          </table:table-cell>
          <table:table-cell office:value-type="float" office:value="112">
            <text:p>112</text:p>
          </table:table-cell>
          <table:table-cell office:value-type="float" office:value="24295">
            <text:p>24295</text:p>
          </table:table-cell>
          <table:table-cell office:value-type="float" office:value="83134624">
            <text:p>8313462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3124385">
            <text:p>703124385</text:p>
          </table:table-cell>
          <table:table-cell office:value-type="string">
            <text:p>Tower of Hell</text:p>
          </table:table-cell>
          <table:table-cell office:value-type="string">
            <text:p>YXceptional Studios</text:p>
          </table:table-cell>
          <table:table-cell office:value-type="float" office:value="2758">
            <text:p>2758</text:p>
          </table:table-cell>
          <table:table-cell office:value-type="float" office:value="24233">
            <text:p>24233</text:p>
          </table:table-cell>
          <table:table-cell office:value-type="float" office:value="27148648909">
            <text:p>27148648909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65241">
            <text:p>65241</text:p>
          </table:table-cell>
          <table:table-cell office:value-type="string">
            <text:p>Natural Disaster Survival</text:p>
          </table:table-cell>
          <table:table-cell office:value-type="string">
            <text:p>Stickmasterluke</text:p>
          </table:table-cell>
          <table:table-cell office:value-type="float" office:value="6492">
            <text:p>6492</text:p>
          </table:table-cell>
          <table:table-cell office:value-type="float" office:value="24232">
            <text:p>24232</text:p>
          </table:table-cell>
          <table:table-cell office:value-type="float" office:value="4020707117">
            <text:p>402070711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184199275">
            <text:p>184199275</text:p>
          </table:table-cell>
          <table:table-cell office:value-type="string">
            <text:p>[🎆UPD] NFL Universe Football</text:p>
          </table:table-cell>
          <table:table-cell office:value-type="string">
            <text:p>NFL Universe Football by Voldex</text:p>
          </table:table-cell>
          <table:table-cell office:value-type="float" office:value="2672">
            <text:p>2672</text:p>
          </table:table-cell>
          <table:table-cell office:value-type="float" office:value="24201">
            <text:p>24201</text:p>
          </table:table-cell>
          <table:table-cell office:value-type="float" office:value="803843986">
            <text:p>803843986</text:p>
          </table:table-cell>
          <table:table-cell/>
          <table:table-cell/>
          <table:table-cell office:value-type="float" office:value="24">
            <text:p>24</text:p>
          </table:table-cell>
          <table:table-cell office:value-type="float" office:value="672">
            <text:p>672</text:p>
          </table:table-cell>
        </table:table-row>
        <table:table-row>
          <table:table-cell office:value-type="float" office:value="7332711118">
            <text:p>7332711118</text:p>
          </table:table-cell>
          <table:table-cell office:value-type="string">
            <text:p>Brainrot Evolution</text:p>
          </table:table-cell>
          <table:table-cell office:value-type="string">
            <text:p>Brainrot Evolution</text:p>
          </table:table-cell>
          <table:table-cell office:value-type="float" office:value="306">
            <text:p>306</text:p>
          </table:table-cell>
          <table:table-cell office:value-type="float" office:value="23675">
            <text:p>23675</text:p>
          </table:table-cell>
          <table:table-cell office:value-type="float" office:value="1605761723">
            <text:p>160576172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22">
            <text:p>322</text:p>
          </table:table-cell>
        </table:table-row>
        <table:table-row>
          <table:table-cell office:value-type="float" office:value="210851291">
            <text:p>210851291</text:p>
          </table:table-cell>
          <table:table-cell office:value-type="string">
            <text:p>Build A Boat For Treasure</text:p>
          </table:table-cell>
          <table:table-cell office:value-type="string">
            <text:p>Chillz Studios</text:p>
          </table:table-cell>
          <table:table-cell office:value-type="float" office:value="3351">
            <text:p>3351</text:p>
          </table:table-cell>
          <table:table-cell office:value-type="float" office:value="23514">
            <text:p>23514</text:p>
          </table:table-cell>
          <table:table-cell office:value-type="float" office:value="4827818539">
            <text:p>482781853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</table:table-row>
        <table:table-row>
          <table:table-cell office:value-type="float" office:value="4348829796">
            <text:p>4348829796</text:p>
          </table:table-cell>
          <table:table-cell office:value-type="string">
            <text:p>Murderers VS Sheriffs DUELS</text:p>
          </table:table-cell>
          <table:table-cell office:value-type="string">
            <text:p>Red21 Games</text:p>
          </table:table-cell>
          <table:table-cell office:value-type="float" office:value="1068">
            <text:p>1068</text:p>
          </table:table-cell>
          <table:table-cell office:value-type="float" office:value="23110">
            <text:p>23110</text:p>
          </table:table-cell>
          <table:table-cell office:value-type="float" office:value="2182040592">
            <text:p>218204059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1831550657">
            <text:p>1831550657</text:p>
          </table:table-cell>
          <table:table-cell office:value-type="string">
            <text:p>❄️ Creatures of Sonaria 🎁 Survive Kaiju Animals</text:p>
          </table:table-cell>
          <table:table-cell office:value-type="string">
            <text:p>Sonar Studios</text:p>
          </table:table-cell>
          <table:table-cell office:value-type="float" office:value="2020">
            <text:p>2020</text:p>
          </table:table-cell>
          <table:table-cell office:value-type="float" office:value="22881">
            <text:p>22881</text:p>
          </table:table-cell>
          <table:table-cell office:value-type="float" office:value="1715085795">
            <text:p>171508579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344307274">
            <text:p>9344307274</text:p>
          </table:table-cell>
          <table:table-cell office:value-type="string">
            <text:p>⛏️ Break a Lucky Block!</text:p>
          </table:table-cell>
          <table:table-cell office:value-type="string">
            <text:p>Slime Time Studios</text:p>
          </table:table-cell>
          <table:table-cell office:value-type="float" office:value="24">
            <text:p>24</text:p>
          </table:table-cell>
          <table:table-cell office:value-type="float" office:value="21778">
            <text:p>21778</text:p>
          </table:table-cell>
          <table:table-cell office:value-type="float" office:value="18388745">
            <text:p>1838874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791358380">
            <text:p>8791358380</text:p>
          </table:table-cell>
          <table:table-cell office:value-type="string">
            <text:p>Don’t Steal the Bubu 🐻</text:p>
          </table:table-cell>
          <table:table-cell office:value-type="string">
            <text:p>lol games..</text:p>
          </table:table-cell>
          <table:table-cell office:value-type="float" office:value="103">
            <text:p>103</text:p>
          </table:table-cell>
          <table:table-cell office:value-type="float" office:value="21736">
            <text:p>21736</text:p>
          </table:table-cell>
          <table:table-cell office:value-type="float" office:value="183395792">
            <text:p>18339579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488190691">
            <text:p>7488190691</text:p>
          </table:table-cell>
          <table:table-cell office:value-type="string">
            <text:p>[☠️0.5☠️] Universal Tower Defense</text:p>
          </table:table-cell>
          <table:table-cell office:value-type="string">
            <text:p>Universal Tower Defense [UTD]</text:p>
          </table:table-cell>
          <table:table-cell office:value-type="float" office:value="275">
            <text:p>275</text:p>
          </table:table-cell>
          <table:table-cell office:value-type="float" office:value="21479">
            <text:p>21479</text:p>
          </table:table-cell>
          <table:table-cell office:value-type="float" office:value="58424015">
            <text:p>5842401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7660436108">
            <text:p>7660436108</text:p>
          </table:table-cell>
          <table:table-cell office:value-type="string">
            <text:p>[🐉] Anime Crusaders</text:p>
          </table:table-cell>
          <table:table-cell office:value-type="string">
            <text:p>32x</text:p>
          </table:table-cell>
          <table:table-cell office:value-type="float" office:value="242">
            <text:p>242</text:p>
          </table:table-cell>
          <table:table-cell office:value-type="float" office:value="20053">
            <text:p>20053</text:p>
          </table:table-cell>
          <table:table-cell office:value-type="float" office:value="76726128">
            <text:p>7672612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</table:table-row>
        <table:table-row>
          <table:table-cell office:value-type="float" office:value="8916375040">
            <text:p>8916375040</text:p>
          </table:table-cell>
          <table:table-cell office:value-type="string">
            <text:p>My Fishing Brainrots</text:p>
          </table:table-cell>
          <table:table-cell office:value-type="string">
            <text:p>Fish In The Waters</text:p>
          </table:table-cell>
          <table:table-cell office:value-type="float" office:value="87">
            <text:p>87</text:p>
          </table:table-cell>
          <table:table-cell office:value-type="float" office:value="20017">
            <text:p>20017</text:p>
          </table:table-cell>
          <table:table-cell office:value-type="float" office:value="50862552">
            <text:p>5086255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2992873140">
            <text:p>2992873140</text:p>
          </table:table-cell>
          <table:table-cell office:value-type="string">
            <text:p>Emergency Hamburg</text:p>
          </table:table-cell>
          <table:table-cell office:value-type="string">
            <text:p>Emergency Hamburg</text:p>
          </table:table-cell>
          <table:table-cell office:value-type="float" office:value="1547">
            <text:p>1547</text:p>
          </table:table-cell>
          <table:table-cell office:value-type="float" office:value="19801">
            <text:p>19801</text:p>
          </table:table-cell>
          <table:table-cell office:value-type="float" office:value="1090351259">
            <text:p>109035125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4568630521">
            <text:p>4568630521</text:p>
          </table:table-cell>
          <table:table-cell office:value-type="string">
            <text:p>[CHRISTMAS🎄] Heroes Battlegrounds</text:p>
          </table:table-cell>
          <table:table-cell office:value-type="string">
            <text:p>more awesome games yo</text:p>
          </table:table-cell>
          <table:table-cell office:value-type="float" office:value="1000">
            <text:p>1000</text:p>
          </table:table-cell>
          <table:table-cell office:value-type="float" office:value="19709">
            <text:p>19709</text:p>
          </table:table-cell>
          <table:table-cell office:value-type="float" office:value="1383480361">
            <text:p>138348036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73885730">
            <text:p>73885730</text:p>
          </table:table-cell>
          <table:table-cell office:value-type="string">
            <text:p>Prison Life</text:p>
          </table:table-cell>
          <table:table-cell office:value-type="string">
            <text:p>Aesthetical</text:p>
          </table:table-cell>
          <table:table-cell office:value-type="float" office:value="4266">
            <text:p>4266</text:p>
          </table:table-cell>
          <table:table-cell office:value-type="float" office:value="19401">
            <text:p>19401</text:p>
          </table:table-cell>
          <table:table-cell office:value-type="float" office:value="2712829253">
            <text:p>271282925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</table:table-row>
        <table:table-row>
          <table:table-cell office:value-type="float" office:value="5166944221">
            <text:p>5166944221</text:p>
          </table:table-cell>
          <table:table-cell office:value-type="string">
            <text:p>Death Ball</text:p>
          </table:table-cell>
          <table:table-cell office:value-type="string">
            <text:p>⨯ Small World Games</text:p>
          </table:table-cell>
          <table:table-cell office:value-type="float" office:value="820">
            <text:p>820</text:p>
          </table:table-cell>
          <table:table-cell office:value-type="float" office:value="19343">
            <text:p>19343</text:p>
          </table:table-cell>
          <table:table-cell office:value-type="float" office:value="1388744821">
            <text:p>138874482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07">
            <text:p>407</text:p>
          </table:table-cell>
        </table:table-row>
        <table:table-row>
          <table:table-cell office:value-type="float" office:value="4540138978">
            <text:p>4540138978</text:p>
          </table:table-cell>
          <table:table-cell office:value-type="string">
            <text:p>Metro Life 🎄 City RP</text:p>
          </table:table-cell>
          <table:table-cell office:value-type="string">
            <text:p>Century Creators</text:p>
          </table:table-cell>
          <table:table-cell office:value-type="float" office:value="1008">
            <text:p>1008</text:p>
          </table:table-cell>
          <table:table-cell office:value-type="float" office:value="19131">
            <text:p>19131</text:p>
          </table:table-cell>
          <table:table-cell office:value-type="float" office:value="1949642812">
            <text:p>194964281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245662005">
            <text:p>245662005</text:p>
          </table:table-cell>
          <table:table-cell office:value-type="string">
            <text:p>[🥶 Winter!] Jailbreak</text:p>
          </table:table-cell>
          <table:table-cell office:value-type="string">
            <text:p>Badimo</text:p>
          </table:table-cell>
          <table:table-cell office:value-type="float" office:value="3286">
            <text:p>3286</text:p>
          </table:table-cell>
          <table:table-cell office:value-type="float" office:value="18924">
            <text:p>18924</text:p>
          </table:table-cell>
          <table:table-cell office:value-type="float" office:value="7730285571">
            <text:p>773028557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1202096104">
            <text:p>1202096104</text:p>
          </table:table-cell>
          <table:table-cell office:value-type="string">
            <text:p>[❄️WINTERFEST] Driving Empire🏎️ Car Racing</text:p>
          </table:table-cell>
          <table:table-cell office:value-type="string">
            <text:p>Driving Empire by Voldex</text:p>
          </table:table-cell>
          <table:table-cell office:value-type="float" office:value="2388">
            <text:p>2388</text:p>
          </table:table-cell>
          <table:table-cell office:value-type="float" office:value="18808">
            <text:p>18808</text:p>
          </table:table-cell>
          <table:table-cell office:value-type="float" office:value="2464500678">
            <text:p>246450067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1516533665">
            <text:p>1516533665</text:p>
          </table:table-cell>
          <table:table-cell office:value-type="string">
            <text:p>Piggy [NEW CHAPTER]</text:p>
          </table:table-cell>
          <table:table-cell office:value-type="string">
            <text:p>MiniToon</text:p>
          </table:table-cell>
          <table:table-cell office:value-type="float" office:value="2174">
            <text:p>2174</text:p>
          </table:table-cell>
          <table:table-cell office:value-type="float" office:value="18098">
            <text:p>18098</text:p>
          </table:table-cell>
          <table:table-cell office:value-type="float" office:value="14025859925">
            <text:p>1402585992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</table:table-row>
        <table:table-row>
          <table:table-cell office:value-type="float" office:value="2440500124">
            <text:p>2440500124</text:p>
          </table:table-cell>
          <table:table-cell office:value-type="string">
            <text:p>DOORS [DAILY RUNS📟]</text:p>
          </table:table-cell>
          <table:table-cell office:value-type="string">
            <text:p>LSPLASH</text:p>
          </table:table-cell>
          <table:table-cell office:value-type="float" office:value="1758">
            <text:p>1758</text:p>
          </table:table-cell>
          <table:table-cell office:value-type="float" office:value="17922">
            <text:p>17922</text:p>
          </table:table-cell>
          <table:table-cell office:value-type="float" office:value="7127964368">
            <text:p>712796436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7094518649">
            <text:p>7094518649</text:p>
          </table:table-cell>
          <table:table-cell office:value-type="string">
            <text:p>[💥] Restaurant Tycoon 3</text:p>
          </table:table-cell>
          <table:table-cell office:value-type="string">
            <text:p>Ultraw</text:p>
          </table:table-cell>
          <table:table-cell office:value-type="float" office:value="354">
            <text:p>354</text:p>
          </table:table-cell>
          <table:table-cell office:value-type="float" office:value="17843">
            <text:p>17843</text:p>
          </table:table-cell>
          <table:table-cell office:value-type="float" office:value="169405917">
            <text:p>16940591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74">
            <text:p>474</text:p>
          </table:table-cell>
        </table:table-row>
        <table:table-row>
          <table:table-cell office:value-type="float" office:value="321778215">
            <text:p>321778215</text:p>
          </table:table-cell>
          <table:table-cell office:value-type="string">
            <text:p>Royale🌹High [💕Mermaid Potions!]</text:p>
          </table:table-cell>
          <table:table-cell office:value-type="string">
            <text:p>callmehbob</text:p>
          </table:table-cell>
          <table:table-cell office:value-type="float" office:value="3192">
            <text:p>3192</text:p>
          </table:table-cell>
          <table:table-cell office:value-type="float" office:value="17733">
            <text:p>17733</text:p>
          </table:table-cell>
          <table:table-cell office:value-type="float" office:value="10308544773">
            <text:p>1030854477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2380077519">
            <text:p>2380077519</text:p>
          </table:table-cell>
          <table:table-cell office:value-type="string">
            <text:p>[👜 SHOPKEEPER] Slap Battles👏</text:p>
          </table:table-cell>
          <table:table-cell office:value-type="string">
            <text:p>Slap Battles</text:p>
          </table:table-cell>
          <table:table-cell office:value-type="float" office:value="1784">
            <text:p>1784</text:p>
          </table:table-cell>
          <table:table-cell office:value-type="float" office:value="17712">
            <text:p>17712</text:p>
          </table:table-cell>
          <table:table-cell office:value-type="float" office:value="3263853480">
            <text:p>3263853480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7882829745">
            <text:p>7882829745</text:p>
          </table:table-cell>
          <table:table-cell office:value-type="string">
            <text:p>[🐉🔥] Anime Eternal</text:p>
          </table:table-cell>
          <table:table-cell office:value-type="string">
            <text:p>New ProjectR</text:p>
          </table:table-cell>
          <table:table-cell office:value-type="float" office:value="209">
            <text:p>209</text:p>
          </table:table-cell>
          <table:table-cell office:value-type="float" office:value="17633">
            <text:p>17633</text:p>
          </table:table-cell>
          <table:table-cell office:value-type="float" office:value="295825628">
            <text:p>295825628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29">
            <text:p>429</text:p>
          </table:table-cell>
        </table:table-row>
        <table:table-row>
          <table:table-cell office:value-type="float" office:value="3990106548">
            <text:p>3990106548</text:p>
          </table:table-cell>
          <table:table-cell office:value-type="string">
            <text:p>Baddies 💅</text:p>
          </table:table-cell>
          <table:table-cell office:value-type="string">
            <text:p>Meow Meow Games!</text:p>
          </table:table-cell>
          <table:table-cell office:value-type="float" office:value="1189">
            <text:p>1189</text:p>
          </table:table-cell>
          <table:table-cell office:value-type="float" office:value="17408">
            <text:p>17408</text:p>
          </table:table-cell>
          <table:table-cell office:value-type="float" office:value="1488664520">
            <text:p>148866452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89">
            <text:p>389</text:p>
          </table:table-cell>
        </table:table-row>
        <table:table-row>
          <table:table-cell office:value-type="float" office:value="3308103880">
            <text:p>3308103880</text:p>
          </table:table-cell>
          <table:table-cell office:value-type="string">
            <text:p>Maple Hospital 🍂<text:s/></text:p>
          </table:table-cell>
          <table:table-cell office:value-type="string">
            <text:p>Marizma Games</text:p>
          </table:table-cell>
          <table:table-cell office:value-type="float" office:value="1434">
            <text:p>1434</text:p>
          </table:table-cell>
          <table:table-cell office:value-type="float" office:value="17001">
            <text:p>17001</text:p>
          </table:table-cell>
          <table:table-cell office:value-type="float" office:value="1531651384">
            <text:p>153165138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6369934270">
            <text:p>6369934270</text:p>
          </table:table-cell>
          <table:table-cell office:value-type="string">
            <text:p>💀 Hide or Die!</text:p>
          </table:table-cell>
          <table:table-cell office:value-type="string">
            <text:p>0 CCU Games</text:p>
          </table:table-cell>
          <table:table-cell office:value-type="float" office:value="519">
            <text:p>519</text:p>
          </table:table-cell>
          <table:table-cell office:value-type="float" office:value="16805">
            <text:p>16805</text:p>
          </table:table-cell>
          <table:table-cell office:value-type="float" office:value="573785937">
            <text:p>57378593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4391829435">
            <text:p>4391829435</text:p>
          </table:table-cell>
          <table:table-cell office:value-type="string">
            <text:p>[FNAF 6 UPDATE!] FNAF: Co-op</text:p>
          </table:table-cell>
          <table:table-cell office:value-type="string">
            <text:p>Z0KTAR's Community Group</text:p>
          </table:table-cell>
          <table:table-cell office:value-type="float" office:value="1055">
            <text:p>1055</text:p>
          </table:table-cell>
          <table:table-cell office:value-type="float" office:value="15865">
            <text:p>15865</text:p>
          </table:table-cell>
          <table:table-cell office:value-type="float" office:value="316161177">
            <text:p>316161177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187">
            <text:p>187</text:p>
          </table:table-cell>
        </table:table-row>
        <table:table-row>
          <table:table-cell office:value-type="float" office:value="9274794049">
            <text:p>9274794049</text:p>
          </table:table-cell>
          <table:table-cell office:value-type="string">
            <text:p>[⚡] +1 Speed Bike Escape</text:p>
          </table:table-cell>
          <table:table-cell office:value-type="string">
            <text:p>Fun Speed Games</text:p>
          </table:table-cell>
          <table:table-cell office:value-type="float" office:value="36">
            <text:p>36</text:p>
          </table:table-cell>
          <table:table-cell office:value-type="float" office:value="15499">
            <text:p>15499</text:p>
          </table:table-cell>
          <table:table-cell office:value-type="float" office:value="35703004">
            <text:p>3570300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945584306">
            <text:p>6945584306</text:p>
          </table:table-cell>
          <table:table-cell office:value-type="string">
            <text:p>[🧟ACE EATER] Azure Latch</text:p>
          </table:table-cell>
          <table:table-cell office:value-type="string">
            <text:p>[B:S] Azure Latch Team</text:p>
          </table:table-cell>
          <table:table-cell office:value-type="float" office:value="381">
            <text:p>381</text:p>
          </table:table-cell>
          <table:table-cell office:value-type="float" office:value="15028">
            <text:p>15028</text:p>
          </table:table-cell>
          <table:table-cell office:value-type="float" office:value="375622116">
            <text:p>37562211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</table:table-row>
        <table:table-row>
          <table:table-cell office:value-type="float" office:value="2936053166">
            <text:p>2936053166</text:p>
          </table:table-cell>
          <table:table-cell office:value-type="string">
            <text:p>[🎅ADVENT] Squid Game X</text:p>
          </table:table-cell>
          <table:table-cell office:value-type="string">
            <text:p>redifi</text:p>
          </table:table-cell>
          <table:table-cell office:value-type="float" office:value="1563">
            <text:p>1563</text:p>
          </table:table-cell>
          <table:table-cell office:value-type="float" office:value="15012">
            <text:p>15012</text:p>
          </table:table-cell>
          <table:table-cell office:value-type="float" office:value="1661022824">
            <text:p>166102282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862">
            <text:p>862</text:p>
          </table:table-cell>
        </table:table-row>
        <table:table-row>
          <table:table-cell office:value-type="float" office:value="4658598196">
            <text:p>4658598196</text:p>
          </table:table-cell>
          <table:table-cell office:value-type="string">
            <text:p>Attack on Titan Revolution</text:p>
          </table:table-cell>
          <table:table-cell office:value-type="string">
            <text:p>AoTR [PI]</text:p>
          </table:table-cell>
          <table:table-cell office:value-type="float" office:value="974">
            <text:p>974</text:p>
          </table:table-cell>
          <table:table-cell office:value-type="float" office:value="14714">
            <text:p>14714</text:p>
          </table:table-cell>
          <table:table-cell office:value-type="float" office:value="662847027">
            <text:p>66284702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371263894">
            <text:p>371263894</text:p>
          </table:table-cell>
          <table:table-cell office:value-type="string">
            <text:p>(❄️PAGANI + 200K CASH) Greenville</text:p>
          </table:table-cell>
          <table:table-cell office:value-type="string">
            <text:p>Greenville, Wisconsin</text:p>
          </table:table-cell>
          <table:table-cell office:value-type="float" office:value="3113">
            <text:p>3113</text:p>
          </table:table-cell>
          <table:table-cell office:value-type="float" office:value="13336">
            <text:p>13336</text:p>
          </table:table-cell>
          <table:table-cell office:value-type="float" office:value="1296403795">
            <text:p>129640379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7996365376">
            <text:p>7996365376</text:p>
          </table:table-cell>
          <table:table-cell office:value-type="string">
            <text:p>[❄️] SHARP</text:p>
          </table:table-cell>
          <table:table-cell office:value-type="string">
            <text:p>MAD STUDIO</text:p>
          </table:table-cell>
          <table:table-cell office:value-type="float" office:value="194">
            <text:p>194</text:p>
          </table:table-cell>
          <table:table-cell office:value-type="float" office:value="13066">
            <text:p>13066</text:p>
          </table:table-cell>
          <table:table-cell office:value-type="float" office:value="144350667">
            <text:p>14435066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</table:table-row>
        <table:table-row>
          <table:table-cell office:value-type="float" office:value="7264587281">
            <text:p>7264587281</text:p>
          </table:table-cell>
          <table:table-cell office:value-type="string">
            <text:p>[ MATCHMAKING ] SNIPER DUELS</text:p>
          </table:table-cell>
          <table:table-cell office:value-type="string">
            <text:p>LOCKED IN NETWORK</text:p>
          </table:table-cell>
          <table:table-cell office:value-type="float" office:value="320">
            <text:p>320</text:p>
          </table:table-cell>
          <table:table-cell office:value-type="float" office:value="13018">
            <text:p>13018</text:p>
          </table:table-cell>
          <table:table-cell office:value-type="float" office:value="79654994">
            <text:p>7965499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066283370">
            <text:p>8066283370</text:p>
          </table:table-cell>
          <table:table-cell office:value-type="string">
            <text:p>[🎅]Build a Zoo</text:p>
          </table:table-cell>
          <table:table-cell office:value-type="string">
            <text:p>Century Farmers</text:p>
          </table:table-cell>
          <table:table-cell office:value-type="float" office:value="185">
            <text:p>185</text:p>
          </table:table-cell>
          <table:table-cell office:value-type="float" office:value="12751">
            <text:p>12751</text:p>
          </table:table-cell>
          <table:table-cell office:value-type="float" office:value="388008898">
            <text:p>388008898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1668992109">
            <text:p>1668992109</text:p>
          </table:table-cell>
          <table:table-cell office:value-type="string">
            <text:p>Total Roblox Drama</text:p>
          </table:table-cell>
          <table:table-cell office:value-type="string">
            <text:p>Mojo's Games</text:p>
          </table:table-cell>
          <table:table-cell office:value-type="float" office:value="2094">
            <text:p>2094</text:p>
          </table:table-cell>
          <table:table-cell office:value-type="float" office:value="12722">
            <text:p>12722</text:p>
          </table:table-cell>
          <table:table-cell office:value-type="float" office:value="711110331">
            <text:p>71111033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21">
            <text:p>621</text:p>
          </table:table-cell>
        </table:table-row>
        <table:table-row>
          <table:table-cell office:value-type="float" office:value="6760085372">
            <text:p>6760085372</text:p>
          </table:table-cell>
          <table:table-cell office:value-type="string">
            <text:p>[⛩️UPD 1.5] Jujutsu: Zero</text:p>
          </table:table-cell>
          <table:table-cell office:value-type="string">
            <text:p>Studio Resonance</text:p>
          </table:table-cell>
          <table:table-cell office:value-type="float" office:value="427">
            <text:p>427</text:p>
          </table:table-cell>
          <table:table-cell office:value-type="float" office:value="12601">
            <text:p>12601</text:p>
          </table:table-cell>
          <table:table-cell office:value-type="float" office:value="15383041">
            <text:p>15383041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1235188606">
            <text:p>1235188606</text:p>
          </table:table-cell>
          <table:table-cell office:value-type="string">
            <text:p>[❄️ EVENT] Dragon Adventures 🐉</text:p>
          </table:table-cell>
          <table:table-cell office:value-type="string">
            <text:p>Sonar Studios</text:p>
          </table:table-cell>
          <table:table-cell office:value-type="float" office:value="2366">
            <text:p>2366</text:p>
          </table:table-cell>
          <table:table-cell office:value-type="float" office:value="12269">
            <text:p>12269</text:p>
          </table:table-cell>
          <table:table-cell office:value-type="float" office:value="1436604117">
            <text:p>143660411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9326439632">
            <text:p>9326439632</text:p>
          </table:table-cell>
          <table:table-cell office:value-type="string">
            <text:p>Fate Trigger [FPS]</text:p>
          </table:table-cell>
          <table:table-cell office:value-type="string">
            <text:p>Blox Saros</text:p>
          </table:table-cell>
          <table:table-cell office:value-type="float" office:value="27">
            <text:p>27</text:p>
          </table:table-cell>
          <table:table-cell office:value-type="float" office:value="12192">
            <text:p>12192</text:p>
          </table:table-cell>
          <table:table-cell office:value-type="float" office:value="25344583">
            <text:p>2534458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</table:table-row>
        <table:table-row>
          <table:table-cell office:value-type="float" office:value="2851381018">
            <text:p>2851381018</text:p>
          </table:table-cell>
          <table:table-cell office:value-type="string">
            <text:p>[❄️🎄🇨🇭] Taxi Boss 🚖</text:p>
          </table:table-cell>
          <table:table-cell office:value-type="string">
            <text:p>Taxi Boss Group</text:p>
          </table:table-cell>
          <table:table-cell office:value-type="float" office:value="1597">
            <text:p>1597</text:p>
          </table:table-cell>
          <table:table-cell office:value-type="float" office:value="11910">
            <text:p>11910</text:p>
          </table:table-cell>
          <table:table-cell office:value-type="float" office:value="623350616">
            <text:p>62335061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4730278139">
            <text:p>4730278139</text:p>
          </table:table-cell>
          <table:table-cell office:value-type="string">
            <text:p>[☄️SUPERNOVA] untitled boxing game 🥊</text:p>
          </table:table-cell>
          <table:table-cell office:value-type="string">
            <text:p>drowningsome</text:p>
          </table:table-cell>
          <table:table-cell office:value-type="float" office:value="948">
            <text:p>948</text:p>
          </table:table-cell>
          <table:table-cell office:value-type="float" office:value="11782">
            <text:p>11782</text:p>
          </table:table-cell>
          <table:table-cell office:value-type="float" office:value="1122637539">
            <text:p>112263753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8795154789">
            <text:p>8795154789</text:p>
          </table:table-cell>
          <table:table-cell office:value-type="string">
            <text:p>[FPS] Flick</text:p>
          </table:table-cell>
          <table:table-cell office:value-type="string">
            <text:p>Groundwork</text:p>
          </table:table-cell>
          <table:table-cell office:value-type="float" office:value="102">
            <text:p>102</text:p>
          </table:table-cell>
          <table:table-cell office:value-type="float" office:value="11482">
            <text:p>11482</text:p>
          </table:table-cell>
          <table:table-cell office:value-type="float" office:value="193935425">
            <text:p>19393542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474367816">
            <text:p>7474367816</text:p>
          </table:table-cell>
          <table:table-cell office:value-type="string">
            <text:p>Climb and Jump Tower [🎆New Years Event]</text:p>
          </table:table-cell>
          <table:table-cell office:value-type="string">
            <text:p>Climbing World</text:p>
          </table:table-cell>
          <table:table-cell office:value-type="float" office:value="278">
            <text:p>278</text:p>
          </table:table-cell>
          <table:table-cell office:value-type="float" office:value="10969">
            <text:p>10969</text:p>
          </table:table-cell>
          <table:table-cell office:value-type="float" office:value="834749879">
            <text:p>834749879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4165164803">
            <text:p>4165164803</text:p>
          </table:table-cell>
          <table:table-cell office:value-type="string">
            <text:p>Clip It 😂🎬👗</text:p>
          </table:table-cell>
          <table:table-cell office:value-type="string">
            <text:p>Neura</text:p>
          </table:table-cell>
          <table:table-cell office:value-type="float" office:value="1125">
            <text:p>1125</text:p>
          </table:table-cell>
          <table:table-cell office:value-type="float" office:value="10768">
            <text:p>10768</text:p>
          </table:table-cell>
          <table:table-cell office:value-type="float" office:value="353300976">
            <text:p>35330097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8">
            <text:p>428</text:p>
          </table:table-cell>
        </table:table-row>
        <table:table-row>
          <table:table-cell office:value-type="float" office:value="8937254139">
            <text:p>8937254139</text:p>
          </table:table-cell>
          <table:table-cell office:value-type="string">
            <text:p>🎄Dungeon Hunters [Beta]</text:p>
          </table:table-cell>
          <table:table-cell office:value-type="string">
            <text:p>The Evac Syndicate</text:p>
          </table:table-cell>
          <table:table-cell office:value-type="float" office:value="84">
            <text:p>84</text:p>
          </table:table-cell>
          <table:table-cell office:value-type="float" office:value="10596">
            <text:p>10596</text:p>
          </table:table-cell>
          <table:table-cell office:value-type="float" office:value="54740672">
            <text:p>5474067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578392296">
            <text:p>578392296</text:p>
          </table:table-cell>
          <table:table-cell office:value-type="string">
            <text:p>ABA</text:p>
          </table:table-cell>
          <table:table-cell office:value-type="string">
            <text:p>Dogs Studios: South</text:p>
          </table:table-cell>
          <table:table-cell office:value-type="float" office:value="2871">
            <text:p>2871</text:p>
          </table:table-cell>
          <table:table-cell office:value-type="float" office:value="10345">
            <text:p>10345</text:p>
          </table:table-cell>
          <table:table-cell office:value-type="float" office:value="1156303663">
            <text:p>1156303663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4925331346">
            <text:p>4925331346</text:p>
          </table:table-cell>
          <table:table-cell office:value-type="string">
            <text:p>Giga Mansion Tycoon 🏝️ [UPDATE]</text:p>
          </table:table-cell>
          <table:table-cell office:value-type="string">
            <text:p>Loaded Studios</text:p>
          </table:table-cell>
          <table:table-cell office:value-type="float" office:value="891">
            <text:p>891</text:p>
          </table:table-cell>
          <table:table-cell office:value-type="float" office:value="10115">
            <text:p>10115</text:p>
          </table:table-cell>
          <table:table-cell office:value-type="float" office:value="239157117">
            <text:p>23915711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25">
            <text:p>425</text:p>
          </table:table-cell>
        </table:table-row>
        <table:table-row>
          <table:table-cell office:value-type="float" office:value="9312830998">
            <text:p>9312830998</text:p>
          </table:table-cell>
          <table:table-cell office:value-type="string">
            <text:p>Craft a Brainrot</text:p>
          </table:table-cell>
          <table:table-cell office:value-type="string">
            <text:p>xFrozen Admins</text:p>
          </table:table-cell>
          <table:table-cell office:value-type="float" office:value="29">
            <text:p>29</text:p>
          </table:table-cell>
          <table:table-cell office:value-type="float" office:value="10021">
            <text:p>10021</text:p>
          </table:table-cell>
          <table:table-cell office:value-type="float" office:value="17670579">
            <text:p>1767057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703614594">
            <text:p>7703614594</text:p>
          </table:table-cell>
          <table:table-cell office:value-type="string">
            <text:p>[🎉] Garden Tower Defense 🌻</text:p>
          </table:table-cell>
          <table:table-cell office:value-type="string">
            <text:p>Garden Defenders</text:p>
          </table:table-cell>
          <table:table-cell office:value-type="float" office:value="236">
            <text:p>236</text:p>
          </table:table-cell>
          <table:table-cell office:value-type="float" office:value="9847">
            <text:p>9847</text:p>
          </table:table-cell>
          <table:table-cell office:value-type="float" office:value="545286163">
            <text:p>54528616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3">
            <text:p>383</text:p>
          </table:table-cell>
        </table:table-row>
        <table:table-row>
          <table:table-cell office:value-type="float" office:value="6504986360">
            <text:p>6504986360</text:p>
          </table:table-cell>
          <table:table-cell office:value-type="string">
            <text:p>[🎉] Bubble Gum Simulator INFINITY</text:p>
          </table:table-cell>
          <table:table-cell office:value-type="string">
            <text:p>Rumble Studios</text:p>
          </table:table-cell>
          <table:table-cell office:value-type="float" office:value="490">
            <text:p>490</text:p>
          </table:table-cell>
          <table:table-cell office:value-type="float" office:value="9824">
            <text:p>9824</text:p>
          </table:table-cell>
          <table:table-cell office:value-type="float" office:value="565614794">
            <text:p>565614794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97">
            <text:p>197</text:p>
          </table:table-cell>
        </table:table-row>
        <table:table-row>
          <table:table-cell office:value-type="float" office:value="47545">
            <text:p>47545</text:p>
          </table:table-cell>
          <table:table-cell office:value-type="string">
            <text:p>🍕Work at a Pizza Place</text:p>
          </table:table-cell>
          <table:table-cell office:value-type="string">
            <text:p>Dued1</text:p>
          </table:table-cell>
          <table:table-cell office:value-type="float" office:value="6492">
            <text:p>6492</text:p>
          </table:table-cell>
          <table:table-cell office:value-type="float" office:value="9374">
            <text:p>9374</text:p>
          </table:table-cell>
          <table:table-cell office:value-type="float" office:value="5382117390">
            <text:p>5382117390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605887098">
            <text:p>605887098</text:p>
          </table:table-cell>
          <table:table-cell office:value-type="string">
            <text:p>🎆NY SALE! Car Dealership Tycoon</text:p>
          </table:table-cell>
          <table:table-cell office:value-type="string">
            <text:p>Foxzie</text:p>
          </table:table-cell>
          <table:table-cell office:value-type="float" office:value="2841">
            <text:p>2841</text:p>
          </table:table-cell>
          <table:table-cell office:value-type="float" office:value="9303">
            <text:p>9303</text:p>
          </table:table-cell>
          <table:table-cell office:value-type="float" office:value="2398383357">
            <text:p>239838335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9083680687">
            <text:p>9083680687</text:p>
          </table:table-cell>
          <table:table-cell office:value-type="string">
            <text:p>Don't Steal the Baby Brainrots</text:p>
          </table:table-cell>
          <table:table-cell office:value-type="string">
            <text:p>Crazay Minds</text:p>
          </table:table-cell>
          <table:table-cell office:value-type="float" office:value="64">
            <text:p>64</text:p>
          </table:table-cell>
          <table:table-cell office:value-type="float" office:value="9183">
            <text:p>9183</text:p>
          </table:table-cell>
          <table:table-cell office:value-type="float" office:value="38961797">
            <text:p>3896179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1526814825">
            <text:p>1526814825</text:p>
          </table:table-cell>
          <table:table-cell office:value-type="string">
            <text:p>[J-50] War Tycoon</text:p>
          </table:table-cell>
          <table:table-cell office:value-type="string">
            <text:p>KizmoTek Studio</text:p>
          </table:table-cell>
          <table:table-cell office:value-type="float" office:value="2168">
            <text:p>2168</text:p>
          </table:table-cell>
          <table:table-cell office:value-type="float" office:value="9097">
            <text:p>9097</text:p>
          </table:table-cell>
          <table:table-cell office:value-type="float" office:value="916974010">
            <text:p>916974010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677">
            <text:p>677</text:p>
          </table:table-cell>
        </table:table-row>
        <table:table-row>
          <table:table-cell office:value-type="float" office:value="6443367640">
            <text:p>6443367640</text:p>
          </table:table-cell>
          <table:table-cell office:value-type="string">
            <text:p>❄️ Gym Star Simulator</text:p>
          </table:table-cell>
          <table:table-cell office:value-type="string">
            <text:p>Gym Simulator Club</text:p>
          </table:table-cell>
          <table:table-cell office:value-type="float" office:value="503">
            <text:p>503</text:p>
          </table:table-cell>
          <table:table-cell office:value-type="float" office:value="9044">
            <text:p>9044</text:p>
          </table:table-cell>
          <table:table-cell office:value-type="float" office:value="463926948">
            <text:p>463926948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856">
            <text:p>856</text:p>
          </table:table-cell>
        </table:table-row>
        <table:table-row>
          <table:table-cell office:value-type="float" office:value="6682487255">
            <text:p>6682487255</text:p>
          </table:table-cell>
          <table:table-cell office:value-type="string">
            <text:p>[🎁❄️🎄] Anime Card Clash</text:p>
          </table:table-cell>
          <table:table-cell office:value-type="string">
            <text:p>RNG Lab</text:p>
          </table:table-cell>
          <table:table-cell office:value-type="float" office:value="446">
            <text:p>446</text:p>
          </table:table-cell>
          <table:table-cell office:value-type="float" office:value="9027">
            <text:p>9027</text:p>
          </table:table-cell>
          <table:table-cell office:value-type="float" office:value="323818912">
            <text:p>32381891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9029463012">
            <text:p>9029463012</text:p>
          </table:table-cell>
          <table:table-cell office:value-type="string">
            <text:p>Terminal 13: Not Human [HORROR]</text:p>
          </table:table-cell>
          <table:table-cell office:value-type="string">
            <text:p>Dread Forge</text:p>
          </table:table-cell>
          <table:table-cell office:value-type="float" office:value="72">
            <text:p>72</text:p>
          </table:table-cell>
          <table:table-cell office:value-type="float" office:value="8753">
            <text:p>8753</text:p>
          </table:table-cell>
          <table:table-cell office:value-type="float" office:value="68433116">
            <text:p>6843311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9260939847">
            <text:p>9260939847</text:p>
          </table:table-cell>
          <table:table-cell office:value-type="string">
            <text:p>[🏥 W4] Kick Door To Escape [💴 x2]</text:p>
          </table:table-cell>
          <table:table-cell office:value-type="string">
            <text:p>KICK 101</text:p>
          </table:table-cell>
          <table:table-cell office:value-type="float" office:value="38">
            <text:p>38</text:p>
          </table:table-cell>
          <table:table-cell office:value-type="float" office:value="8696">
            <text:p>8696</text:p>
          </table:table-cell>
          <table:table-cell office:value-type="float" office:value="21997315">
            <text:p>21997315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9155036056">
            <text:p>9155036056</text:p>
          </table:table-cell>
          <table:table-cell office:value-type="string">
            <text:p>Craft Food</text:p>
          </table:table-cell>
          <table:table-cell office:value-type="string">
            <text:p>Craft Food</text:p>
          </table:table-cell>
          <table:table-cell office:value-type="float" office:value="54">
            <text:p>54</text:p>
          </table:table-cell>
          <table:table-cell office:value-type="float" office:value="8530">
            <text:p>8530</text:p>
          </table:table-cell>
          <table:table-cell office:value-type="float" office:value="34195125">
            <text:p>3419512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950496606">
            <text:p>8950496606</text:p>
          </table:table-cell>
          <table:table-cell office:value-type="string">
            <text:p>[Stranger Things] Deadly Delivery</text:p>
          </table:table-cell>
          <table:table-cell office:value-type="string">
            <text:p>WTHHHELL BRO</text:p>
          </table:table-cell>
          <table:table-cell office:value-type="float" office:value="82">
            <text:p>82</text:p>
          </table:table-cell>
          <table:table-cell office:value-type="float" office:value="8502">
            <text:p>8502</text:p>
          </table:table-cell>
          <table:table-cell office:value-type="float" office:value="94949248">
            <text:p>9494924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>
          <table:table-cell office:value-type="float" office:value="1525626450">
            <text:p>1525626450</text:p>
          </table:table-cell>
          <table:table-cell office:value-type="string">
            <text:p>(❄️ WINTER UPDATE) Rensselaer County</text:p>
          </table:table-cell>
          <table:table-cell office:value-type="string">
            <text:p>Rensselaer County Official</text:p>
          </table:table-cell>
          <table:table-cell office:value-type="float" office:value="2169">
            <text:p>2169</text:p>
          </table:table-cell>
          <table:table-cell office:value-type="float" office:value="8469">
            <text:p>8469</text:p>
          </table:table-cell>
          <table:table-cell office:value-type="float" office:value="190062348">
            <text:p>19006234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8832884753">
            <text:p>8832884753</text:p>
          </table:table-cell>
          <table:table-cell office:value-type="string">
            <text:p>[🌸UPD] Pickaxe Simulator! ⛏️</text:p>
          </table:table-cell>
          <table:table-cell office:value-type="string">
            <text:p>6 7 Games</text:p>
          </table:table-cell>
          <table:table-cell office:value-type="float" office:value="98">
            <text:p>98</text:p>
          </table:table-cell>
          <table:table-cell office:value-type="float" office:value="8378">
            <text:p>8378</text:p>
          </table:table-cell>
          <table:table-cell office:value-type="float" office:value="33670584">
            <text:p>33670584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5">
            <text:p>395</text:p>
          </table:table-cell>
        </table:table-row>
        <table:table-row>
          <table:table-cell office:value-type="float" office:value="9291952559">
            <text:p>9291952559</text:p>
          </table:table-cell>
          <table:table-cell office:value-type="string">
            <text:p>Escape the Tsunami on Bike</text:p>
          </table:table-cell>
          <table:table-cell office:value-type="string">
            <text:p>Do you like a bike?</text:p>
          </table:table-cell>
          <table:table-cell office:value-type="float" office:value="33">
            <text:p>33</text:p>
          </table:table-cell>
          <table:table-cell office:value-type="float" office:value="8341">
            <text:p>8341</text:p>
          </table:table-cell>
          <table:table-cell office:value-type="float" office:value="13594624">
            <text:p>1359462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8520148363">
            <text:p>8520148363</text:p>
          </table:table-cell>
          <table:table-cell office:value-type="string">
            <text:p>💥 Tank Game!</text:p>
          </table:table-cell>
          <table:table-cell office:value-type="string">
            <text:p>7x3</text:p>
          </table:table-cell>
          <table:table-cell office:value-type="float" office:value="135">
            <text:p>135</text:p>
          </table:table-cell>
          <table:table-cell office:value-type="float" office:value="8301">
            <text:p>8301</text:p>
          </table:table-cell>
          <table:table-cell office:value-type="float" office:value="94787405">
            <text:p>9478740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931927012">
            <text:p>4931927012</text:p>
          </table:table-cell>
          <table:table-cell office:value-type="string">
            <text:p>[🎄]🏀Basketball Legends🏀</text:p>
          </table:table-cell>
          <table:table-cell office:value-type="string">
            <text:p>InfinitySports</text:p>
          </table:table-cell>
          <table:table-cell office:value-type="float" office:value="889">
            <text:p>889</text:p>
          </table:table-cell>
          <table:table-cell office:value-type="float" office:value="8197">
            <text:p>8197</text:p>
          </table:table-cell>
          <table:table-cell office:value-type="float" office:value="630902164">
            <text:p>63090216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</table:table-row>
        <table:table-row>
          <table:table-cell office:value-type="float" office:value="7843413523">
            <text:p>7843413523</text:p>
          </table:table-cell>
          <table:table-cell office:value-type="string">
            <text:p>Supermarket Together</text:p>
          </table:table-cell>
          <table:table-cell office:value-type="string">
            <text:p>BambooST</text:p>
          </table:table-cell>
          <table:table-cell office:value-type="float" office:value="214">
            <text:p>214</text:p>
          </table:table-cell>
          <table:table-cell office:value-type="float" office:value="8171">
            <text:p>8171</text:p>
          </table:table-cell>
          <table:table-cell office:value-type="float" office:value="61789349">
            <text:p>6178934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275120808">
            <text:p>6275120808</text:p>
          </table:table-cell>
          <table:table-cell office:value-type="string">
            <text:p>[WINTER🎅] Jump Showdown</text:p>
          </table:table-cell>
          <table:table-cell office:value-type="string">
            <text:p>Jimpee’s Cabin</text:p>
          </table:table-cell>
          <table:table-cell office:value-type="float" office:value="538">
            <text:p>538</text:p>
          </table:table-cell>
          <table:table-cell office:value-type="float" office:value="8072">
            <text:p>8072</text:p>
          </table:table-cell>
          <table:table-cell office:value-type="float" office:value="150236986">
            <text:p>15023698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7883776681">
            <text:p>7883776681</text:p>
          </table:table-cell>
          <table:table-cell office:value-type="string">
            <text:p>Racket Rivals<text:s/></text:p>
          </table:table-cell>
          <table:table-cell office:value-type="string">
            <text:p>⨯ Small World Games</text:p>
          </table:table-cell>
          <table:table-cell office:value-type="float" office:value="209">
            <text:p>209</text:p>
          </table:table-cell>
          <table:table-cell office:value-type="float" office:value="8062">
            <text:p>8062</text:p>
          </table:table-cell>
          <table:table-cell office:value-type="float" office:value="282446732">
            <text:p>28244673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28566528">
            <text:p>7028566528</text:p>
          </table:table-cell>
          <table:table-cell office:value-type="string">
            <text:p>[LUKA] Basketball: Zero</text:p>
          </table:table-cell>
          <table:table-cell office:value-type="string">
            <text:p>Current.</text:p>
          </table:table-cell>
          <table:table-cell office:value-type="float" office:value="367">
            <text:p>367</text:p>
          </table:table-cell>
          <table:table-cell office:value-type="float" office:value="8021">
            <text:p>8021</text:p>
          </table:table-cell>
          <table:table-cell office:value-type="float" office:value="873650145">
            <text:p>87365014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</table:table-row>
        <table:table-row>
          <table:table-cell office:value-type="float" office:value="6749060816">
            <text:p>6749060816</text:p>
          </table:table-cell>
          <table:table-cell office:value-type="string">
            <text:p>Asylum Life 🔊🎆</text:p>
          </table:table-cell>
          <table:table-cell office:value-type="string">
            <text:p>Stone-Haven County Asylum</text:p>
          </table:table-cell>
          <table:table-cell office:value-type="float" office:value="429">
            <text:p>429</text:p>
          </table:table-cell>
          <table:table-cell office:value-type="float" office:value="7892">
            <text:p>7892</text:p>
          </table:table-cell>
          <table:table-cell office:value-type="float" office:value="120497454">
            <text:p>120497454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6594435384">
            <text:p>6594435384</text:p>
          </table:table-cell>
          <table:table-cell office:value-type="string">
            <text:p>SpongeBob Tower Defense🍍</text:p>
          </table:table-cell>
          <table:table-cell office:value-type="string">
            <text:p>Krabby Krew</text:p>
          </table:table-cell>
          <table:table-cell office:value-type="float" office:value="468">
            <text:p>468</text:p>
          </table:table-cell>
          <table:table-cell office:value-type="float" office:value="7883">
            <text:p>7883</text:p>
          </table:table-cell>
          <table:table-cell office:value-type="float" office:value="527815320">
            <text:p>527815320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1278">
            <text:p>1278</text:p>
          </table:table-cell>
        </table:table-row>
        <table:table-row>
          <table:table-cell office:value-type="float" office:value="5829613337">
            <text:p>5829613337</text:p>
          </table:table-cell>
          <table:table-cell office:value-type="string">
            <text:p>[🎅] something evil will happen</text:p>
          </table:table-cell>
          <table:table-cell office:value-type="string">
            <text:p>larvae studios</text:p>
          </table:table-cell>
          <table:table-cell office:value-type="float" office:value="642">
            <text:p>642</text:p>
          </table:table-cell>
          <table:table-cell office:value-type="float" office:value="7869">
            <text:p>7869</text:p>
          </table:table-cell>
          <table:table-cell office:value-type="float" office:value="242830274">
            <text:p>24283027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31970568">
            <text:p>31970568</text:p>
          </table:table-cell>
          <table:table-cell office:value-type="string">
            <text:p>Theme Park Tycoon 2</text:p>
          </table:table-cell>
          <table:table-cell office:value-type="string">
            <text:p>Den_S</text:p>
          </table:table-cell>
          <table:table-cell office:value-type="float" office:value="5117">
            <text:p>5117</text:p>
          </table:table-cell>
          <table:table-cell office:value-type="float" office:value="7696">
            <text:p>7696</text:p>
          </table:table-cell>
          <table:table-cell office:value-type="float" office:value="1524783329">
            <text:p>152478332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7178032757">
            <text:p>7178032757</text:p>
          </table:table-cell>
          <table:table-cell office:value-type="string">
            <text:p>[☁️] Rebirth Champions: Ultimate</text:p>
          </table:table-cell>
          <table:table-cell office:value-type="string">
            <text:p>Powerful Studio</text:p>
          </table:table-cell>
          <table:table-cell office:value-type="float" office:value="338">
            <text:p>338</text:p>
          </table:table-cell>
          <table:table-cell office:value-type="float" office:value="7674">
            <text:p>7674</text:p>
          </table:table-cell>
          <table:table-cell office:value-type="float" office:value="157793196">
            <text:p>157793196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456">
            <text:p>456</text:p>
          </table:table-cell>
        </table:table-row>
        <table:table-row>
          <table:table-cell office:value-type="float" office:value="2783797267">
            <text:p>2783797267</text:p>
          </table:table-cell>
          <table:table-cell office:value-type="string">
            <text:p>[ 🔴ENCLOSED TRAILERS🔴] American Plains Mudding</text:p>
          </table:table-cell>
          <table:table-cell office:value-type="string">
            <text:p>American Plains Mudding</text:p>
          </table:table-cell>
          <table:table-cell office:value-type="float" office:value="1621">
            <text:p>1621</text:p>
          </table:table-cell>
          <table:table-cell office:value-type="float" office:value="7668">
            <text:p>7668</text:p>
          </table:table-cell>
          <table:table-cell office:value-type="float" office:value="422182441">
            <text:p>42218244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9091133975">
            <text:p>9091133975</text:p>
          </table:table-cell>
          <table:table-cell office:value-type="string">
            <text:p>Catch And Tame!</text:p>
          </table:table-cell>
          <table:table-cell office:value-type="string">
            <text:p>Manta Games</text:p>
          </table:table-cell>
          <table:table-cell office:value-type="float" office:value="63">
            <text:p>63</text:p>
          </table:table-cell>
          <table:table-cell office:value-type="float" office:value="7585">
            <text:p>7585</text:p>
          </table:table-cell>
          <table:table-cell office:value-type="float" office:value="31323937">
            <text:p>3132393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1278035280">
            <text:p>1278035280</text:p>
          </table:table-cell>
          <table:table-cell office:value-type="string">
            <text:p>Warrior Cats: Ultimate Edition</text:p>
          </table:table-cell>
          <table:table-cell office:value-type="string">
            <text:p>WarriorCatsRP</text:p>
          </table:table-cell>
          <table:table-cell office:value-type="float" office:value="2335">
            <text:p>2335</text:p>
          </table:table-cell>
          <table:table-cell office:value-type="float" office:value="7453">
            <text:p>7453</text:p>
          </table:table-cell>
          <table:table-cell office:value-type="float" office:value="696401589">
            <text:p>696401589</text:p>
          </table:table-cell>
          <table:table-cell/>
          <table:table-cell/>
          <table:table-cell office:value-type="float" office:value="49">
            <text:p>49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8828612659">
            <text:p>8828612659</text:p>
          </table:table-cell>
          <table:table-cell office:value-type="string">
            <text:p>Get Tall and Fall [🎄EVENT]</text:p>
          </table:table-cell>
          <table:table-cell office:value-type="string">
            <text:p>Fun First</text:p>
          </table:table-cell>
          <table:table-cell office:value-type="float" office:value="98">
            <text:p>98</text:p>
          </table:table-cell>
          <table:table-cell office:value-type="float" office:value="7314">
            <text:p>7314</text:p>
          </table:table-cell>
          <table:table-cell office:value-type="float" office:value="58165800">
            <text:p>5816580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</table:table-row>
        <table:table-row>
          <table:table-cell office:value-type="float" office:value="4793836769">
            <text:p>4793836769</text:p>
          </table:table-cell>
          <table:table-cell office:value-type="string">
            <text:p><text:s/>[UPDATE!]🚗Midnight Chasers: Highway Racing</text:p>
          </table:table-cell>
          <table:table-cell office:value-type="string">
            <text:p>Midnight In-dev</text:p>
          </table:table-cell>
          <table:table-cell office:value-type="float" office:value="929">
            <text:p>929</text:p>
          </table:table-cell>
          <table:table-cell office:value-type="float" office:value="7214">
            <text:p>7214</text:p>
          </table:table-cell>
          <table:table-cell office:value-type="float" office:value="174428045">
            <text:p>17442804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111958650">
            <text:p>111958650</text:p>
          </table:table-cell>
          <table:table-cell office:value-type="string">
            <text:p>❄️Arsenal</text:p>
          </table:table-cell>
          <table:table-cell office:value-type="string">
            <text:p>ROLVe</text:p>
          </table:table-cell>
          <table:table-cell office:value-type="float" office:value="3793">
            <text:p>3793</text:p>
          </table:table-cell>
          <table:table-cell office:value-type="float" office:value="6973">
            <text:p>6973</text:p>
          </table:table-cell>
          <table:table-cell office:value-type="float" office:value="6094425828">
            <text:p>6094425828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8719555347">
            <text:p>8719555347</text:p>
          </table:table-cell>
          <table:table-cell office:value-type="string">
            <text:p>[🎆NY] Southern Mudding 🚜 OffRoading</text:p>
          </table:table-cell>
          <table:table-cell office:value-type="string">
            <text:p>Southern Mudding</text:p>
          </table:table-cell>
          <table:table-cell office:value-type="float" office:value="112">
            <text:p>112</text:p>
          </table:table-cell>
          <table:table-cell office:value-type="float" office:value="6786">
            <text:p>6786</text:p>
          </table:table-cell>
          <table:table-cell office:value-type="float" office:value="28601643">
            <text:p>2860164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</table:table-row>
        <table:table-row>
          <table:table-cell office:value-type="float" office:value="3916548970">
            <text:p>3916548970</text:p>
          </table:table-cell>
          <table:table-cell office:value-type="string">
            <text:p>🏷️ [1.5X] Fireworks Playground [BETA]</text:p>
          </table:table-cell>
          <table:table-cell office:value-type="string">
            <text:p>Pseudo Studio</text:p>
          </table:table-cell>
          <table:table-cell office:value-type="float" office:value="1216">
            <text:p>1216</text:p>
          </table:table-cell>
          <table:table-cell office:value-type="float" office:value="6750">
            <text:p>6750</text:p>
          </table:table-cell>
          <table:table-cell office:value-type="float" office:value="107104798">
            <text:p>10710479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9100068452">
            <text:p>9100068452</text:p>
          </table:table-cell>
          <table:table-cell office:value-type="string">
            <text:p>Park a Car🅿️</text:p>
          </table:table-cell>
          <table:table-cell office:value-type="string">
            <text:p>NoDrivingLicense</text:p>
          </table:table-cell>
          <table:table-cell office:value-type="float" office:value="62">
            <text:p>62</text:p>
          </table:table-cell>
          <table:table-cell office:value-type="float" office:value="6610">
            <text:p>6610</text:p>
          </table:table-cell>
          <table:table-cell office:value-type="float" office:value="22553531">
            <text:p>2255353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7074860883">
            <text:p>7074860883</text:p>
          </table:table-cell>
          <table:table-cell office:value-type="string">
            <text:p>[⛄FINAL] Arise Crossover</text:p>
          </table:table-cell>
          <table:table-cell office:value-type="string">
            <text:p>CL GAMES!</text:p>
          </table:table-cell>
          <table:table-cell office:value-type="float" office:value="358">
            <text:p>358</text:p>
          </table:table-cell>
          <table:table-cell office:value-type="float" office:value="6525">
            <text:p>6525</text:p>
          </table:table-cell>
          <table:table-cell office:value-type="float" office:value="989128332">
            <text:p>989128332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9">
            <text:p>669</text:p>
          </table:table-cell>
        </table:table-row>
        <table:table-row>
          <table:table-cell office:value-type="float" office:value="8836568224">
            <text:p>8836568224</text:p>
          </table:table-cell>
          <table:table-cell office:value-type="string">
            <text:p>[W7] Kayak and Surf 🌊</text:p>
          </table:table-cell>
          <table:table-cell office:value-type="string">
            <text:p>Climb and Banana Studio</text:p>
          </table:table-cell>
          <table:table-cell office:value-type="float" office:value="97">
            <text:p>97</text:p>
          </table:table-cell>
          <table:table-cell office:value-type="float" office:value="6517">
            <text:p>6517</text:p>
          </table:table-cell>
          <table:table-cell office:value-type="float" office:value="61350529">
            <text:p>61350529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1451439645">
            <text:p>1451439645</text:p>
          </table:table-cell>
          <table:table-cell office:value-type="string">
            <text:p>[⛈️UPD 9] King Legacy</text:p>
          </table:table-cell>
          <table:table-cell office:value-type="string">
            <text:p>Sea King Games</text:p>
          </table:table-cell>
          <table:table-cell office:value-type="float" office:value="2211">
            <text:p>2211</text:p>
          </table:table-cell>
          <table:table-cell office:value-type="float" office:value="6295">
            <text:p>6295</text:p>
          </table:table-cell>
          <table:table-cell office:value-type="float" office:value="3827324058">
            <text:p>382732405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229">
            <text:p>1229</text:p>
          </table:table-cell>
        </table:table-row>
        <table:table-row>
          <table:table-cell office:value-type="float" office:value="7812923977">
            <text:p>7812923977</text:p>
          </table:table-cell>
          <table:table-cell office:value-type="string">
            <text:p>Hug or Pass 🤗</text:p>
          </table:table-cell>
          <table:table-cell office:value-type="string">
            <text:p>Hug Playworks</text:p>
          </table:table-cell>
          <table:table-cell office:value-type="float" office:value="219">
            <text:p>219</text:p>
          </table:table-cell>
          <table:table-cell office:value-type="float" office:value="6227">
            <text:p>6227</text:p>
          </table:table-cell>
          <table:table-cell office:value-type="float" office:value="97743574">
            <text:p>9774357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4673599750">
            <text:p>4673599750</text:p>
          </table:table-cell>
          <table:table-cell office:value-type="string">
            <text:p>Murderers vs Sheriffs 2</text:p>
          </table:table-cell>
          <table:table-cell office:value-type="string">
            <text:p>Murderers vs Sheriffs 2</text:p>
          </table:table-cell>
          <table:table-cell office:value-type="float" office:value="968">
            <text:p>968</text:p>
          </table:table-cell>
          <table:table-cell office:value-type="float" office:value="6215">
            <text:p>6215</text:p>
          </table:table-cell>
          <table:table-cell office:value-type="float" office:value="322718309">
            <text:p>32271830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</table:table-row>
        <table:table-row>
          <table:table-cell office:value-type="float" office:value="5265857965">
            <text:p>5265857965</text:p>
          </table:table-cell>
          <table:table-cell office:value-type="string">
            <text:p>Legends Battlegrounds</text:p>
          </table:table-cell>
          <table:table-cell office:value-type="string">
            <text:p>Arts of Vermillion</text:p>
          </table:table-cell>
          <table:table-cell office:value-type="float" office:value="792">
            <text:p>792</text:p>
          </table:table-cell>
          <table:table-cell office:value-type="float" office:value="6196">
            <text:p>6196</text:p>
          </table:table-cell>
          <table:table-cell office:value-type="float" office:value="357720364">
            <text:p>35772036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</table:table-row>
        <table:table-row>
          <table:table-cell office:value-type="float" office:value="2682938349">
            <text:p>2682938349</text:p>
          </table:table-cell>
          <table:table-cell office:value-type="string">
            <text:p>🎅❄️ Wild Horse Islands</text:p>
          </table:table-cell>
          <table:table-cell office:value-type="string">
            <text:p>Happy Acres</text:p>
          </table:table-cell>
          <table:table-cell office:value-type="float" office:value="1658">
            <text:p>1658</text:p>
          </table:table-cell>
          <table:table-cell office:value-type="float" office:value="6154">
            <text:p>6154</text:p>
          </table:table-cell>
          <table:table-cell office:value-type="float" office:value="576185272">
            <text:p>57618527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9161811618">
            <text:p>9161811618</text:p>
          </table:table-cell>
          <table:table-cell office:value-type="string">
            <text:p>Survive Bikini Bottom ☠️ [BETA]</text:p>
          </table:table-cell>
          <table:table-cell office:value-type="string">
            <text:p>Krabby Krew</text:p>
          </table:table-cell>
          <table:table-cell office:value-type="float" office:value="53">
            <text:p>53</text:p>
          </table:table-cell>
          <table:table-cell office:value-type="float" office:value="6140">
            <text:p>6140</text:p>
          </table:table-cell>
          <table:table-cell office:value-type="float" office:value="27282992">
            <text:p>2728299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480782352">
            <text:p>1480782352</text:p>
          </table:table-cell>
          <table:table-cell office:value-type="string">
            <text:p>[🎆NY] Vehicle Legends 🏎️ Cars!</text:p>
          </table:table-cell>
          <table:table-cell office:value-type="string">
            <text:p>QuadraTech</text:p>
          </table:table-cell>
          <table:table-cell office:value-type="float" office:value="2195">
            <text:p>2195</text:p>
          </table:table-cell>
          <table:table-cell office:value-type="float" office:value="5999">
            <text:p>5999</text:p>
          </table:table-cell>
          <table:table-cell office:value-type="float" office:value="1862770648">
            <text:p>186277064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4434528807">
            <text:p>4434528807</text:p>
          </table:table-cell>
          <table:table-cell office:value-type="string">
            <text:p>Bayside High School 🍎</text:p>
          </table:table-cell>
          <table:table-cell office:value-type="string">
            <text:p>Double Bandit Studios</text:p>
          </table:table-cell>
          <table:table-cell office:value-type="float" office:value="1042">
            <text:p>1042</text:p>
          </table:table-cell>
          <table:table-cell office:value-type="float" office:value="5958">
            <text:p>5958</text:p>
          </table:table-cell>
          <table:table-cell office:value-type="float" office:value="728223779">
            <text:p>728223779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61">
            <text:p>461</text:p>
          </table:table-cell>
        </table:table-row>
        <table:table-row>
          <table:table-cell office:value-type="float" office:value="7934320560">
            <text:p>7934320560</text:p>
          </table:table-cell>
          <table:table-cell office:value-type="string">
            <text:p>Five Nights TD 2 [SOUL TRADING]</text:p>
          </table:table-cell>
          <table:table-cell office:value-type="string">
            <text:p>Hyper TD</text:p>
          </table:table-cell>
          <table:table-cell office:value-type="float" office:value="202">
            <text:p>202</text:p>
          </table:table-cell>
          <table:table-cell office:value-type="float" office:value="5886">
            <text:p>5886</text:p>
          </table:table-cell>
          <table:table-cell office:value-type="float" office:value="32331245">
            <text:p>3233124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</table:table-row>
        <table:table-row>
          <table:table-cell office:value-type="float" office:value="540382210">
            <text:p>540382210</text:p>
          </table:table-cell>
          <table:table-cell office:value-type="string">
            <text:p>[FAZMAS EVENT!!!] Fredbear's Mega Roleplay</text:p>
          </table:table-cell>
          <table:table-cell office:value-type="string">
            <text:p>Kypher Studios</text:p>
          </table:table-cell>
          <table:table-cell office:value-type="float" office:value="2910">
            <text:p>2910</text:p>
          </table:table-cell>
          <table:table-cell office:value-type="float" office:value="5869">
            <text:p>5869</text:p>
          </table:table-cell>
          <table:table-cell office:value-type="float" office:value="290680073">
            <text:p>290680073</text:p>
          </table:table-cell>
          <table:table-cell/>
          <table:table-cell/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3457700596">
            <text:p>3457700596</text:p>
          </table:table-cell>
          <table:table-cell office:value-type="string">
            <text:p>[OPE V2] Fruit Battlegrounds</text:p>
          </table:table-cell>
          <table:table-cell office:value-type="string">
            <text:p>P O P O</text:p>
          </table:table-cell>
          <table:table-cell office:value-type="float" office:value="1378">
            <text:p>1378</text:p>
          </table:table-cell>
          <table:table-cell office:value-type="float" office:value="5824">
            <text:p>5824</text:p>
          </table:table-cell>
          <table:table-cell office:value-type="float" office:value="982198693">
            <text:p>98219869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09">
            <text:p>509</text:p>
          </table:table-cell>
        </table:table-row>
        <table:table-row>
          <table:table-cell office:value-type="float" office:value="5026970880">
            <text:p>5026970880</text:p>
          </table:table-cell>
          <table:table-cell office:value-type="string">
            <text:p>[UPD]❄️ BATHE DA BABY</text:p>
          </table:table-cell>
          <table:table-cell office:value-type="string">
            <text:p>baftime</text:p>
          </table:table-cell>
          <table:table-cell office:value-type="float" office:value="864">
            <text:p>864</text:p>
          </table:table-cell>
          <table:table-cell office:value-type="float" office:value="5772">
            <text:p>5772</text:p>
          </table:table-cell>
          <table:table-cell office:value-type="float" office:value="286305721">
            <text:p>286305721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03">
            <text:p>503</text:p>
          </table:table-cell>
        </table:table-row>
        <table:table-row>
          <table:table-cell office:value-type="float" office:value="3624423521">
            <text:p>3624423521</text:p>
          </table:table-cell>
          <table:table-cell office:value-type="string">
            <text:p>[🎄] Underground War 2.0 ⚔️ [NUKE]</text:p>
          </table:table-cell>
          <table:table-cell office:value-type="string">
            <text:p>capserg</text:p>
          </table:table-cell>
          <table:table-cell office:value-type="float" office:value="1314">
            <text:p>1314</text:p>
          </table:table-cell>
          <table:table-cell office:value-type="float" office:value="5722">
            <text:p>5722</text:p>
          </table:table-cell>
          <table:table-cell office:value-type="float" office:value="813420056">
            <text:p>81342005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1268927906">
            <text:p>1268927906</text:p>
          </table:table-cell>
          <table:table-cell office:value-type="string">
            <text:p>💪Muscle Legends</text:p>
          </table:table-cell>
          <table:table-cell office:value-type="string">
            <text:p>Scriptbloxian Studios</text:p>
          </table:table-cell>
          <table:table-cell office:value-type="float" office:value="2341">
            <text:p>2341</text:p>
          </table:table-cell>
          <table:table-cell office:value-type="float" office:value="5716">
            <text:p>5716</text:p>
          </table:table-cell>
          <table:table-cell office:value-type="float" office:value="2173050089">
            <text:p>217305008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</table:table-row>
        <table:table-row>
          <table:table-cell office:value-type="float" office:value="4181957649">
            <text:p>4181957649</text:p>
          </table:table-cell>
          <table:table-cell office:value-type="string">
            <text:p>Ultimate Battlegrounds</text:p>
          </table:table-cell>
          <table:table-cell office:value-type="string">
            <text:p>By</text:p>
          </table:table-cell>
          <table:table-cell office:value-type="float" office:value="1119">
            <text:p>1119</text:p>
          </table:table-cell>
          <table:table-cell office:value-type="float" office:value="5692">
            <text:p>5692</text:p>
          </table:table-cell>
          <table:table-cell office:value-type="float" office:value="572170910">
            <text:p>57217091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547524060">
            <text:p>547524060</text:p>
          </table:table-cell>
          <table:table-cell office:value-type="string">
            <text:p>Feather Family 🎆<text:s text:c="2"/>[Crowned Pigeon]</text:p>
          </table:table-cell>
          <table:table-cell office:value-type="string">
            <text:p>The Feather Family 🕊️</text:p>
          </table:table-cell>
          <table:table-cell office:value-type="float" office:value="2903">
            <text:p>2903</text:p>
          </table:table-cell>
          <table:table-cell office:value-type="float" office:value="5677">
            <text:p>5677</text:p>
          </table:table-cell>
          <table:table-cell office:value-type="float" office:value="1294627001">
            <text:p>129462700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7661385356">
            <text:p>7661385356</text:p>
          </table:table-cell>
          <table:table-cell office:value-type="string">
            <text:p>Build a Haven</text:p>
          </table:table-cell>
          <table:table-cell office:value-type="string">
            <text:p>Crunchy Orc Casual</text:p>
          </table:table-cell>
          <table:table-cell office:value-type="float" office:value="242">
            <text:p>242</text:p>
          </table:table-cell>
          <table:table-cell office:value-type="float" office:value="5660">
            <text:p>5660</text:p>
          </table:table-cell>
          <table:table-cell office:value-type="float" office:value="23283312">
            <text:p>23283312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7673659635">
            <text:p>7673659635</text:p>
          </table:table-cell>
          <table:table-cell office:value-type="string">
            <text:p>[EVENT] Fix It Up!</text:p>
          </table:table-cell>
          <table:table-cell office:value-type="string">
            <text:p>.workspace</text:p>
          </table:table-cell>
          <table:table-cell office:value-type="float" office:value="240">
            <text:p>240</text:p>
          </table:table-cell>
          <table:table-cell office:value-type="float" office:value="5603">
            <text:p>5603</text:p>
          </table:table-cell>
          <table:table-cell office:value-type="float" office:value="67430396">
            <text:p>6743039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5421899973">
            <text:p>5421899973</text:p>
          </table:table-cell>
          <table:table-cell office:value-type="string">
            <text:p>[❄️] Combat Arena</text:p>
          </table:table-cell>
          <table:table-cell office:value-type="string">
            <text:p>Atomic Horizon</text:p>
          </table:table-cell>
          <table:table-cell office:value-type="float" office:value="747">
            <text:p>747</text:p>
          </table:table-cell>
          <table:table-cell office:value-type="float" office:value="5591">
            <text:p>5591</text:p>
          </table:table-cell>
          <table:table-cell office:value-type="float" office:value="151739181">
            <text:p>15173918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9">
            <text:p>439</text:p>
          </table:table-cell>
        </table:table-row>
        <table:table-row>
          <table:table-cell office:value-type="float" office:value="4778845442">
            <text:p>4778845442</text:p>
          </table:table-cell>
          <table:table-cell office:value-type="string">
            <text:p>[🎄CHRISTMAS] Toilet Tower Defense</text:p>
          </table:table-cell>
          <table:table-cell office:value-type="string">
            <text:p>Telanthric Development</text:p>
          </table:table-cell>
          <table:table-cell office:value-type="float" office:value="933">
            <text:p>933</text:p>
          </table:table-cell>
          <table:table-cell office:value-type="float" office:value="5586">
            <text:p>5586</text:p>
          </table:table-cell>
          <table:table-cell office:value-type="float" office:value="6037852341">
            <text:p>6037852341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39">
            <text:p>339</text:p>
          </table:table-cell>
        </table:table-row>
        <table:table-row>
          <table:table-cell office:value-type="float" office:value="4807308814">
            <text:p>4807308814</text:p>
          </table:table-cell>
          <table:table-cell office:value-type="string">
            <text:p>Break In 2 (Story)</text:p>
          </table:table-cell>
          <table:table-cell office:value-type="string">
            <text:p>Cracky4</text:p>
          </table:table-cell>
          <table:table-cell office:value-type="float" office:value="924">
            <text:p>924</text:p>
          </table:table-cell>
          <table:table-cell office:value-type="float" office:value="5561">
            <text:p>5561</text:p>
          </table:table-cell>
          <table:table-cell office:value-type="float" office:value="922896062">
            <text:p>92289606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7960300951">
            <text:p>7960300951</text:p>
          </table:table-cell>
          <table:table-cell office:value-type="string">
            <text:p>Bridge Battles!</text:p>
          </table:table-cell>
          <table:table-cell office:value-type="string">
            <text:p>STUDMASTER</text:p>
          </table:table-cell>
          <table:table-cell office:value-type="float" office:value="198">
            <text:p>198</text:p>
          </table:table-cell>
          <table:table-cell office:value-type="float" office:value="5552">
            <text:p>5552</text:p>
          </table:table-cell>
          <table:table-cell office:value-type="float" office:value="95841573">
            <text:p>9584157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7487899635">
            <text:p>7487899635</text:p>
          </table:table-cell>
          <table:table-cell office:value-type="string">
            <text:p>[ UPD ] Anime Weapons</text:p>
          </table:table-cell>
          <table:table-cell office:value-type="string">
            <text:p>AlphaXnewera</text:p>
          </table:table-cell>
          <table:table-cell office:value-type="float" office:value="276">
            <text:p>276</text:p>
          </table:table-cell>
          <table:table-cell office:value-type="float" office:value="5466">
            <text:p>5466</text:p>
          </table:table-cell>
          <table:table-cell office:value-type="float" office:value="50962043">
            <text:p>50962043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487">
            <text:p>487</text:p>
          </table:table-cell>
        </table:table-row>
        <table:table-row>
          <table:table-cell office:value-type="float" office:value="850110028">
            <text:p>850110028</text:p>
          </table:table-cell>
          <table:table-cell office:value-type="string">
            <text:p>[BURNOUT] Roanoke, VA Driving RP</text:p>
          </table:table-cell>
          <table:table-cell office:value-type="string">
            <text:p>Roanoke, VA</text:p>
          </table:table-cell>
          <table:table-cell office:value-type="float" office:value="2657">
            <text:p>2657</text:p>
          </table:table-cell>
          <table:table-cell office:value-type="float" office:value="5348">
            <text:p>5348</text:p>
          </table:table-cell>
          <table:table-cell office:value-type="float" office:value="57305132">
            <text:p>57305132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4130569984">
            <text:p>4130569984</text:p>
          </table:table-cell>
          <table:table-cell office:value-type="string">
            <text:p>[BLIZZARDS] Jurassic Blocky</text:p>
          </table:table-cell>
          <table:table-cell office:value-type="string">
            <text:p>Jurassic Blocky</text:p>
          </table:table-cell>
          <table:table-cell office:value-type="float" office:value="1138">
            <text:p>1138</text:p>
          </table:table-cell>
          <table:table-cell office:value-type="float" office:value="5332">
            <text:p>5332</text:p>
          </table:table-cell>
          <table:table-cell office:value-type="float" office:value="162705883">
            <text:p>16270588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658304545">
            <text:p>7658304545</text:p>
          </table:table-cell>
          <table:table-cell office:value-type="string">
            <text:p>Case Paradise</text:p>
          </table:table-cell>
          <table:table-cell office:value-type="string">
            <text:p>CRYSTAZE</text:p>
          </table:table-cell>
          <table:table-cell office:value-type="float" office:value="243">
            <text:p>243</text:p>
          </table:table-cell>
          <table:table-cell office:value-type="float" office:value="5243">
            <text:p>5243</text:p>
          </table:table-cell>
          <table:table-cell office:value-type="float" office:value="4682115">
            <text:p>468211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2">
            <text:p>362</text:p>
          </table:table-cell>
        </table:table-row>
        <table:table-row>
          <table:table-cell office:value-type="float" office:value="1489026993">
            <text:p>1489026993</text:p>
          </table:table-cell>
          <table:table-cell office:value-type="string">
            <text:p>🔪Survive the Killer!</text:p>
          </table:table-cell>
          <table:table-cell office:value-type="string">
            <text:p>Slyce Entertainment</text:p>
          </table:table-cell>
          <table:table-cell office:value-type="float" office:value="2191">
            <text:p>2191</text:p>
          </table:table-cell>
          <table:table-cell office:value-type="float" office:value="5232">
            <text:p>5232</text:p>
          </table:table-cell>
          <table:table-cell office:value-type="float" office:value="2520986134">
            <text:p>252098613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624">
            <text:p>624</text:p>
          </table:table-cell>
        </table:table-row>
        <table:table-row>
          <table:table-cell office:value-type="float" office:value="1393178180">
            <text:p>1393178180</text:p>
          </table:table-cell>
          <table:table-cell office:value-type="string">
            <text:p>[Winter⛄] Polish Car Driving</text:p>
          </table:table-cell>
          <table:table-cell office:value-type="string">
            <text:p>Polish Car Driving | Official Group</text:p>
          </table:table-cell>
          <table:table-cell office:value-type="float" office:value="2254">
            <text:p>2254</text:p>
          </table:table-cell>
          <table:table-cell office:value-type="float" office:value="5204">
            <text:p>5204</text:p>
          </table:table-cell>
          <table:table-cell office:value-type="float" office:value="75907315">
            <text:p>7590731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161049307">
            <text:p>6161049307</text:p>
          </table:table-cell>
          <table:table-cell office:value-type="string">
            <text:p>Pixel Blade [🔱DIVINITY]</text:p>
          </table:table-cell>
          <table:table-cell office:value-type="string">
            <text:p>Frost Blade Games</text:p>
          </table:table-cell>
          <table:table-cell office:value-type="float" office:value="561">
            <text:p>561</text:p>
          </table:table-cell>
          <table:table-cell office:value-type="float" office:value="5186">
            <text:p>5186</text:p>
          </table:table-cell>
          <table:table-cell office:value-type="float" office:value="150701907">
            <text:p>15070190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239362765">
            <text:p>5239362765</text:p>
          </table:table-cell>
          <table:table-cell office:value-type="string">
            <text:p>DON'T GET ELIMINATED</text:p>
          </table:table-cell>
          <table:table-cell office:value-type="string">
            <text:p>Badass Experiences</text:p>
          </table:table-cell>
          <table:table-cell office:value-type="float" office:value="800">
            <text:p>800</text:p>
          </table:table-cell>
          <table:table-cell office:value-type="float" office:value="5128">
            <text:p>5128</text:p>
          </table:table-cell>
          <table:table-cell office:value-type="float" office:value="294688929">
            <text:p>29468892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8321616508">
            <text:p>8321616508</text:p>
          </table:table-cell>
          <table:table-cell office:value-type="string">
            <text:p>[📖🍀ANTI-MAGIC] Rogue Piece</text:p>
          </table:table-cell>
          <table:table-cell office:value-type="string">
            <text:p>Vox's House</text:p>
          </table:table-cell>
          <table:table-cell office:value-type="float" office:value="156">
            <text:p>156</text:p>
          </table:table-cell>
          <table:table-cell office:value-type="float" office:value="5003">
            <text:p>5003</text:p>
          </table:table-cell>
          <table:table-cell office:value-type="float" office:value="19325968">
            <text:p>19325968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6657933195">
            <text:p>6657933195</text:p>
          </table:table-cell>
          <table:table-cell office:value-type="string">
            <text:p>Supermarket Simulator</text:p>
          </table:table-cell>
          <table:table-cell office:value-type="string">
            <text:p>MagicCube</text:p>
          </table:table-cell>
          <table:table-cell office:value-type="float" office:value="452">
            <text:p>452</text:p>
          </table:table-cell>
          <table:table-cell office:value-type="float" office:value="4894">
            <text:p>4894</text:p>
          </table:table-cell>
          <table:table-cell office:value-type="float" office:value="212824194">
            <text:p>21282419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164075108">
            <text:p>3164075108</text:p>
          </table:table-cell>
          <table:table-cell office:value-type="string">
            <text:p>✨ [2x][ZAMASU] Dragon Soul | Anime MMO 🐲</text:p>
          </table:table-cell>
          <table:table-cell office:value-type="string">
            <text:p>Dragon Soul (DS)</text:p>
          </table:table-cell>
          <table:table-cell office:value-type="float" office:value="1484">
            <text:p>1484</text:p>
          </table:table-cell>
          <table:table-cell office:value-type="float" office:value="4858">
            <text:p>4858</text:p>
          </table:table-cell>
          <table:table-cell office:value-type="float" office:value="227212831">
            <text:p>227212831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961">
            <text:p>961</text:p>
          </table:table-cell>
        </table:table-row>
        <table:table-row>
          <table:table-cell office:value-type="float" office:value="1802741133">
            <text:p>1802741133</text:p>
          </table:table-cell>
          <table:table-cell office:value-type="string">
            <text:p>[🎄UPD] Cabin Crew Simulator ✈️</text:p>
          </table:table-cell>
          <table:table-cell office:value-type="string">
            <text:p>Cruising Studios</text:p>
          </table:table-cell>
          <table:table-cell office:value-type="float" office:value="2033">
            <text:p>2033</text:p>
          </table:table-cell>
          <table:table-cell office:value-type="float" office:value="4811">
            <text:p>4811</text:p>
          </table:table-cell>
          <table:table-cell office:value-type="float" office:value="354664827">
            <text:p>354664827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9299166304">
            <text:p>9299166304</text:p>
          </table:table-cell>
          <table:table-cell office:value-type="string">
            <text:p>Red VS Blue Tycoon (UPD)</text:p>
          </table:table-cell>
          <table:table-cell office:value-type="string">
            <text:p>Hype Tycoons</text:p>
          </table:table-cell>
          <table:table-cell office:value-type="float" office:value="31">
            <text:p>31</text:p>
          </table:table-cell>
          <table:table-cell office:value-type="float" office:value="4610">
            <text:p>4610</text:p>
          </table:table-cell>
          <table:table-cell office:value-type="float" office:value="8942028">
            <text:p>8942028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0">
            <text:p>390</text:p>
          </table:table-cell>
        </table:table-row>
        <table:table-row>
          <table:table-cell office:value-type="float" office:value="1769712451">
            <text:p>1769712451</text:p>
          </table:table-cell>
          <table:table-cell office:value-type="string">
            <text:p>Southwest Florida Beta</text:p>
          </table:table-cell>
          <table:table-cell office:value-type="string">
            <text:p>Strigid</text:p>
          </table:table-cell>
          <table:table-cell office:value-type="float" office:value="2047">
            <text:p>2047</text:p>
          </table:table-cell>
          <table:table-cell office:value-type="float" office:value="4591">
            <text:p>4591</text:p>
          </table:table-cell>
          <table:table-cell office:value-type="float" office:value="746816139">
            <text:p>74681613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7364297396">
            <text:p>7364297396</text:p>
          </table:table-cell>
          <table:table-cell office:value-type="string">
            <text:p>Webbed! ❄️ [2 Player Obby]</text:p>
          </table:table-cell>
          <table:table-cell office:value-type="string">
            <text:p>studio arsenic</text:p>
          </table:table-cell>
          <table:table-cell office:value-type="float" office:value="300">
            <text:p>300</text:p>
          </table:table-cell>
          <table:table-cell office:value-type="float" office:value="4587">
            <text:p>4587</text:p>
          </table:table-cell>
          <table:table-cell office:value-type="float" office:value="342692302">
            <text:p>34269230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620685718">
            <text:p>8620685718</text:p>
          </table:table-cell>
          <table:table-cell office:value-type="string">
            <text:p>[UPD] Don't Get Crushed By 67</text:p>
          </table:table-cell>
          <table:table-cell office:value-type="string">
            <text:p>Dig A Tunnel Studios</text:p>
          </table:table-cell>
          <table:table-cell office:value-type="float" office:value="124">
            <text:p>124</text:p>
          </table:table-cell>
          <table:table-cell office:value-type="float" office:value="4559">
            <text:p>4559</text:p>
          </table:table-cell>
          <table:table-cell office:value-type="float" office:value="137462189">
            <text:p>13746218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4509896324">
            <text:p>4509896324</text:p>
          </table:table-cell>
          <table:table-cell office:value-type="string">
            <text:p>[❄️ QOL + Event 🎅] Anime Last Stand</text:p>
          </table:table-cell>
          <table:table-cell office:value-type="string">
            <text:p>[B:S] ALS Team</text:p>
          </table:table-cell>
          <table:table-cell office:value-type="float" office:value="1017">
            <text:p>1017</text:p>
          </table:table-cell>
          <table:table-cell office:value-type="float" office:value="4539">
            <text:p>4539</text:p>
          </table:table-cell>
          <table:table-cell office:value-type="float" office:value="1058983161">
            <text:p>105898316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732">
            <text:p>732</text:p>
          </table:table-cell>
        </table:table-row>
        <table:table-row>
          <table:table-cell office:value-type="float" office:value="9145282410">
            <text:p>9145282410</text:p>
          </table:table-cell>
          <table:table-cell office:value-type="string">
            <text:p>Movie Massacre 📼 [HORROR]</text:p>
          </table:table-cell>
          <table:table-cell office:value-type="string">
            <text:p>Cryptid Horror</text:p>
          </table:table-cell>
          <table:table-cell office:value-type="float" office:value="56">
            <text:p>56</text:p>
          </table:table-cell>
          <table:table-cell office:value-type="float" office:value="4531">
            <text:p>4531</text:p>
          </table:table-cell>
          <table:table-cell office:value-type="float" office:value="6962729">
            <text:p>696272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3405618667">
            <text:p>3405618667</text:p>
          </table:table-cell>
          <table:table-cell office:value-type="string">
            <text:p>[💎SALE]<text:s text:c="2"/>Sonic Speed Simulator</text:p>
          </table:table-cell>
          <table:table-cell office:value-type="string">
            <text:p>Gamefam x Sonic</text:p>
          </table:table-cell>
          <table:table-cell office:value-type="float" office:value="1398">
            <text:p>1398</text:p>
          </table:table-cell>
          <table:table-cell office:value-type="float" office:value="4456">
            <text:p>4456</text:p>
          </table:table-cell>
          <table:table-cell office:value-type="float" office:value="1383572482">
            <text:p>1383572482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6">
            <text:p>406</text:p>
          </table:table-cell>
        </table:table-row>
        <table:table-row>
          <table:table-cell office:value-type="float" office:value="4193032947">
            <text:p>4193032947</text:p>
          </table:table-cell>
          <table:table-cell office:value-type="string">
            <text:p>🧇🍣 Conveyor Sushi Restaurant</text:p>
          </table:table-cell>
          <table:table-cell office:value-type="string">
            <text:p>DuoTale Studios</text:p>
          </table:table-cell>
          <table:table-cell office:value-type="float" office:value="1114">
            <text:p>1114</text:p>
          </table:table-cell>
          <table:table-cell office:value-type="float" office:value="4448">
            <text:p>4448</text:p>
          </table:table-cell>
          <table:table-cell office:value-type="float" office:value="267531358">
            <text:p>267531358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8209640691">
            <text:p>8209640691</text:p>
          </table:table-cell>
          <table:table-cell office:value-type="string">
            <text:p>One of Us</text:p>
          </table:table-cell>
          <table:table-cell office:value-type="string">
            <text:p>Purple Monster Games</text:p>
          </table:table-cell>
          <table:table-cell office:value-type="float" office:value="169">
            <text:p>169</text:p>
          </table:table-cell>
          <table:table-cell office:value-type="float" office:value="4432">
            <text:p>4432</text:p>
          </table:table-cell>
          <table:table-cell office:value-type="float" office:value="27918527">
            <text:p>2791852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9230423513">
            <text:p>9230423513</text:p>
          </table:table-cell>
          <table:table-cell office:value-type="string">
            <text:p>My Card Collection</text:p>
          </table:table-cell>
          <table:table-cell office:value-type="string">
            <text:p>Goofy Cards</text:p>
          </table:table-cell>
          <table:table-cell office:value-type="float" office:value="43">
            <text:p>43</text:p>
          </table:table-cell>
          <table:table-cell office:value-type="float" office:value="4376">
            <text:p>4376</text:p>
          </table:table-cell>
          <table:table-cell office:value-type="float" office:value="23274278">
            <text:p>23274278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8015734617">
            <text:p>8015734617</text:p>
          </table:table-cell>
          <table:table-cell office:value-type="string">
            <text:p>Steal Brainrots Trading Plaza 🛒</text:p>
          </table:table-cell>
          <table:table-cell office:value-type="string">
            <text:p>No CCU Games</text:p>
          </table:table-cell>
          <table:table-cell office:value-type="float" office:value="191">
            <text:p>191</text:p>
          </table:table-cell>
          <table:table-cell office:value-type="float" office:value="4366">
            <text:p>4366</text:p>
          </table:table-cell>
          <table:table-cell office:value-type="float" office:value="185044624">
            <text:p>18504462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9317784977">
            <text:p>9317784977</text:p>
          </table:table-cell>
          <table:table-cell office:value-type="string">
            <text:p>[FPS]Knife Arena</text:p>
          </table:table-cell>
          <table:table-cell office:value-type="string">
            <text:p>One Hit Studio(9D GAMES)</text:p>
          </table:table-cell>
          <table:table-cell office:value-type="float" office:value="29">
            <text:p>29</text:p>
          </table:table-cell>
          <table:table-cell office:value-type="float" office:value="4330">
            <text:p>4330</text:p>
          </table:table-cell>
          <table:table-cell office:value-type="float" office:value="24488918">
            <text:p>24488918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5422546686">
            <text:p>5422546686</text:p>
          </table:table-cell>
          <table:table-cell office:value-type="string">
            <text:p>🌹 Horse Life 🐎</text:p>
          </table:table-cell>
          <table:table-cell office:value-type="string">
            <text:p>Sonar Studios</text:p>
          </table:table-cell>
          <table:table-cell office:value-type="float" office:value="746">
            <text:p>746</text:p>
          </table:table-cell>
          <table:table-cell office:value-type="float" office:value="4229">
            <text:p>4229</text:p>
          </table:table-cell>
          <table:table-cell office:value-type="float" office:value="302213193">
            <text:p>30221319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019583467">
            <text:p>4019583467</text:p>
          </table:table-cell>
          <table:table-cell office:value-type="string">
            <text:p>[🎁GIFT] NPC or DIE! 💢</text:p>
          </table:table-cell>
          <table:table-cell office:value-type="string">
            <text:p>arashiyama</text:p>
          </table:table-cell>
          <table:table-cell office:value-type="float" office:value="1178">
            <text:p>1178</text:p>
          </table:table-cell>
          <table:table-cell office:value-type="float" office:value="4215">
            <text:p>4215</text:p>
          </table:table-cell>
          <table:table-cell office:value-type="float" office:value="292193074">
            <text:p>29219307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</table:table-row>
        <table:table-row>
          <table:table-cell office:value-type="float" office:value="1742264997">
            <text:p>1742264997</text:p>
          </table:table-cell>
          <table:table-cell office:value-type="string">
            <text:p>SCP: Roleplay</text:p>
          </table:table-cell>
          <table:table-cell office:value-type="string">
            <text:p>SCP | Roleplay Community</text:p>
          </table:table-cell>
          <table:table-cell office:value-type="float" office:value="2060">
            <text:p>2060</text:p>
          </table:table-cell>
          <table:table-cell office:value-type="float" office:value="4117">
            <text:p>4117</text:p>
          </table:table-cell>
          <table:table-cell office:value-type="float" office:value="445500070">
            <text:p>44550007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</table:table-row>
        <table:table-row>
          <table:table-cell office:value-type="float" office:value="9141743926">
            <text:p>9141743926</text:p>
          </table:table-cell>
          <table:table-cell office:value-type="string">
            <text:p>Catch a Monster [NEW]<text:s/></text:p>
          </table:table-cell>
          <table:table-cell office:value-type="string">
            <text:p>LDS II</text:p>
          </table:table-cell>
          <table:table-cell office:value-type="float" office:value="56">
            <text:p>56</text:p>
          </table:table-cell>
          <table:table-cell office:value-type="float" office:value="4104">
            <text:p>4104</text:p>
          </table:table-cell>
          <table:table-cell office:value-type="float" office:value="37452649">
            <text:p>3745264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274816972">
            <text:p>274816972</text:p>
          </table:table-cell>
          <table:table-cell office:value-type="string">
            <text:p>[New Car!💥] Car Crushers 2 - Physics Simulation</text:p>
          </table:table-cell>
          <table:table-cell office:value-type="string">
            <text:p>Car Crushers Community</text:p>
          </table:table-cell>
          <table:table-cell office:value-type="float" office:value="3250">
            <text:p>3250</text:p>
          </table:table-cell>
          <table:table-cell office:value-type="float" office:value="4041">
            <text:p>4041</text:p>
          </table:table-cell>
          <table:table-cell office:value-type="float" office:value="1277230404">
            <text:p>1277230404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9063849985">
            <text:p>9063849985</text:p>
          </table:table-cell>
          <table:table-cell office:value-type="string">
            <text:p>[📱] Scroll a Brainrot</text:p>
          </table:table-cell>
          <table:table-cell office:value-type="string">
            <text:p>My Brainrot Lamborghini</text:p>
          </table:table-cell>
          <table:table-cell office:value-type="float" office:value="67">
            <text:p>67</text:p>
          </table:table-cell>
          <table:table-cell office:value-type="float" office:value="3970">
            <text:p>3970</text:p>
          </table:table-cell>
          <table:table-cell office:value-type="float" office:value="18450537">
            <text:p>1845053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3064619271">
            <text:p>3064619271</text:p>
          </table:table-cell>
          <table:table-cell office:value-type="string">
            <text:p>Final Stand: Remastered</text:p>
          </table:table-cell>
          <table:table-cell office:value-type="string">
            <text:p>Final Stand Remastered</text:p>
          </table:table-cell>
          <table:table-cell office:value-type="float" office:value="1521">
            <text:p>1521</text:p>
          </table:table-cell>
          <table:table-cell office:value-type="float" office:value="3963">
            <text:p>3963</text:p>
          </table:table-cell>
          <table:table-cell office:value-type="float" office:value="13165777">
            <text:p>1316577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4367208330">
            <text:p>4367208330</text:p>
          </table:table-cell>
          <table:table-cell office:value-type="string">
            <text:p>Pressure</text:p>
          </table:table-cell>
          <table:table-cell office:value-type="string">
            <text:p>Urbanshade: Hadal Division</text:p>
          </table:table-cell>
          <table:table-cell office:value-type="float" office:value="1063">
            <text:p>1063</text:p>
          </table:table-cell>
          <table:table-cell office:value-type="float" office:value="3948">
            <text:p>3948</text:p>
          </table:table-cell>
          <table:table-cell office:value-type="float" office:value="416567732">
            <text:p>41656773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2788648141">
            <text:p>2788648141</text:p>
          </table:table-cell>
          <table:table-cell office:value-type="string">
            <text:p>[☢️TANK] Military Tycoon ®</text:p>
          </table:table-cell>
          <table:table-cell office:value-type="string">
            <text:p>InfinityInteractive</text:p>
          </table:table-cell>
          <table:table-cell office:value-type="float" office:value="1619">
            <text:p>1619</text:p>
          </table:table-cell>
          <table:table-cell office:value-type="float" office:value="3939">
            <text:p>3939</text:p>
          </table:table-cell>
          <table:table-cell office:value-type="float" office:value="931795735">
            <text:p>931795735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22">
            <text:p>622</text:p>
          </table:table-cell>
        </table:table-row>
        <table:table-row>
          <table:table-cell office:value-type="float" office:value="7629331599">
            <text:p>7629331599</text:p>
          </table:table-cell>
          <table:table-cell office:value-type="string">
            <text:p>[📗] Prospecting! 💎</text:p>
          </table:table-cell>
          <table:table-cell office:value-type="string">
            <text:p>Prospecting!</text:p>
          </table:table-cell>
          <table:table-cell office:value-type="float" office:value="248">
            <text:p>248</text:p>
          </table:table-cell>
          <table:table-cell office:value-type="float" office:value="3936">
            <text:p>3936</text:p>
          </table:table-cell>
          <table:table-cell office:value-type="float" office:value="188498048">
            <text:p>18849804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43">
            <text:p>443</text:p>
          </table:table-cell>
        </table:table-row>
        <table:table-row>
          <table:table-cell office:value-type="float" office:value="6858589072">
            <text:p>6858589072</text:p>
          </table:table-cell>
          <table:table-cell office:value-type="string">
            <text:p>Five Nights: Hunted [NEW YEARS 🎉]</text:p>
          </table:table-cell>
          <table:table-cell office:value-type="string">
            <text:p>Double Bandit: Hunted</text:p>
          </table:table-cell>
          <table:table-cell office:value-type="float" office:value="401">
            <text:p>401</text:p>
          </table:table-cell>
          <table:table-cell office:value-type="float" office:value="3893">
            <text:p>3893</text:p>
          </table:table-cell>
          <table:table-cell office:value-type="float" office:value="113853762">
            <text:p>11385376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8741232785">
            <text:p>8741232785</text:p>
          </table:table-cell>
          <table:table-cell office:value-type="string">
            <text:p>Spear Fishing[🎄UPD]</text:p>
          </table:table-cell>
          <table:table-cell office:value-type="string">
            <text:p>Fishgig Game</text:p>
          </table:table-cell>
          <table:table-cell office:value-type="float" office:value="109">
            <text:p>109</text:p>
          </table:table-cell>
          <table:table-cell office:value-type="float" office:value="3880">
            <text:p>3880</text:p>
          </table:table-cell>
          <table:table-cell office:value-type="float" office:value="27458827">
            <text:p>2745882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4263576532">
            <text:p>4263576532</text:p>
          </table:table-cell>
          <table:table-cell office:value-type="string">
            <text:p>Cali Shootout 💥</text:p>
          </table:table-cell>
          <table:table-cell office:value-type="string">
            <text:p>Crimelife</text:p>
          </table:table-cell>
          <table:table-cell office:value-type="float" office:value="1094">
            <text:p>1094</text:p>
          </table:table-cell>
          <table:table-cell office:value-type="float" office:value="3866">
            <text:p>3866</text:p>
          </table:table-cell>
          <table:table-cell office:value-type="float" office:value="134342931">
            <text:p>134342931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8181391950">
            <text:p>8181391950</text:p>
          </table:table-cell>
          <table:table-cell office:value-type="string">
            <text:p>[PARTY!] Neo Tennis</text:p>
          </table:table-cell>
          <table:table-cell office:value-type="string">
            <text:p>Century Athletes</text:p>
          </table:table-cell>
          <table:table-cell office:value-type="float" office:value="172">
            <text:p>172</text:p>
          </table:table-cell>
          <table:table-cell office:value-type="float" office:value="3862">
            <text:p>3862</text:p>
          </table:table-cell>
          <table:table-cell office:value-type="float" office:value="79051471">
            <text:p>7905147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8985420275">
            <text:p>8985420275</text:p>
          </table:table-cell>
          <table:table-cell office:value-type="string">
            <text:p>[🎅] +1 Speed Per Step</text:p>
          </table:table-cell>
          <table:table-cell office:value-type="string">
            <text:p>Christopher Stuff</text:p>
          </table:table-cell>
          <table:table-cell office:value-type="float" office:value="78">
            <text:p>78</text:p>
          </table:table-cell>
          <table:table-cell office:value-type="float" office:value="3837">
            <text:p>3837</text:p>
          </table:table-cell>
          <table:table-cell office:value-type="float" office:value="35513761">
            <text:p>3551376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012222382">
            <text:p>5012222382</text:p>
          </table:table-cell>
          <table:table-cell office:value-type="string">
            <text:p>Gunfight Arena</text:p>
          </table:table-cell>
          <table:table-cell office:value-type="string">
            <text:p>Gunfight Studio</text:p>
          </table:table-cell>
          <table:table-cell office:value-type="float" office:value="868">
            <text:p>868</text:p>
          </table:table-cell>
          <table:table-cell office:value-type="float" office:value="3762">
            <text:p>3762</text:p>
          </table:table-cell>
          <table:table-cell office:value-type="float" office:value="973559196">
            <text:p>973559196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543">
            <text:p>543</text:p>
          </table:table-cell>
        </table:table-row>
        <table:table-row>
          <table:table-cell office:value-type="float" office:value="6317476162">
            <text:p>6317476162</text:p>
          </table:table-cell>
          <table:table-cell office:value-type="string">
            <text:p>[🐉Pets][V47]Cultivation: Mortal to Immortal</text:p>
          </table:table-cell>
          <table:table-cell office:value-type="string">
            <text:p>Firefly Simulator</text:p>
          </table:table-cell>
          <table:table-cell office:value-type="float" office:value="529">
            <text:p>529</text:p>
          </table:table-cell>
          <table:table-cell office:value-type="float" office:value="3750">
            <text:p>3750</text:p>
          </table:table-cell>
          <table:table-cell office:value-type="float" office:value="87333357">
            <text:p>8733335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511883870">
            <text:p>1511883870</text:p>
          </table:table-cell>
          <table:table-cell office:value-type="string">
            <text:p>Shindo Life [242]</text:p>
          </table:table-cell>
          <table:table-cell office:value-type="string">
            <text:p>RELL World</text:p>
          </table:table-cell>
          <table:table-cell office:value-type="float" office:value="2177">
            <text:p>2177</text:p>
          </table:table-cell>
          <table:table-cell office:value-type="float" office:value="3722">
            <text:p>3722</text:p>
          </table:table-cell>
          <table:table-cell office:value-type="float" office:value="2635320585">
            <text:p>2635320585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3876150506">
            <text:p>3876150506</text:p>
          </table:table-cell>
          <table:table-cell office:value-type="string">
            <text:p>Drive World 🏎️ Drifting &amp; Racing</text:p>
          </table:table-cell>
          <table:table-cell office:value-type="string">
            <text:p>Drive World | Twin Atlas</text:p>
          </table:table-cell>
          <table:table-cell office:value-type="float" office:value="1230">
            <text:p>1230</text:p>
          </table:table-cell>
          <table:table-cell office:value-type="float" office:value="3675">
            <text:p>3675</text:p>
          </table:table-cell>
          <table:table-cell office:value-type="float" office:value="442030003">
            <text:p>44203000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5677613211">
            <text:p>5677613211</text:p>
          </table:table-cell>
          <table:table-cell office:value-type="string">
            <text:p>[❄️] Eat the World</text:p>
          </table:table-cell>
          <table:table-cell office:value-type="string">
            <text:p>mPhase</text:p>
          </table:table-cell>
          <table:table-cell office:value-type="float" office:value="683">
            <text:p>683</text:p>
          </table:table-cell>
          <table:table-cell office:value-type="float" office:value="3670">
            <text:p>3670</text:p>
          </table:table-cell>
          <table:table-cell office:value-type="float" office:value="524037397">
            <text:p>52403739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8232540509">
            <text:p>8232540509</text:p>
          </table:table-cell>
          <table:table-cell office:value-type="string">
            <text:p>[NIGHTMARES] Steal a FNAF</text:p>
          </table:table-cell>
          <table:table-cell office:value-type="string">
            <text:p>dahrius7777</text:p>
          </table:table-cell>
          <table:table-cell office:value-type="float" office:value="166">
            <text:p>166</text:p>
          </table:table-cell>
          <table:table-cell office:value-type="float" office:value="3670">
            <text:p>3670</text:p>
          </table:table-cell>
          <table:table-cell office:value-type="float" office:value="15412055">
            <text:p>1541205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1390601379">
            <text:p>1390601379</text:p>
          </table:table-cell>
          <table:table-cell office:value-type="string">
            <text:p>[⚔️BOSS FIGHT⚔️ ] ❄️ Combat Warriors</text:p>
          </table:table-cell>
          <table:table-cell office:value-type="string">
            <text:p>PlayCombatWarriors</text:p>
          </table:table-cell>
          <table:table-cell office:value-type="float" office:value="2255">
            <text:p>2255</text:p>
          </table:table-cell>
          <table:table-cell office:value-type="float" office:value="3646">
            <text:p>3646</text:p>
          </table:table-cell>
          <table:table-cell office:value-type="float" office:value="1380691660">
            <text:p>138069166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3913007563">
            <text:p>3913007563</text:p>
          </table:table-cell>
          <table:table-cell office:value-type="string">
            <text:p>The Battle Bricks</text:p>
          </table:table-cell>
          <table:table-cell office:value-type="string">
            <text:p>Tumore</text:p>
          </table:table-cell>
          <table:table-cell office:value-type="float" office:value="1217">
            <text:p>1217</text:p>
          </table:table-cell>
          <table:table-cell office:value-type="float" office:value="3622">
            <text:p>3622</text:p>
          </table:table-cell>
          <table:table-cell office:value-type="float" office:value="72341890">
            <text:p>7234189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359505957">
            <text:p>3359505957</text:p>
          </table:table-cell>
          <table:table-cell office:value-type="string">
            <text:p>Collect All Pets!</text:p>
          </table:table-cell>
          <table:table-cell office:value-type="string">
            <text:p>TwoZoos</text:p>
          </table:table-cell>
          <table:table-cell office:value-type="float" office:value="1415">
            <text:p>1415</text:p>
          </table:table-cell>
          <table:table-cell office:value-type="float" office:value="3564">
            <text:p>3564</text:p>
          </table:table-cell>
          <table:table-cell office:value-type="float" office:value="194971062">
            <text:p>19497106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</table:table-row>
        <table:table-row>
          <table:table-cell office:value-type="float" office:value="7856508689">
            <text:p>7856508689</text:p>
          </table:table-cell>
          <table:table-cell office:value-type="string">
            <text:p>Better Avatar? 👕</text:p>
          </table:table-cell>
          <table:table-cell office:value-type="string">
            <text:p>Osyriss Studios</text:p>
          </table:table-cell>
          <table:table-cell office:value-type="float" office:value="213">
            <text:p>213</text:p>
          </table:table-cell>
          <table:table-cell office:value-type="float" office:value="3561">
            <text:p>3561</text:p>
          </table:table-cell>
          <table:table-cell office:value-type="float" office:value="36212098">
            <text:p>3621209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21164849">
            <text:p>21164849</text:p>
          </table:table-cell>
          <table:table-cell office:value-type="string">
            <text:p>Pilot Training Flight Simulator</text:p>
          </table:table-cell>
          <table:table-cell office:value-type="string">
            <text:p>Orange12345</text:p>
          </table:table-cell>
          <table:table-cell office:value-type="float" office:value="5845">
            <text:p>5845</text:p>
          </table:table-cell>
          <table:table-cell office:value-type="float" office:value="3547">
            <text:p>3547</text:p>
          </table:table-cell>
          <table:table-cell office:value-type="float" office:value="652028150">
            <text:p>652028150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</table:table-row>
        <table:table-row>
          <table:table-cell office:value-type="float" office:value="972475338">
            <text:p>972475338</text:p>
          </table:table-cell>
          <table:table-cell office:value-type="string">
            <text:p>🚩Expedition Antarctica</text:p>
          </table:table-cell>
          <table:table-cell office:value-type="string">
            <text:p>Playduo Studio</text:p>
          </table:table-cell>
          <table:table-cell office:value-type="float" office:value="2563">
            <text:p>2563</text:p>
          </table:table-cell>
          <table:table-cell office:value-type="float" office:value="3525">
            <text:p>3525</text:p>
          </table:table-cell>
          <table:table-cell office:value-type="float" office:value="609352900">
            <text:p>609352900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5740162485">
            <text:p>5740162485</text:p>
          </table:table-cell>
          <table:table-cell office:value-type="string">
            <text:p>[❄️UPDATE❄️] Anime Auto Chess</text:p>
          </table:table-cell>
          <table:table-cell office:value-type="string">
            <text:p>RealBigCityBois</text:p>
          </table:table-cell>
          <table:table-cell office:value-type="float" office:value="666">
            <text:p>666</text:p>
          </table:table-cell>
          <table:table-cell office:value-type="float" office:value="3503">
            <text:p>3503</text:p>
          </table:table-cell>
          <table:table-cell office:value-type="float" office:value="3205568">
            <text:p>320556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110181652">
            <text:p>110181652</text:p>
          </table:table-cell>
          <table:table-cell office:value-type="string">
            <text:p>Epic Minigames ✨</text:p>
          </table:table-cell>
          <table:table-cell office:value-type="string">
            <text:p>TypicalType</text:p>
          </table:table-cell>
          <table:table-cell office:value-type="float" office:value="3813">
            <text:p>3813</text:p>
          </table:table-cell>
          <table:table-cell office:value-type="float" office:value="3486">
            <text:p>3486</text:p>
          </table:table-cell>
          <table:table-cell office:value-type="float" office:value="2286898977">
            <text:p>228689897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5329077236">
            <text:p>5329077236</text:p>
          </table:table-cell>
          <table:table-cell office:value-type="string">
            <text:p>[UPD] Skibidi Tower Defense</text:p>
          </table:table-cell>
          <table:table-cell office:value-type="string">
            <text:p>SuperSkibidi Games</text:p>
          </table:table-cell>
          <table:table-cell office:value-type="float" office:value="773">
            <text:p>773</text:p>
          </table:table-cell>
          <table:table-cell office:value-type="float" office:value="3485">
            <text:p>3485</text:p>
          </table:table-cell>
          <table:table-cell office:value-type="float" office:value="703014886">
            <text:p>70301488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8926300874">
            <text:p>8926300874</text:p>
          </table:table-cell>
          <table:table-cell office:value-type="string">
            <text:p>[⚡] Keyboard ASMR Speed Escape</text:p>
          </table:table-cell>
          <table:table-cell office:value-type="string">
            <text:p>Hotkeys Games</text:p>
          </table:table-cell>
          <table:table-cell office:value-type="float" office:value="86">
            <text:p>86</text:p>
          </table:table-cell>
          <table:table-cell office:value-type="float" office:value="3485">
            <text:p>3485</text:p>
          </table:table-cell>
          <table:table-cell office:value-type="float" office:value="7357636">
            <text:p>735763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551414857">
            <text:p>3551414857</text:p>
          </table:table-cell>
          <table:table-cell office:value-type="string">
            <text:p>[👹NEW] Shrek in The Backrooms</text:p>
          </table:table-cell>
          <table:table-cell office:value-type="string">
            <text:p>The MonkeyMan Fan Club</text:p>
          </table:table-cell>
          <table:table-cell office:value-type="float" office:value="1343">
            <text:p>1343</text:p>
          </table:table-cell>
          <table:table-cell office:value-type="float" office:value="3474">
            <text:p>3474</text:p>
          </table:table-cell>
          <table:table-cell office:value-type="float" office:value="567503840">
            <text:p>567503840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903">
            <text:p>1903</text:p>
          </table:table-cell>
        </table:table-row>
        <table:table-row>
          <table:table-cell office:value-type="float" office:value="79301772">
            <text:p>79301772</text:p>
          </table:table-cell>
          <table:table-cell office:value-type="string">
            <text:p>🔨Plane Crazy🔨 [UPDATE]</text:p>
          </table:table-cell>
          <table:table-cell office:value-type="string">
            <text:p>Plane Crazy Developers</text:p>
          </table:table-cell>
          <table:table-cell office:value-type="float" office:value="4191">
            <text:p>4191</text:p>
          </table:table-cell>
          <table:table-cell office:value-type="float" office:value="3450">
            <text:p>3450</text:p>
          </table:table-cell>
          <table:table-cell office:value-type="float" office:value="435651597">
            <text:p>43565159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411">
            <text:p>411</text:p>
          </table:table-cell>
        </table:table-row>
        <table:table-row>
          <table:table-cell office:value-type="float" office:value="2564505263">
            <text:p>2564505263</text:p>
          </table:table-cell>
          <table:table-cell office:value-type="string">
            <text:p>[Xmas] Strongman Simulator</text:p>
          </table:table-cell>
          <table:table-cell office:value-type="string">
            <text:p>The Gang Stockholm</text:p>
          </table:table-cell>
          <table:table-cell office:value-type="float" office:value="1707">
            <text:p>1707</text:p>
          </table:table-cell>
          <table:table-cell office:value-type="float" office:value="3408">
            <text:p>3408</text:p>
          </table:table-cell>
          <table:table-cell office:value-type="float" office:value="1607399607">
            <text:p>160739960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10">
            <text:p>510</text:p>
          </table:table-cell>
        </table:table-row>
        <table:table-row>
          <table:table-cell office:value-type="float" office:value="8574830649">
            <text:p>8574830649</text:p>
          </table:table-cell>
          <table:table-cell office:value-type="string">
            <text:p>Noob Invaders</text:p>
          </table:table-cell>
          <table:table-cell office:value-type="string">
            <text:p>Devs Devs Devs</text:p>
          </table:table-cell>
          <table:table-cell office:value-type="float" office:value="129">
            <text:p>129</text:p>
          </table:table-cell>
          <table:table-cell office:value-type="float" office:value="3356">
            <text:p>3356</text:p>
          </table:table-cell>
          <table:table-cell office:value-type="float" office:value="21557286">
            <text:p>2155728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709917610">
            <text:p>1709917610</text:p>
          </table:table-cell>
          <table:table-cell office:value-type="string">
            <text:p>Regretevator [ ELEVATOR SIMULATOR ]</text:p>
          </table:table-cell>
          <table:table-cell office:value-type="string">
            <text:p>The Axolotl Sun</text:p>
          </table:table-cell>
          <table:table-cell office:value-type="float" office:value="2074">
            <text:p>2074</text:p>
          </table:table-cell>
          <table:table-cell office:value-type="float" office:value="3348">
            <text:p>3348</text:p>
          </table:table-cell>
          <table:table-cell office:value-type="float" office:value="223235897">
            <text:p>22323589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</table:table-row>
        <table:table-row>
          <table:table-cell office:value-type="float" office:value="2073329983">
            <text:p>2073329983</text:p>
          </table:table-cell>
          <table:table-cell office:value-type="string">
            <text:p>🎆2026 | Realistic Car Driving™</text:p>
          </table:table-cell>
          <table:table-cell office:value-type="string">
            <text:p>Ferdi26</text:p>
          </table:table-cell>
          <table:table-cell office:value-type="float" office:value="1909">
            <text:p>1909</text:p>
          </table:table-cell>
          <table:table-cell office:value-type="float" office:value="3277">
            <text:p>3277</text:p>
          </table:table-cell>
          <table:table-cell office:value-type="float" office:value="178321231">
            <text:p>17832123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86">
            <text:p>386</text:p>
          </table:table-cell>
        </table:table-row>
        <table:table-row>
          <table:table-cell office:value-type="float" office:value="113491250">
            <text:p>113491250</text:p>
          </table:table-cell>
          <table:table-cell office:value-type="string">
            <text:p>[December Holidays Update!] Phantom Forces</text:p>
          </table:table-cell>
          <table:table-cell office:value-type="string">
            <text:p>StyLiS Studios</text:p>
          </table:table-cell>
          <table:table-cell office:value-type="float" office:value="3780">
            <text:p>3780</text:p>
          </table:table-cell>
          <table:table-cell office:value-type="float" office:value="3269">
            <text:p>3269</text:p>
          </table:table-cell>
          <table:table-cell office:value-type="float" office:value="1738672881">
            <text:p>173867288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200655965">
            <text:p>5200655965</text:p>
          </table:table-cell>
          <table:table-cell office:value-type="string">
            <text:p>[⭐x2 XP] Project Smash</text:p>
          </table:table-cell>
          <table:table-cell office:value-type="string">
            <text:p>Smash Series</text:p>
          </table:table-cell>
          <table:table-cell office:value-type="float" office:value="811">
            <text:p>811</text:p>
          </table:table-cell>
          <table:table-cell office:value-type="float" office:value="3224">
            <text:p>3224</text:p>
          </table:table-cell>
          <table:table-cell office:value-type="float" office:value="280140090">
            <text:p>28014009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</table:table-row>
        <table:table-row>
          <table:table-cell office:value-type="float" office:value="3168615253">
            <text:p>3168615253</text:p>
          </table:table-cell>
          <table:table-cell office:value-type="string">
            <text:p>Ability Wars</text:p>
          </table:table-cell>
          <table:table-cell office:value-type="string">
            <text:p>Ability Wars</text:p>
          </table:table-cell>
          <table:table-cell office:value-type="float" office:value="1482">
            <text:p>1482</text:p>
          </table:table-cell>
          <table:table-cell office:value-type="float" office:value="3214">
            <text:p>3214</text:p>
          </table:table-cell>
          <table:table-cell office:value-type="float" office:value="495257376">
            <text:p>49525737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8343243056">
            <text:p>8343243056</text:p>
          </table:table-cell>
          <table:table-cell office:value-type="string">
            <text:p>[2x💎] Brainrot Tower Defense</text:p>
          </table:table-cell>
          <table:table-cell office:value-type="string">
            <text:p>Shock Wave Studio</text:p>
          </table:table-cell>
          <table:table-cell office:value-type="float" office:value="154">
            <text:p>154</text:p>
          </table:table-cell>
          <table:table-cell office:value-type="float" office:value="3204">
            <text:p>3204</text:p>
          </table:table-cell>
          <table:table-cell office:value-type="float" office:value="171181250">
            <text:p>17118125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5698013839">
            <text:p>5698013839</text:p>
          </table:table-cell>
          <table:table-cell office:value-type="string">
            <text:p>A DEADLY BOAT TRIP</text:p>
          </table:table-cell>
          <table:table-cell office:value-type="string">
            <text:p>Badass Experiences</text:p>
          </table:table-cell>
          <table:table-cell office:value-type="float" office:value="677">
            <text:p>677</text:p>
          </table:table-cell>
          <table:table-cell office:value-type="float" office:value="3175">
            <text:p>3175</text:p>
          </table:table-cell>
          <table:table-cell office:value-type="float" office:value="44865986">
            <text:p>4486598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1053132402">
            <text:p>1053132402</text:p>
          </table:table-cell>
          <table:table-cell office:value-type="string">
            <text:p>Obby Creator</text:p>
          </table:table-cell>
          <table:table-cell office:value-type="string">
            <text:p>Whirlpool Studio</text:p>
          </table:table-cell>
          <table:table-cell office:value-type="float" office:value="2501">
            <text:p>2501</text:p>
          </table:table-cell>
          <table:table-cell office:value-type="float" office:value="3174">
            <text:p>3174</text:p>
          </table:table-cell>
          <table:table-cell office:value-type="float" office:value="532281422">
            <text:p>53228142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4983034985">
            <text:p>4983034985</text:p>
          </table:table-cell>
          <table:table-cell office:value-type="string">
            <text:p>Conquer The World [☢️ Nukes ] WW2</text:p>
          </table:table-cell>
          <table:table-cell office:value-type="string">
            <text:p>Marian_Dev</text:p>
          </table:table-cell>
          <table:table-cell office:value-type="float" office:value="876">
            <text:p>876</text:p>
          </table:table-cell>
          <table:table-cell office:value-type="float" office:value="3151">
            <text:p>3151</text:p>
          </table:table-cell>
          <table:table-cell office:value-type="float" office:value="121975110">
            <text:p>121975110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2640407187">
            <text:p>2640407187</text:p>
          </table:table-cell>
          <table:table-cell office:value-type="string">
            <text:p>(Update) Car Driving Indonesia</text:p>
          </table:table-cell>
          <table:table-cell office:value-type="string">
            <text:p>CDID Studio Official Group</text:p>
          </table:table-cell>
          <table:table-cell office:value-type="float" office:value="1675">
            <text:p>1675</text:p>
          </table:table-cell>
          <table:table-cell office:value-type="float" office:value="3142">
            <text:p>3142</text:p>
          </table:table-cell>
          <table:table-cell office:value-type="float" office:value="411161932">
            <text:p>41116193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107172930">
            <text:p>107172930</text:p>
          </table:table-cell>
          <table:table-cell office:value-type="string">
            <text:p>[2026🎁] Horrific Housing</text:p>
          </table:table-cell>
          <table:table-cell office:value-type="string">
            <text:p>CookieScript's games</text:p>
          </table:table-cell>
          <table:table-cell office:value-type="float" office:value="3845">
            <text:p>3845</text:p>
          </table:table-cell>
          <table:table-cell office:value-type="float" office:value="3140">
            <text:p>3140</text:p>
          </table:table-cell>
          <table:table-cell office:value-type="float" office:value="668700967">
            <text:p>66870096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8497165255">
            <text:p>8497165255</text:p>
          </table:table-cell>
          <table:table-cell office:value-type="string">
            <text:p>[🎄] Spin a Brainrot🎲</text:p>
          </table:table-cell>
          <table:table-cell office:value-type="string">
            <text:p>RNG Creationss</text:p>
          </table:table-cell>
          <table:table-cell office:value-type="float" office:value="138">
            <text:p>138</text:p>
          </table:table-cell>
          <table:table-cell office:value-type="float" office:value="3111">
            <text:p>3111</text:p>
          </table:table-cell>
          <table:table-cell office:value-type="float" office:value="48762816">
            <text:p>4876281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</table:table-row>
        <table:table-row>
          <table:table-cell office:value-type="float" office:value="7585079192">
            <text:p>7585079192</text:p>
          </table:table-cell>
          <table:table-cell office:value-type="string">
            <text:p>🎄Anime Story[New Portal]<text:s/></text:p>
          </table:table-cell>
          <table:table-cell office:value-type="string">
            <text:p>Anime Story Lab</text:p>
          </table:table-cell>
          <table:table-cell office:value-type="float" office:value="257">
            <text:p>257</text:p>
          </table:table-cell>
          <table:table-cell office:value-type="float" office:value="3075">
            <text:p>3075</text:p>
          </table:table-cell>
          <table:table-cell office:value-type="float" office:value="10488915">
            <text:p>1048891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82">
            <text:p>482</text:p>
          </table:table-cell>
        </table:table-row>
        <table:table-row>
          <table:table-cell office:value-type="float" office:value="1160789089">
            <text:p>1160789089</text:p>
          </table:table-cell>
          <table:table-cell office:value-type="string">
            <text:p>[🎄] Flag Wars!<text:s/></text:p>
          </table:table-cell>
          <table:table-cell office:value-type="string">
            <text:p>Scriptly Studios™</text:p>
          </table:table-cell>
          <table:table-cell office:value-type="float" office:value="2417">
            <text:p>2417</text:p>
          </table:table-cell>
          <table:table-cell office:value-type="float" office:value="3036">
            <text:p>3036</text:p>
          </table:table-cell>
          <table:table-cell office:value-type="float" office:value="789683144">
            <text:p>789683144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718">
            <text:p>718</text:p>
          </table:table-cell>
        </table:table-row>
        <table:table-row>
          <table:table-cell office:value-type="float" office:value="8366716517">
            <text:p>8366716517</text:p>
          </table:table-cell>
          <table:table-cell office:value-type="string">
            <text:p>[🌍NOW] Sky Fighters</text:p>
          </table:table-cell>
          <table:table-cell office:value-type="string">
            <text:p>IRONPULSE GAMES</text:p>
          </table:table-cell>
          <table:table-cell office:value-type="float" office:value="151">
            <text:p>151</text:p>
          </table:table-cell>
          <table:table-cell office:value-type="float" office:value="3020">
            <text:p>3020</text:p>
          </table:table-cell>
          <table:table-cell office:value-type="float" office:value="33522525">
            <text:p>3352252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8641602265">
            <text:p>8641602265</text:p>
          </table:table-cell>
          <table:table-cell office:value-type="string">
            <text:p>Drift 36</text:p>
          </table:table-cell>
          <table:table-cell office:value-type="string">
            <text:p>AutoBlox Games</text:p>
          </table:table-cell>
          <table:table-cell office:value-type="float" office:value="122">
            <text:p>122</text:p>
          </table:table-cell>
          <table:table-cell office:value-type="float" office:value="3009">
            <text:p>3009</text:p>
          </table:table-cell>
          <table:table-cell office:value-type="float" office:value="16221384">
            <text:p>1622138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</table:table-row>
        <table:table-row>
          <table:table-cell office:value-type="float" office:value="3012965062">
            <text:p>3012965062</text:p>
          </table:table-cell>
          <table:table-cell office:value-type="string">
            <text:p>The Presentation Experience</text:p>
          </table:table-cell>
          <table:table-cell office:value-type="string">
            <text:p>Minimal Games</text:p>
          </table:table-cell>
          <table:table-cell office:value-type="float" office:value="1540">
            <text:p>1540</text:p>
          </table:table-cell>
          <table:table-cell office:value-type="float" office:value="2990">
            <text:p>2990</text:p>
          </table:table-cell>
          <table:table-cell office:value-type="float" office:value="584465580">
            <text:p>58446558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8507699752">
            <text:p>8507699752</text:p>
          </table:table-cell>
          <table:table-cell office:value-type="string">
            <text:p>[UPD] Poison Treats 🧁🧪</text:p>
          </table:table-cell>
          <table:table-cell office:value-type="string">
            <text:p>Poisoned Things</text:p>
          </table:table-cell>
          <table:table-cell office:value-type="float" office:value="136">
            <text:p>136</text:p>
          </table:table-cell>
          <table:table-cell office:value-type="float" office:value="2967">
            <text:p>2967</text:p>
          </table:table-cell>
          <table:table-cell office:value-type="float" office:value="97298574">
            <text:p>9729857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81">
            <text:p>81</text:p>
          </table:table-cell>
        </table:table-row>
        <table:table-row>
          <table:table-cell office:value-type="float" office:value="7143545906">
            <text:p>7143545906</text:p>
          </table:table-cell>
          <table:table-cell office:value-type="string">
            <text:p>☢️ Enter Brainrot</text:p>
          </table:table-cell>
          <table:table-cell office:value-type="string">
            <text:p>Monk Mountain</text:p>
          </table:table-cell>
          <table:table-cell office:value-type="float" office:value="345">
            <text:p>345</text:p>
          </table:table-cell>
          <table:table-cell office:value-type="float" office:value="2901">
            <text:p>2901</text:p>
          </table:table-cell>
          <table:table-cell office:value-type="float" office:value="10203934">
            <text:p>10203934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</table:table-row>
        <table:table-row>
          <table:table-cell office:value-type="float" office:value="8687770965">
            <text:p>8687770965</text:p>
          </table:table-cell>
          <table:table-cell office:value-type="string">
            <text:p>(🦊) Hatch A Pet 🐈</text:p>
          </table:table-cell>
          <table:table-cell office:value-type="string">
            <text:p>ArenaDev Experimental</text:p>
          </table:table-cell>
          <table:table-cell office:value-type="float" office:value="116">
            <text:p>116</text:p>
          </table:table-cell>
          <table:table-cell office:value-type="float" office:value="2879">
            <text:p>2879</text:p>
          </table:table-cell>
          <table:table-cell office:value-type="float" office:value="3816016">
            <text:p>381601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7633926880">
            <text:p>7633926880</text:p>
          </table:table-cell>
          <table:table-cell office:value-type="string">
            <text:p>[❄️] BloxStrike</text:p>
          </table:table-cell>
          <table:table-cell office:value-type="string">
            <text:p>BloxStrike</text:p>
          </table:table-cell>
          <table:table-cell office:value-type="float" office:value="248">
            <text:p>248</text:p>
          </table:table-cell>
          <table:table-cell office:value-type="float" office:value="2869">
            <text:p>2869</text:p>
          </table:table-cell>
          <table:table-cell office:value-type="float" office:value="10344025">
            <text:p>1034402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6260656796">
            <text:p>6260656796</text:p>
          </table:table-cell>
          <table:table-cell office:value-type="string">
            <text:p>[🎄]🏀Playground Basketball🏀</text:p>
          </table:table-cell>
          <table:table-cell office:value-type="string">
            <text:p>Playground Basketball | Community</text:p>
          </table:table-cell>
          <table:table-cell office:value-type="float" office:value="541">
            <text:p>541</text:p>
          </table:table-cell>
          <table:table-cell office:value-type="float" office:value="2830">
            <text:p>2830</text:p>
          </table:table-cell>
          <table:table-cell office:value-type="float" office:value="35934383">
            <text:p>35934383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9238186753">
            <text:p>9238186753</text:p>
          </table:table-cell>
          <table:table-cell office:value-type="string">
            <text:p>Trust or Trick 💰😈</text:p>
          </table:table-cell>
          <table:table-cell office:value-type="string">
            <text:p>0 CCU PLEASE</text:p>
          </table:table-cell>
          <table:table-cell office:value-type="float" office:value="42">
            <text:p>42</text:p>
          </table:table-cell>
          <table:table-cell office:value-type="float" office:value="2817">
            <text:p>2817</text:p>
          </table:table-cell>
          <table:table-cell office:value-type="float" office:value="4547584">
            <text:p>454758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88">
            <text:p>88</text:p>
          </table:table-cell>
        </table:table-row>
        <table:table-row>
          <table:table-cell office:value-type="float" office:value="8593559630">
            <text:p>8593559630</text:p>
          </table:table-cell>
          <table:table-cell office:value-type="string">
            <text:p>[🥶] My Pooping Pigeons!</text:p>
          </table:table-cell>
          <table:table-cell office:value-type="string">
            <text:p>Pigeon Bird Studios</text:p>
          </table:table-cell>
          <table:table-cell office:value-type="float" office:value="127">
            <text:p>127</text:p>
          </table:table-cell>
          <table:table-cell office:value-type="float" office:value="2817">
            <text:p>2817</text:p>
          </table:table-cell>
          <table:table-cell office:value-type="float" office:value="3429922">
            <text:p>342992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6011188518">
            <text:p>6011188518</text:p>
          </table:table-cell>
          <table:table-cell office:value-type="string">
            <text:p>❄️ Animatronic Nights [SPRING]</text:p>
          </table:table-cell>
          <table:table-cell office:value-type="string">
            <text:p>PlayBox!</text:p>
          </table:table-cell>
          <table:table-cell office:value-type="float" office:value="595">
            <text:p>595</text:p>
          </table:table-cell>
          <table:table-cell office:value-type="float" office:value="2815">
            <text:p>2815</text:p>
          </table:table-cell>
          <table:table-cell office:value-type="float" office:value="13169840">
            <text:p>13169840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772">
            <text:p>772</text:p>
          </table:table-cell>
        </table:table-row>
        <table:table-row>
          <table:table-cell office:value-type="float" office:value="8809915587">
            <text:p>8809915587</text:p>
          </table:table-cell>
          <table:table-cell office:value-type="string">
            <text:p>OP Blade</text:p>
          </table:table-cell>
          <table:table-cell office:value-type="string">
            <text:p>OP Blade</text:p>
          </table:table-cell>
          <table:table-cell office:value-type="float" office:value="100">
            <text:p>100</text:p>
          </table:table-cell>
          <table:table-cell office:value-type="float" office:value="2736">
            <text:p>2736</text:p>
          </table:table-cell>
          <table:table-cell office:value-type="float" office:value="2156542">
            <text:p>2156542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8513782720">
            <text:p>8513782720</text:p>
          </table:table-cell>
          <table:table-cell office:value-type="string">
            <text:p>[🔦] Steal a Stranger Things<text:s/></text:p>
          </table:table-cell>
          <table:table-cell office:value-type="string">
            <text:p>Exle Studio</text:p>
          </table:table-cell>
          <table:table-cell office:value-type="float" office:value="136">
            <text:p>136</text:p>
          </table:table-cell>
          <table:table-cell office:value-type="float" office:value="2686">
            <text:p>2686</text:p>
          </table:table-cell>
          <table:table-cell office:value-type="float" office:value="6854153">
            <text:p>685415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15797356">
            <text:p>115797356</text:p>
          </table:table-cell>
          <table:table-cell office:value-type="string">
            <text:p>[🎄] Counter Blox</text:p>
          </table:table-cell>
          <table:table-cell office:value-type="string">
            <text:p>Headwind</text:p>
          </table:table-cell>
          <table:table-cell office:value-type="float" office:value="3753">
            <text:p>3753</text:p>
          </table:table-cell>
          <table:table-cell office:value-type="float" office:value="2654">
            <text:p>2654</text:p>
          </table:table-cell>
          <table:table-cell office:value-type="float" office:value="1194202876">
            <text:p>119420287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104504677">
            <text:p>8104504677</text:p>
          </table:table-cell>
          <table:table-cell office:value-type="string">
            <text:p>[👮] Dispatch: Police Simulator</text:p>
          </table:table-cell>
          <table:table-cell office:value-type="string">
            <text:p>Always Ascending</text:p>
          </table:table-cell>
          <table:table-cell office:value-type="float" office:value="181">
            <text:p>181</text:p>
          </table:table-cell>
          <table:table-cell office:value-type="float" office:value="2627">
            <text:p>2627</text:p>
          </table:table-cell>
          <table:table-cell office:value-type="float" office:value="22939814">
            <text:p>2293981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9271890694">
            <text:p>9271890694</text:p>
          </table:table-cell>
          <table:table-cell office:value-type="string">
            <text:p>[🙏] Faith Incremental</text:p>
          </table:table-cell>
          <table:table-cell office:value-type="string">
            <text:p>Blinky Studios Official</text:p>
          </table:table-cell>
          <table:table-cell office:value-type="float" office:value="36">
            <text:p>36</text:p>
          </table:table-cell>
          <table:table-cell office:value-type="float" office:value="2620">
            <text:p>2620</text:p>
          </table:table-cell>
          <table:table-cell office:value-type="float" office:value="1736615">
            <text:p>1736615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</table:table-row>
        <table:table-row>
          <table:table-cell office:value-type="float" office:value="279565647">
            <text:p>279565647</text:p>
          </table:table-cell>
          <table:table-cell office:value-type="string">
            <text:p>❓ LUCKY BLOCKS Battlegrounds</text:p>
          </table:table-cell>
          <table:table-cell office:value-type="string">
            <text:p>silky_dev</text:p>
          </table:table-cell>
          <table:table-cell office:value-type="float" office:value="3242">
            <text:p>3242</text:p>
          </table:table-cell>
          <table:table-cell office:value-type="float" office:value="2593">
            <text:p>2593</text:p>
          </table:table-cell>
          <table:table-cell office:value-type="float" office:value="1692688951">
            <text:p>169268895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</table:table-row>
        <table:table-row>
          <table:table-cell office:value-type="float" office:value="2092410051">
            <text:p>2092410051</text:p>
          </table:table-cell>
          <table:table-cell office:value-type="string">
            <text:p>Retail Tycoon 2</text:p>
          </table:table-cell>
          <table:table-cell office:value-type="string">
            <text:p>Secondhand Studios</text:p>
          </table:table-cell>
          <table:table-cell office:value-type="float" office:value="1900">
            <text:p>1900</text:p>
          </table:table-cell>
          <table:table-cell office:value-type="float" office:value="2580">
            <text:p>2580</text:p>
          </table:table-cell>
          <table:table-cell office:value-type="float" office:value="312975478">
            <text:p>31297547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7884563721">
            <text:p>7884563721</text:p>
          </table:table-cell>
          <table:table-cell office:value-type="string">
            <text:p>[🔥 2X REP] Arcade Basketball 🏀<text:s/></text:p>
          </table:table-cell>
          <table:table-cell office:value-type="string">
            <text:p>Arcade Basketball</text:p>
          </table:table-cell>
          <table:table-cell office:value-type="float" office:value="209">
            <text:p>209</text:p>
          </table:table-cell>
          <table:table-cell office:value-type="float" office:value="2524">
            <text:p>2524</text:p>
          </table:table-cell>
          <table:table-cell office:value-type="float" office:value="57559927">
            <text:p>57559927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7629884826">
            <text:p>7629884826</text:p>
          </table:table-cell>
          <table:table-cell office:value-type="string">
            <text:p>[UPD] Cage Fishing 🐟</text:p>
          </table:table-cell>
          <table:table-cell office:value-type="string">
            <text:p>Pearl Point</text:p>
          </table:table-cell>
          <table:table-cell office:value-type="float" office:value="248">
            <text:p>248</text:p>
          </table:table-cell>
          <table:table-cell office:value-type="float" office:value="2476">
            <text:p>2476</text:p>
          </table:table-cell>
          <table:table-cell office:value-type="float" office:value="48977674">
            <text:p>4897767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29">
            <text:p>329</text:p>
          </table:table-cell>
        </table:table-row>
        <table:table-row>
          <table:table-cell office:value-type="float" office:value="5170731021">
            <text:p>5170731021</text:p>
          </table:table-cell>
          <table:table-cell office:value-type="string">
            <text:p>[☀️UPD]Demon Blade</text:p>
          </table:table-cell>
          <table:table-cell office:value-type="string">
            <text:p>DemonCube</text:p>
          </table:table-cell>
          <table:table-cell office:value-type="float" office:value="819">
            <text:p>819</text:p>
          </table:table-cell>
          <table:table-cell office:value-type="float" office:value="2459">
            <text:p>2459</text:p>
          </table:table-cell>
          <table:table-cell office:value-type="float" office:value="194020498">
            <text:p>19402049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06">
            <text:p>1406</text:p>
          </table:table-cell>
        </table:table-row>
        <table:table-row>
          <table:table-cell office:value-type="float" office:value="98929893">
            <text:p>98929893</text:p>
          </table:table-cell>
          <table:table-cell office:value-type="string">
            <text:p>NEW YEARS ⭐ | Dragon Ball Rage</text:p>
          </table:table-cell>
          <table:table-cell office:value-type="string">
            <text:p>Dragon Ball Rage Club</text:p>
          </table:table-cell>
          <table:table-cell office:value-type="float" office:value="5089">
            <text:p>5089</text:p>
          </table:table-cell>
          <table:table-cell office:value-type="float" office:value="2439">
            <text:p>2439</text:p>
          </table:table-cell>
          <table:table-cell office:value-type="float" office:value="946041074">
            <text:p>946041074</text:p>
          </table:table-cell>
          <table:table-cell/>
          <table:table-cell/>
          <table:table-cell office:value-type="float" office:value="26">
            <text:p>26</text:p>
          </table:table-cell>
          <table:table-cell office:value-type="float" office:value="398">
            <text:p>398</text:p>
          </table:table-cell>
        </table:table-row>
        <table:table-row>
          <table:table-cell office:value-type="float" office:value="6738135827">
            <text:p>6738135827</text:p>
          </table:table-cell>
          <table:table-cell office:value-type="string">
            <text:p>[50% SALE] Choose Your Power</text:p>
          </table:table-cell>
          <table:table-cell office:value-type="string">
            <text:p>Golden Ratio Games</text:p>
          </table:table-cell>
          <table:table-cell office:value-type="float" office:value="432">
            <text:p>432</text:p>
          </table:table-cell>
          <table:table-cell office:value-type="float" office:value="2340">
            <text:p>2340</text:p>
          </table:table-cell>
          <table:table-cell office:value-type="float" office:value="38345934">
            <text:p>3834593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7018980692">
            <text:p>7018980692</text:p>
          </table:table-cell>
          <table:table-cell office:value-type="string">
            <text:p>Heaven Line 🙏</text:p>
          </table:table-cell>
          <table:table-cell office:value-type="string">
            <text:p>PLEASE ALGORITHM</text:p>
          </table:table-cell>
          <table:table-cell office:value-type="float" office:value="369">
            <text:p>369</text:p>
          </table:table-cell>
          <table:table-cell office:value-type="float" office:value="2327">
            <text:p>2327</text:p>
          </table:table-cell>
          <table:table-cell office:value-type="float" office:value="15101565">
            <text:p>1510156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7872343282">
            <text:p>7872343282</text:p>
          </table:table-cell>
          <table:table-cell office:value-type="string">
            <text:p>OVERKILL</text:p>
          </table:table-cell>
          <table:table-cell office:value-type="string">
            <text:p>Repotted</text:p>
          </table:table-cell>
          <table:table-cell office:value-type="float" office:value="211">
            <text:p>211</text:p>
          </table:table-cell>
          <table:table-cell office:value-type="float" office:value="2299">
            <text:p>2299</text:p>
          </table:table-cell>
          <table:table-cell office:value-type="float" office:value="3774561">
            <text:p>377456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312971993">
            <text:p>1312971993</text:p>
          </table:table-cell>
          <table:table-cell office:value-type="string">
            <text:p>Saber Simulator [UPD]</text:p>
          </table:table-cell>
          <table:table-cell office:value-type="string">
            <text:p>HD Games.</text:p>
          </table:table-cell>
          <table:table-cell office:value-type="float" office:value="2312">
            <text:p>2312</text:p>
          </table:table-cell>
          <table:table-cell office:value-type="float" office:value="2285">
            <text:p>2285</text:p>
          </table:table-cell>
          <table:table-cell office:value-type="float" office:value="620504902">
            <text:p>620504902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02">
            <text:p>402</text:p>
          </table:table-cell>
        </table:table-row>
        <table:table-row>
          <table:table-cell office:value-type="float" office:value="4582358979">
            <text:p>4582358979</text:p>
          </table:table-cell>
          <table:table-cell office:value-type="string">
            <text:p>Arm Wrestle Simulator</text:p>
          </table:table-cell>
          <table:table-cell office:value-type="string">
            <text:p>Kubo Games</text:p>
          </table:table-cell>
          <table:table-cell office:value-type="float" office:value="997">
            <text:p>997</text:p>
          </table:table-cell>
          <table:table-cell office:value-type="float" office:value="2283">
            <text:p>2283</text:p>
          </table:table-cell>
          <table:table-cell office:value-type="float" office:value="1264898840">
            <text:p>1264898840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>
          <table:table-cell office:value-type="float" office:value="7471000866">
            <text:p>7471000866</text:p>
          </table:table-cell>
          <table:table-cell office:value-type="string">
            <text:p>[❄️] Anime Evolution</text:p>
          </table:table-cell>
          <table:table-cell office:value-type="string">
            <text:p>AEVO</text:p>
          </table:table-cell>
          <table:table-cell office:value-type="float" office:value="279">
            <text:p>279</text:p>
          </table:table-cell>
          <table:table-cell office:value-type="float" office:value="2273">
            <text:p>2273</text:p>
          </table:table-cell>
          <table:table-cell office:value-type="float" office:value="35098843">
            <text:p>35098843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38">
            <text:p>438</text:p>
          </table:table-cell>
        </table:table-row>
        <table:table-row>
          <table:table-cell office:value-type="float" office:value="6751447237">
            <text:p>6751447237</text:p>
          </table:table-cell>
          <table:table-cell office:value-type="string">
            <text:p>[❄️EVENT❄️]Car Zone 🏎️ Racing &amp; Drifting</text:p>
          </table:table-cell>
          <table:table-cell office:value-type="string">
            <text:p>CODIV Studio</text:p>
          </table:table-cell>
          <table:table-cell office:value-type="float" office:value="429">
            <text:p>429</text:p>
          </table:table-cell>
          <table:table-cell office:value-type="float" office:value="2272">
            <text:p>2272</text:p>
          </table:table-cell>
          <table:table-cell office:value-type="float" office:value="58753051">
            <text:p>5875305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559">
            <text:p>559</text:p>
          </table:table-cell>
        </table:table-row>
        <table:table-row>
          <table:table-cell office:value-type="float" office:value="3541611379">
            <text:p>3541611379</text:p>
          </table:table-cell>
          <table:table-cell office:value-type="string">
            <text:p>🎁XMAS25🎁 Tower Defense X: BETA</text:p>
          </table:table-cell>
          <table:table-cell office:value-type="string">
            <text:p>Tower Defense X</text:p>
          </table:table-cell>
          <table:table-cell office:value-type="float" office:value="1346">
            <text:p>1346</text:p>
          </table:table-cell>
          <table:table-cell office:value-type="float" office:value="2271">
            <text:p>2271</text:p>
          </table:table-cell>
          <table:table-cell office:value-type="float" office:value="359375753">
            <text:p>35937575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5972059550">
            <text:p>5972059550</text:p>
          </table:table-cell>
          <table:table-cell office:value-type="string">
            <text:p>[UPD🎄] Gym League<text:s/></text:p>
          </table:table-cell>
          <table:table-cell office:value-type="string">
            <text:p>1v2 Studios</text:p>
          </table:table-cell>
          <table:table-cell office:value-type="float" office:value="604">
            <text:p>604</text:p>
          </table:table-cell>
          <table:table-cell office:value-type="float" office:value="2203">
            <text:p>2203</text:p>
          </table:table-cell>
          <table:table-cell office:value-type="float" office:value="750524997">
            <text:p>750524997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453">
            <text:p>453</text:p>
          </table:table-cell>
        </table:table-row>
        <table:table-row>
          <table:table-cell office:value-type="float" office:value="7069852763">
            <text:p>7069852763</text:p>
          </table:table-cell>
          <table:table-cell office:value-type="string">
            <text:p>Car Crash Simulator V3</text:p>
          </table:table-cell>
          <table:table-cell office:value-type="string">
            <text:p>SXRIING</text:p>
          </table:table-cell>
          <table:table-cell office:value-type="float" office:value="359">
            <text:p>359</text:p>
          </table:table-cell>
          <table:table-cell office:value-type="float" office:value="2190">
            <text:p>2190</text:p>
          </table:table-cell>
          <table:table-cell office:value-type="float" office:value="63757574">
            <text:p>6375757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1001911915">
            <text:p>1001911915</text:p>
          </table:table-cell>
          <table:table-cell office:value-type="string">
            <text:p>Farming and Friends</text:p>
          </table:table-cell>
          <table:table-cell office:value-type="string">
            <text:p>Dunn Games</text:p>
          </table:table-cell>
          <table:table-cell office:value-type="float" office:value="2541">
            <text:p>2541</text:p>
          </table:table-cell>
          <table:table-cell office:value-type="float" office:value="2155">
            <text:p>2155</text:p>
          </table:table-cell>
          <table:table-cell office:value-type="float" office:value="197065687">
            <text:p>19706568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6466404775">
            <text:p>6466404775</text:p>
          </table:table-cell>
          <table:table-cell office:value-type="string">
            <text:p>[🐲] MOUNT RNG</text:p>
          </table:table-cell>
          <table:table-cell office:value-type="string">
            <text:p>TaleSun Studios</text:p>
          </table:table-cell>
          <table:table-cell office:value-type="float" office:value="498">
            <text:p>498</text:p>
          </table:table-cell>
          <table:table-cell office:value-type="float" office:value="2155">
            <text:p>2155</text:p>
          </table:table-cell>
          <table:table-cell office:value-type="float" office:value="42347380">
            <text:p>4234738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</table:table-row>
        <table:table-row>
          <table:table-cell office:value-type="float" office:value="9281147003">
            <text:p>9281147003</text:p>
          </table:table-cell>
          <table:table-cell office:value-type="string">
            <text:p>Be Santa</text:p>
          </table:table-cell>
          <table:table-cell office:value-type="string">
            <text:p>silky_dev</text:p>
          </table:table-cell>
          <table:table-cell office:value-type="float" office:value="35">
            <text:p>35</text:p>
          </table:table-cell>
          <table:table-cell office:value-type="float" office:value="2133">
            <text:p>2133</text:p>
          </table:table-cell>
          <table:table-cell office:value-type="float" office:value="19056468">
            <text:p>1905646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71112664">
            <text:p>371112664</text:p>
          </table:table-cell>
          <table:table-cell office:value-type="string">
            <text:p>[🎄UPD] Faction Defense Tycoon [⚔️]</text:p>
          </table:table-cell>
          <table:table-cell office:value-type="string">
            <text:p>ZedCo</text:p>
          </table:table-cell>
          <table:table-cell office:value-type="float" office:value="3111">
            <text:p>3111</text:p>
          </table:table-cell>
          <table:table-cell office:value-type="float" office:value="2110">
            <text:p>2110</text:p>
          </table:table-cell>
          <table:table-cell office:value-type="float" office:value="71968002">
            <text:p>71968002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084">
            <text:p>1084</text:p>
          </table:table-cell>
        </table:table-row>
        <table:table-row>
          <table:table-cell office:value-type="float" office:value="9345726704">
            <text:p>9345726704</text:p>
          </table:table-cell>
          <table:table-cell office:value-type="string">
            <text:p>[UPD 2] Subaru Stairs Experience</text:p>
          </table:table-cell>
          <table:table-cell office:value-type="string">
            <text:p>megmi game 2025</text:p>
          </table:table-cell>
          <table:table-cell office:value-type="float" office:value="23">
            <text:p>23</text:p>
          </table:table-cell>
          <table:table-cell office:value-type="float" office:value="2102">
            <text:p>2102</text:p>
          </table:table-cell>
          <table:table-cell office:value-type="float" office:value="1049032">
            <text:p>104903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8909575988">
            <text:p>8909575988</text:p>
          </table:table-cell>
          <table:table-cell office:value-type="string">
            <text:p>[👶] Grow a BRAINROT!</text:p>
          </table:table-cell>
          <table:table-cell office:value-type="string">
            <text:p>Mightystudios and Waredev</text:p>
          </table:table-cell>
          <table:table-cell office:value-type="float" office:value="87">
            <text:p>87</text:p>
          </table:table-cell>
          <table:table-cell office:value-type="float" office:value="2101">
            <text:p>2101</text:p>
          </table:table-cell>
          <table:table-cell office:value-type="float" office:value="48287324">
            <text:p>4828732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374118848">
            <text:p>1374118848</text:p>
          </table:table-cell>
          <table:table-cell office:value-type="string">
            <text:p>[INSTANT TRANSMISSION] Dragon Generations</text:p>
          </table:table-cell>
          <table:table-cell office:value-type="string">
            <text:p>Asunder Studios</text:p>
          </table:table-cell>
          <table:table-cell office:value-type="float" office:value="2265">
            <text:p>2265</text:p>
          </table:table-cell>
          <table:table-cell office:value-type="float" office:value="2077">
            <text:p>2077</text:p>
          </table:table-cell>
          <table:table-cell office:value-type="float" office:value="62983084">
            <text:p>62983084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</table:table-row>
        <table:table-row>
          <table:table-cell office:value-type="float" office:value="321279858">
            <text:p>321279858</text:p>
          </table:table-cell>
          <table:table-cell office:value-type="string">
            <text:p>SharkBite Classic 🦈</text:p>
          </table:table-cell>
          <table:table-cell office:value-type="string">
            <text:p>Abracadabra</text:p>
          </table:table-cell>
          <table:table-cell office:value-type="float" office:value="3192">
            <text:p>3192</text:p>
          </table:table-cell>
          <table:table-cell office:value-type="float" office:value="2076">
            <text:p>2076</text:p>
          </table:table-cell>
          <table:table-cell office:value-type="float" office:value="1637900409">
            <text:p>163790040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6069634717">
            <text:p>6069634717</text:p>
          </table:table-cell>
          <table:table-cell office:value-type="string">
            <text:p>[CHRISTMAS] Sorcerer Tower Defense<text:s/></text:p>
          </table:table-cell>
          <table:table-cell office:value-type="string">
            <text:p>Peanut Butter Entertainment</text:p>
          </table:table-cell>
          <table:table-cell office:value-type="float" office:value="581">
            <text:p>581</text:p>
          </table:table-cell>
          <table:table-cell office:value-type="float" office:value="2034">
            <text:p>2034</text:p>
          </table:table-cell>
          <table:table-cell office:value-type="float" office:value="90798842">
            <text:p>9079884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280343502">
            <text:p>280343502</text:p>
          </table:table-cell>
          <table:table-cell office:value-type="string">
            <text:p>Pick A Side</text:p>
          </table:table-cell>
          <table:table-cell office:value-type="string">
            <text:p>Ming's Pick</text:p>
          </table:table-cell>
          <table:table-cell office:value-type="float" office:value="3241">
            <text:p>3241</text:p>
          </table:table-cell>
          <table:table-cell office:value-type="float" office:value="2032">
            <text:p>2032</text:p>
          </table:table-cell>
          <table:table-cell office:value-type="float" office:value="387268454">
            <text:p>38726845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</table:table-row>
        <table:table-row>
          <table:table-cell office:value-type="float" office:value="9076366951">
            <text:p>9076366951</text:p>
          </table:table-cell>
          <table:table-cell office:value-type="string">
            <text:p>[🏦] Race Animals 🦄 [🧬x2]</text:p>
          </table:table-cell>
          <table:table-cell office:value-type="string">
            <text:p>Animal Star</text:p>
          </table:table-cell>
          <table:table-cell office:value-type="float" office:value="65">
            <text:p>65</text:p>
          </table:table-cell>
          <table:table-cell office:value-type="float" office:value="2012">
            <text:p>2012</text:p>
          </table:table-cell>
          <table:table-cell office:value-type="float" office:value="3643219">
            <text:p>364321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38">
            <text:p>238</text:p>
          </table:table-cell>
        </table:table-row>
        <table:table-row>
          <table:table-cell office:value-type="float" office:value="6221848978">
            <text:p>6221848978</text:p>
          </table:table-cell>
          <table:table-cell office:value-type="string">
            <text:p>Eurotunnel, Border Roleplay</text:p>
          </table:table-cell>
          <table:table-cell office:value-type="string">
            <text:p>Eurotunnel | Le Shuttle |</text:p>
          </table:table-cell>
          <table:table-cell office:value-type="float" office:value="548">
            <text:p>548</text:p>
          </table:table-cell>
          <table:table-cell office:value-type="float" office:value="2001">
            <text:p>2001</text:p>
          </table:table-cell>
          <table:table-cell office:value-type="float" office:value="26219569">
            <text:p>2621956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6570785859">
            <text:p>6570785859</text:p>
          </table:table-cell>
          <table:table-cell office:value-type="string">
            <text:p>Border Line 💀</text:p>
          </table:table-cell>
          <table:table-cell office:value-type="string">
            <text:p>yellow basketball</text:p>
          </table:table-cell>
          <table:table-cell office:value-type="float" office:value="474">
            <text:p>474</text:p>
          </table:table-cell>
          <table:table-cell office:value-type="float" office:value="1985">
            <text:p>1985</text:p>
          </table:table-cell>
          <table:table-cell office:value-type="float" office:value="8895843">
            <text:p>889584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1335695570">
            <text:p>1335695570</text:p>
          </table:table-cell>
          <table:table-cell office:value-type="string">
            <text:p>⚡Ninja Legends</text:p>
          </table:table-cell>
          <table:table-cell office:value-type="string">
            <text:p>Scriptbloxian Studios</text:p>
          </table:table-cell>
          <table:table-cell office:value-type="float" office:value="2297">
            <text:p>2297</text:p>
          </table:table-cell>
          <table:table-cell office:value-type="float" office:value="1981">
            <text:p>1981</text:p>
          </table:table-cell>
          <table:table-cell office:value-type="float" office:value="2128592521">
            <text:p>2128592521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92">
            <text:p>692</text:p>
          </table:table-cell>
        </table:table-row>
        <table:table-row>
          <table:table-cell office:value-type="float" office:value="4491246195">
            <text:p>4491246195</text:p>
          </table:table-cell>
          <table:table-cell office:value-type="string">
            <text:p>[🎄] War Machines</text:p>
          </table:table-cell>
          <table:table-cell office:value-type="string">
            <text:p>REDD's Wastelands</text:p>
          </table:table-cell>
          <table:table-cell office:value-type="float" office:value="1024">
            <text:p>1024</text:p>
          </table:table-cell>
          <table:table-cell office:value-type="float" office:value="1981">
            <text:p>1981</text:p>
          </table:table-cell>
          <table:table-cell office:value-type="float" office:value="377373595">
            <text:p>37737359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67">
            <text:p>767</text:p>
          </table:table-cell>
        </table:table-row>
        <table:table-row>
          <table:table-cell office:value-type="float" office:value="7115773109">
            <text:p>7115773109</text:p>
          </table:table-cell>
          <table:table-cell office:value-type="string">
            <text:p>[UPDATE] Weird Gun Game<text:s/></text:p>
          </table:table-cell>
          <table:table-cell office:value-type="string">
            <text:p>Redscape Interactive Projects</text:p>
          </table:table-cell>
          <table:table-cell office:value-type="float" office:value="350">
            <text:p>350</text:p>
          </table:table-cell>
          <table:table-cell office:value-type="float" office:value="1970">
            <text:p>1970</text:p>
          </table:table-cell>
          <table:table-cell office:value-type="float" office:value="184197483">
            <text:p>18419748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985731078">
            <text:p>985731078</text:p>
          </table:table-cell>
          <table:table-cell office:value-type="string">
            <text:p>World // Zero ⚔️ Anime RPG</text:p>
          </table:table-cell>
          <table:table-cell office:value-type="string">
            <text:p>World // Zero</text:p>
          </table:table-cell>
          <table:table-cell office:value-type="float" office:value="2554">
            <text:p>2554</text:p>
          </table:table-cell>
          <table:table-cell office:value-type="float" office:value="1925">
            <text:p>1925</text:p>
          </table:table-cell>
          <table:table-cell office:value-type="float" office:value="416568208">
            <text:p>41656820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</table:table-row>
        <table:table-row>
          <table:table-cell office:value-type="float" office:value="6336741296">
            <text:p>6336741296</text:p>
          </table:table-cell>
          <table:table-cell office:value-type="string">
            <text:p>[EVENT🎁] Flight World ✈️</text:p>
          </table:table-cell>
          <table:table-cell office:value-type="string">
            <text:p>Limitless Flight</text:p>
          </table:table-cell>
          <table:table-cell office:value-type="float" office:value="525">
            <text:p>525</text:p>
          </table:table-cell>
          <table:table-cell office:value-type="float" office:value="1924">
            <text:p>1924</text:p>
          </table:table-cell>
          <table:table-cell office:value-type="float" office:value="26842901">
            <text:p>2684290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7738524573">
            <text:p>7738524573</text:p>
          </table:table-cell>
          <table:table-cell office:value-type="string">
            <text:p>[C00LKID + 1X1] Retro Tower Defense</text:p>
          </table:table-cell>
          <table:table-cell office:value-type="string">
            <text:p>Plaything Games</text:p>
          </table:table-cell>
          <table:table-cell office:value-type="float" office:value="230">
            <text:p>230</text:p>
          </table:table-cell>
          <table:table-cell office:value-type="float" office:value="1921">
            <text:p>1921</text:p>
          </table:table-cell>
          <table:table-cell office:value-type="float" office:value="37836391">
            <text:p>3783639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7872170209">
            <text:p>7872170209</text:p>
          </table:table-cell>
          <table:table-cell office:value-type="string">
            <text:p>[❄️2.5❄️] Anime Celestial X</text:p>
          </table:table-cell>
          <table:table-cell office:value-type="string">
            <text:p>CS studios x</text:p>
          </table:table-cell>
          <table:table-cell office:value-type="float" office:value="211">
            <text:p>211</text:p>
          </table:table-cell>
          <table:table-cell office:value-type="float" office:value="1901">
            <text:p>1901</text:p>
          </table:table-cell>
          <table:table-cell office:value-type="float" office:value="7581185">
            <text:p>7581185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4">
            <text:p>664</text:p>
          </table:table-cell>
        </table:table-row>
        <table:table-row>
          <table:table-cell office:value-type="float" office:value="4263371487">
            <text:p>4263371487</text:p>
          </table:table-cell>
          <table:table-cell office:value-type="string">
            <text:p>Primal Pursuit 🦖</text:p>
          </table:table-cell>
          <table:table-cell office:value-type="string">
            <text:p>Primal Pursuit</text:p>
          </table:table-cell>
          <table:table-cell office:value-type="float" office:value="1094">
            <text:p>1094</text:p>
          </table:table-cell>
          <table:table-cell office:value-type="float" office:value="1899">
            <text:p>1899</text:p>
          </table:table-cell>
          <table:table-cell office:value-type="float" office:value="85839988">
            <text:p>85839988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972">
            <text:p>972</text:p>
          </table:table-cell>
        </table:table-row>
        <table:table-row>
          <table:table-cell office:value-type="float" office:value="4069560710">
            <text:p>4069560710</text:p>
          </table:table-cell>
          <table:table-cell office:value-type="string">
            <text:p>[🐉DB + 🏷️ SALE + 📈2X] ONE FRUIT</text:p>
          </table:table-cell>
          <table:table-cell office:value-type="string">
            <text:p>[B:S] One Fruit Team</text:p>
          </table:table-cell>
          <table:table-cell office:value-type="float" office:value="1160">
            <text:p>1160</text:p>
          </table:table-cell>
          <table:table-cell office:value-type="float" office:value="1894">
            <text:p>1894</text:p>
          </table:table-cell>
          <table:table-cell office:value-type="float" office:value="279139931">
            <text:p>279139931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444">
            <text:p>444</text:p>
          </table:table-cell>
        </table:table-row>
        <table:table-row>
          <table:table-cell office:value-type="float" office:value="8570876289">
            <text:p>8570876289</text:p>
          </table:table-cell>
          <table:table-cell office:value-type="string">
            <text:p>UNTITLED RPG GAME [WEEKEND DROP 1.5X!]</text:p>
          </table:table-cell>
          <table:table-cell office:value-type="string">
            <text:p>Lunar's Studio.</text:p>
          </table:table-cell>
          <table:table-cell office:value-type="float" office:value="130">
            <text:p>130</text:p>
          </table:table-cell>
          <table:table-cell office:value-type="float" office:value="1891">
            <text:p>1891</text:p>
          </table:table-cell>
          <table:table-cell office:value-type="float" office:value="24603066">
            <text:p>2460306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820580801">
            <text:p>2820580801</text:p>
          </table:table-cell>
          <table:table-cell office:value-type="string">
            <text:p>🎉 Ohio.</text:p>
          </table:table-cell>
          <table:table-cell office:value-type="string">
            <text:p>DevvGames</text:p>
          </table:table-cell>
          <table:table-cell office:value-type="float" office:value="1608">
            <text:p>1608</text:p>
          </table:table-cell>
          <table:table-cell office:value-type="float" office:value="1867">
            <text:p>1867</text:p>
          </table:table-cell>
          <table:table-cell office:value-type="float" office:value="295234779">
            <text:p>29523477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</table:table-row>
        <table:table-row>
          <table:table-cell office:value-type="float" office:value="8214054500">
            <text:p>8214054500</text:p>
          </table:table-cell>
          <table:table-cell office:value-type="string">
            <text:p>❄️ Build a Car</text:p>
          </table:table-cell>
          <table:table-cell office:value-type="string">
            <text:p>SUPER SUPER FAST</text:p>
          </table:table-cell>
          <table:table-cell office:value-type="float" office:value="169">
            <text:p>169</text:p>
          </table:table-cell>
          <table:table-cell office:value-type="float" office:value="1867">
            <text:p>1867</text:p>
          </table:table-cell>
          <table:table-cell office:value-type="float" office:value="98810183">
            <text:p>9881018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313824597">
            <text:p>8313824597</text:p>
          </table:table-cell>
          <table:table-cell office:value-type="string">
            <text:p>[🔥UPDATE 5❄️] 🎲 Emote RNG</text:p>
          </table:table-cell>
          <table:table-cell office:value-type="string">
            <text:p>Emote Clan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office:value-type="float" office:value="6370674">
            <text:p>637067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7089588429">
            <text:p>7089588429</text:p>
          </table:table-cell>
          <table:table-cell office:value-type="string">
            <text:p>(MODIF x BIG UPDATE ❄️) Drag Drive Simulator</text:p>
          </table:table-cell>
          <table:table-cell office:value-type="string">
            <text:p>ADV Gamers Team</text:p>
          </table:table-cell>
          <table:table-cell office:value-type="float" office:value="355">
            <text:p>355</text:p>
          </table:table-cell>
          <table:table-cell office:value-type="float" office:value="1845">
            <text:p>1845</text:p>
          </table:table-cell>
          <table:table-cell office:value-type="float" office:value="122547423">
            <text:p>12254742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8180505473">
            <text:p>8180505473</text:p>
          </table:table-cell>
          <table:table-cell office:value-type="string">
            <text:p>[2M VISITS] Tunados Brasil</text:p>
          </table:table-cell>
          <table:table-cell office:value-type="string">
            <text:p>Gomex Studios</text:p>
          </table:table-cell>
          <table:table-cell office:value-type="float" office:value="172">
            <text:p>172</text:p>
          </table:table-cell>
          <table:table-cell office:value-type="float" office:value="1837">
            <text:p>1837</text:p>
          </table:table-cell>
          <table:table-cell office:value-type="float" office:value="3995735">
            <text:p>399573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</table:table-row>
        <table:table-row>
          <table:table-cell office:value-type="float" office:value="8380716357">
            <text:p>8380716357</text:p>
          </table:table-cell>
          <table:table-cell office:value-type="string">
            <text:p>Seishun: School Life Roleplay</text:p>
          </table:table-cell>
          <table:table-cell office:value-type="string">
            <text:p>Bay Bridge</text:p>
          </table:table-cell>
          <table:table-cell office:value-type="float" office:value="150">
            <text:p>150</text:p>
          </table:table-cell>
          <table:table-cell office:value-type="float" office:value="1836">
            <text:p>1836</text:p>
          </table:table-cell>
          <table:table-cell office:value-type="float" office:value="4234982">
            <text:p>423498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240">
            <text:p>1240</text:p>
          </table:table-cell>
        </table:table-row>
        <table:table-row>
          <table:table-cell office:value-type="float" office:value="3365661357">
            <text:p>3365661357</text:p>
          </table:table-cell>
          <table:table-cell office:value-type="string">
            <text:p>🎄 SharkBite 2 🦈</text:p>
          </table:table-cell>
          <table:table-cell office:value-type="string">
            <text:p>Abracadabra</text:p>
          </table:table-cell>
          <table:table-cell office:value-type="float" office:value="1412">
            <text:p>1412</text:p>
          </table:table-cell>
          <table:table-cell office:value-type="float" office:value="1829">
            <text:p>1829</text:p>
          </table:table-cell>
          <table:table-cell office:value-type="float" office:value="441767439">
            <text:p>44176743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4987856151">
            <text:p>4987856151</text:p>
          </table:table-cell>
          <table:table-cell office:value-type="string">
            <text:p>🎄Wanted</text:p>
          </table:table-cell>
          <table:table-cell office:value-type="string">
            <text:p>DevvGames</text:p>
          </table:table-cell>
          <table:table-cell office:value-type="float" office:value="875">
            <text:p>875</text:p>
          </table:table-cell>
          <table:table-cell office:value-type="float" office:value="1827">
            <text:p>1827</text:p>
          </table:table-cell>
          <table:table-cell office:value-type="float" office:value="9998610">
            <text:p>999861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703544118">
            <text:p>7703544118</text:p>
          </table:table-cell>
          <table:table-cell office:value-type="string">
            <text:p>[❄️] Container RNG 📦</text:p>
          </table:table-cell>
          <table:table-cell office:value-type="string">
            <text:p>Exply Studios</text:p>
          </table:table-cell>
          <table:table-cell office:value-type="float" office:value="236">
            <text:p>236</text:p>
          </table:table-cell>
          <table:table-cell office:value-type="float" office:value="1815">
            <text:p>1815</text:p>
          </table:table-cell>
          <table:table-cell office:value-type="float" office:value="57733733">
            <text:p>5773373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639693426">
            <text:p>8639693426</text:p>
          </table:table-cell>
          <table:table-cell office:value-type="string">
            <text:p>[🎅SANTA] SLAP</text:p>
          </table:table-cell>
          <table:table-cell office:value-type="string">
            <text:p>SLAP by Current.</text:p>
          </table:table-cell>
          <table:table-cell office:value-type="float" office:value="122">
            <text:p>122</text:p>
          </table:table-cell>
          <table:table-cell office:value-type="float" office:value="1783">
            <text:p>1783</text:p>
          </table:table-cell>
          <table:table-cell office:value-type="float" office:value="19620204">
            <text:p>1962020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7274244096">
            <text:p>7274244096</text:p>
          </table:table-cell>
          <table:table-cell office:value-type="string">
            <text:p>[UTLCM!] Toilet World Roleplay 2<text:s/></text:p>
          </table:table-cell>
          <table:table-cell office:value-type="string">
            <text:p>Toilet World Roleplay Community</text:p>
          </table:table-cell>
          <table:table-cell office:value-type="float" office:value="318">
            <text:p>318</text:p>
          </table:table-cell>
          <table:table-cell office:value-type="float" office:value="1777">
            <text:p>1777</text:p>
          </table:table-cell>
          <table:table-cell office:value-type="float" office:value="73458494">
            <text:p>73458494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8475779172">
            <text:p>8475779172</text:p>
          </table:table-cell>
          <table:table-cell office:value-type="string">
            <text:p>⛏️ Dig Out Of Jail [XMAS]</text:p>
          </table:table-cell>
          <table:table-cell office:value-type="string">
            <text:p>Shayo Games</text:p>
          </table:table-cell>
          <table:table-cell office:value-type="float" office:value="140">
            <text:p>140</text:p>
          </table:table-cell>
          <table:table-cell office:value-type="float" office:value="1750">
            <text:p>1750</text:p>
          </table:table-cell>
          <table:table-cell office:value-type="float" office:value="15066585">
            <text:p>1506658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</table:table-row>
        <table:table-row>
          <table:table-cell office:value-type="float" office:value="6935083490">
            <text:p>6935083490</text:p>
          </table:table-cell>
          <table:table-cell office:value-type="string">
            <text:p>Be Fish</text:p>
          </table:table-cell>
          <table:table-cell office:value-type="string">
            <text:p>Goofy Vegetables</text:p>
          </table:table-cell>
          <table:table-cell office:value-type="float" office:value="383">
            <text:p>383</text:p>
          </table:table-cell>
          <table:table-cell office:value-type="float" office:value="1712">
            <text:p>1712</text:p>
          </table:table-cell>
          <table:table-cell office:value-type="float" office:value="68362387">
            <text:p>6836238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8964844004">
            <text:p>8964844004</text:p>
          </table:table-cell>
          <table:table-cell office:value-type="string">
            <text:p>My Boba Stand</text:p>
          </table:table-cell>
          <table:table-cell office:value-type="string">
            <text:p>Habit Games!</text:p>
          </table:table-cell>
          <table:table-cell office:value-type="float" office:value="80">
            <text:p>80</text:p>
          </table:table-cell>
          <table:table-cell office:value-type="float" office:value="1705">
            <text:p>1705</text:p>
          </table:table-cell>
          <table:table-cell office:value-type="float" office:value="8512231">
            <text:p>851223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7738860417">
            <text:p>7738860417</text:p>
          </table:table-cell>
          <table:table-cell office:value-type="string">
            <text:p>Road-Side Sushi [HORROR]</text:p>
          </table:table-cell>
          <table:table-cell office:value-type="string">
            <text:p>Gundami</text:p>
          </table:table-cell>
          <table:table-cell office:value-type="float" office:value="230">
            <text:p>230</text:p>
          </table:table-cell>
          <table:table-cell office:value-type="float" office:value="1671">
            <text:p>1671</text:p>
          </table:table-cell>
          <table:table-cell office:value-type="float" office:value="8165442">
            <text:p>816544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</table:table-row>
        <table:table-row>
          <table:table-cell office:value-type="float" office:value="7486728492">
            <text:p>7486728492</text:p>
          </table:table-cell>
          <table:table-cell office:value-type="string">
            <text:p>Japanese Supermarket Simulator</text:p>
          </table:table-cell>
          <table:table-cell office:value-type="string">
            <text:p>Japanese Supermarket Simulator</text:p>
          </table:table-cell>
          <table:table-cell office:value-type="float" office:value="276">
            <text:p>276</text:p>
          </table:table-cell>
          <table:table-cell office:value-type="float" office:value="1668">
            <text:p>1668</text:p>
          </table:table-cell>
          <table:table-cell office:value-type="float" office:value="11826471">
            <text:p>1182647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</table:table-row>
        <table:table-row>
          <table:table-cell office:value-type="float" office:value="3864279452">
            <text:p>3864279452</text:p>
          </table:table-cell>
          <table:table-cell office:value-type="string">
            <text:p>cart ride around nothing</text:p>
          </table:table-cell>
          <table:table-cell office:value-type="string">
            <text:p>OneSkyVed</text:p>
          </table:table-cell>
          <table:table-cell office:value-type="float" office:value="1234">
            <text:p>1234</text:p>
          </table:table-cell>
          <table:table-cell office:value-type="float" office:value="1661">
            <text:p>1661</text:p>
          </table:table-cell>
          <table:table-cell office:value-type="float" office:value="481752103">
            <text:p>48175210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</table:table-row>
        <table:table-row>
          <table:table-cell office:value-type="float" office:value="6216468795">
            <text:p>6216468795</text:p>
          </table:table-cell>
          <table:table-cell office:value-type="string">
            <text:p>[🎆] Weak Legacy 2</text:p>
          </table:table-cell>
          <table:table-cell office:value-type="string">
            <text:p>Weak Games Corp.</text:p>
          </table:table-cell>
          <table:table-cell office:value-type="float" office:value="549">
            <text:p>549</text:p>
          </table:table-cell>
          <table:table-cell office:value-type="float" office:value="1649">
            <text:p>1649</text:p>
          </table:table-cell>
          <table:table-cell office:value-type="float" office:value="142534535">
            <text:p>14253453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9141263942">
            <text:p>9141263942</text:p>
          </table:table-cell>
          <table:table-cell office:value-type="string">
            <text:p>[NEW 🥚] My Anime Egg Farm</text:p>
          </table:table-cell>
          <table:table-cell office:value-type="string">
            <text:p>Yet More Games</text:p>
          </table:table-cell>
          <table:table-cell office:value-type="float" office:value="56">
            <text:p>56</text:p>
          </table:table-cell>
          <table:table-cell office:value-type="float" office:value="1622">
            <text:p>1622</text:p>
          </table:table-cell>
          <table:table-cell office:value-type="float" office:value="7238911">
            <text:p>723891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3846592040">
            <text:p>3846592040</text:p>
          </table:table-cell>
          <table:table-cell office:value-type="string">
            <text:p>[NH + 🎄] Arcane Lineage</text:p>
          </table:table-cell>
          <table:table-cell office:value-type="string">
            <text:p>Arcane Lineage</text:p>
          </table:table-cell>
          <table:table-cell office:value-type="float" office:value="1240">
            <text:p>1240</text:p>
          </table:table-cell>
          <table:table-cell office:value-type="float" office:value="1594">
            <text:p>1594</text:p>
          </table:table-cell>
          <table:table-cell office:value-type="float" office:value="104549958">
            <text:p>10454995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5237019718">
            <text:p>5237019718</text:p>
          </table:table-cell>
          <table:table-cell office:value-type="string">
            <text:p>[Roaring Knight] Impact Arena</text:p>
          </table:table-cell>
          <table:table-cell office:value-type="string">
            <text:p>Dissentent Studios</text:p>
          </table:table-cell>
          <table:table-cell office:value-type="float" office:value="800">
            <text:p>800</text:p>
          </table:table-cell>
          <table:table-cell office:value-type="float" office:value="1593">
            <text:p>1593</text:p>
          </table:table-cell>
          <table:table-cell office:value-type="float" office:value="1434923">
            <text:p>143492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6092088279">
            <text:p>6092088279</text:p>
          </table:table-cell>
          <table:table-cell office:value-type="string">
            <text:p>Pyro Playground 💥 [UPDATE]</text:p>
          </table:table-cell>
          <table:table-cell office:value-type="string">
            <text:p>Pyrotechnics Community</text:p>
          </table:table-cell>
          <table:table-cell office:value-type="float" office:value="576">
            <text:p>576</text:p>
          </table:table-cell>
          <table:table-cell office:value-type="float" office:value="1574">
            <text:p>1574</text:p>
          </table:table-cell>
          <table:table-cell office:value-type="float" office:value="29234800">
            <text:p>2923480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57">
            <text:p>457</text:p>
          </table:table-cell>
        </table:table-row>
        <table:table-row>
          <table:table-cell office:value-type="float" office:value="5682590751">
            <text:p>5682590751</text:p>
          </table:table-cell>
          <table:table-cell office:value-type="string">
            <text:p>Lootify🎄</text:p>
          </table:table-cell>
          <table:table-cell office:value-type="string">
            <text:p>Yes Madam</text:p>
          </table:table-cell>
          <table:table-cell office:value-type="float" office:value="681">
            <text:p>681</text:p>
          </table:table-cell>
          <table:table-cell office:value-type="float" office:value="1572">
            <text:p>1572</text:p>
          </table:table-cell>
          <table:table-cell office:value-type="float" office:value="151485002">
            <text:p>151485002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4147392742">
            <text:p>4147392742</text:p>
          </table:table-cell>
          <table:table-cell office:value-type="string">
            <text:p>🥳 Yeet A Friend!<text:s/></text:p>
          </table:table-cell>
          <table:table-cell office:value-type="string">
            <text:p>Low Effort Studios.</text:p>
          </table:table-cell>
          <table:table-cell office:value-type="float" office:value="1131">
            <text:p>1131</text:p>
          </table:table-cell>
          <table:table-cell office:value-type="float" office:value="1568">
            <text:p>1568</text:p>
          </table:table-cell>
          <table:table-cell office:value-type="float" office:value="486975637">
            <text:p>486975637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327">
            <text:p>327</text:p>
          </table:table-cell>
        </table:table-row>
        <table:table-row>
          <table:table-cell office:value-type="float" office:value="7920020824">
            <text:p>7920020824</text:p>
          </table:table-cell>
          <table:table-cell office:value-type="string">
            <text:p>💥Super Soldiers [UPD]</text:p>
          </table:table-cell>
          <table:table-cell office:value-type="string">
            <text:p>Casix Interactive</text:p>
          </table:table-cell>
          <table:table-cell office:value-type="float" office:value="204">
            <text:p>204</text:p>
          </table:table-cell>
          <table:table-cell office:value-type="float" office:value="1567">
            <text:p>1567</text:p>
          </table:table-cell>
          <table:table-cell office:value-type="float" office:value="8626398">
            <text:p>8626398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4154513353">
            <text:p>4154513353</text:p>
          </table:table-cell>
          <table:table-cell office:value-type="string">
            <text:p>Booga Booga</text:p>
          </table:table-cell>
          <table:table-cell office:value-type="string">
            <text:p>Gang O' Fries Entertainment</text:p>
          </table:table-cell>
          <table:table-cell office:value-type="float" office:value="1129">
            <text:p>1129</text:p>
          </table:table-cell>
          <table:table-cell office:value-type="float" office:value="1546">
            <text:p>1546</text:p>
          </table:table-cell>
          <table:table-cell office:value-type="float" office:value="237182410">
            <text:p>23718241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</table:table-row>
        <table:table-row>
          <table:table-cell office:value-type="float" office:value="323675642">
            <text:p>323675642</text:p>
          </table:table-cell>
          <table:table-cell office:value-type="string">
            <text:p>[COLLAB] Flood Escape 2 🌊</text:p>
          </table:table-cell>
          <table:table-cell office:value-type="string">
            <text:p>Crazyblox Games</text:p>
          </table:table-cell>
          <table:table-cell office:value-type="float" office:value="3189">
            <text:p>3189</text:p>
          </table:table-cell>
          <table:table-cell office:value-type="float" office:value="1540">
            <text:p>1540</text:p>
          </table:table-cell>
          <table:table-cell office:value-type="float" office:value="573482076">
            <text:p>57348207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3264581003">
            <text:p>3264581003</text:p>
          </table:table-cell>
          <table:table-cell office:value-type="string">
            <text:p>[❄️] Eternal Towers of Hell</text:p>
          </table:table-cell>
          <table:table-cell office:value-type="string">
            <text:p>ETERNITγ</text:p>
          </table:table-cell>
          <table:table-cell office:value-type="float" office:value="1449">
            <text:p>1449</text:p>
          </table:table-cell>
          <table:table-cell office:value-type="float" office:value="1530">
            <text:p>1530</text:p>
          </table:table-cell>
          <table:table-cell office:value-type="float" office:value="92853345">
            <text:p>9285334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887">
            <text:p>887</text:p>
          </table:table-cell>
        </table:table-row>
        <table:table-row>
          <table:table-cell office:value-type="float" office:value="6097519616">
            <text:p>6097519616</text:p>
          </table:table-cell>
          <table:table-cell office:value-type="string">
            <text:p>[🎄TOJI RELEASE] Jujutsu Beatdown</text:p>
          </table:table-cell>
          <table:table-cell office:value-type="string">
            <text:p>Accel Grounds</text:p>
          </table:table-cell>
          <table:table-cell office:value-type="float" office:value="575">
            <text:p>575</text:p>
          </table:table-cell>
          <table:table-cell office:value-type="float" office:value="1513">
            <text:p>1513</text:p>
          </table:table-cell>
          <table:table-cell office:value-type="float" office:value="84915661">
            <text:p>8491566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7546582051">
            <text:p>7546582051</text:p>
          </table:table-cell>
          <table:table-cell office:value-type="string">
            <text:p>[2X❄️] Dungeon Heroes ⚔️</text:p>
          </table:table-cell>
          <table:table-cell office:value-type="string">
            <text:p>Dungeon Heroes | Twin Atlas</text:p>
          </table:table-cell>
          <table:table-cell office:value-type="float" office:value="264">
            <text:p>264</text:p>
          </table:table-cell>
          <table:table-cell office:value-type="float" office:value="1501">
            <text:p>1501</text:p>
          </table:table-cell>
          <table:table-cell office:value-type="float" office:value="189013913">
            <text:p>18901391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9168386959">
            <text:p>9168386959</text:p>
          </table:table-cell>
          <table:table-cell office:value-type="string">
            <text:p>Zombie RNG 🎲</text:p>
          </table:table-cell>
          <table:table-cell office:value-type="string">
            <text:p>banjo boiler room</text:p>
          </table:table-cell>
          <table:table-cell office:value-type="float" office:value="52">
            <text:p>52</text:p>
          </table:table-cell>
          <table:table-cell office:value-type="float" office:value="1483">
            <text:p>1483</text:p>
          </table:table-cell>
          <table:table-cell office:value-type="float" office:value="19597187">
            <text:p>1959718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191100702">
            <text:p>9191100702</text:p>
          </table:table-cell>
          <table:table-cell office:value-type="string">
            <text:p>Fireball Training🔥</text:p>
          </table:table-cell>
          <table:table-cell office:value-type="string">
            <text:p>Back Off Games</text:p>
          </table:table-cell>
          <table:table-cell office:value-type="float" office:value="49">
            <text:p>49</text:p>
          </table:table-cell>
          <table:table-cell office:value-type="float" office:value="1471">
            <text:p>1471</text:p>
          </table:table-cell>
          <table:table-cell office:value-type="float" office:value="7896554">
            <text:p>789655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7314177">
            <text:p>97314177</text:p>
          </table:table-cell>
          <table:table-cell office:value-type="string">
            <text:p>[RikaRinn] Ninja Tycoon (v4.5.8)</text:p>
          </table:table-cell>
          <table:table-cell office:value-type="string">
            <text:p>Coldjason</text:p>
          </table:table-cell>
          <table:table-cell office:value-type="float" office:value="3964">
            <text:p>3964</text:p>
          </table:table-cell>
          <table:table-cell office:value-type="float" office:value="1467">
            <text:p>1467</text:p>
          </table:table-cell>
          <table:table-cell office:value-type="float" office:value="566438760">
            <text:p>566438760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58">
            <text:p>358</text:p>
          </table:table-cell>
        </table:table-row>
        <table:table-row>
          <table:table-cell office:value-type="float" office:value="6736482454">
            <text:p>6736482454</text:p>
          </table:table-cell>
          <table:table-cell office:value-type="string">
            <text:p>[❄️] DUEL Warriors</text:p>
          </table:table-cell>
          <table:table-cell office:value-type="string">
            <text:p>EOM STUDIO</text:p>
          </table:table-cell>
          <table:table-cell office:value-type="float" office:value="432">
            <text:p>432</text:p>
          </table:table-cell>
          <table:table-cell office:value-type="float" office:value="1450">
            <text:p>1450</text:p>
          </table:table-cell>
          <table:table-cell office:value-type="float" office:value="144025068">
            <text:p>14402506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88">
            <text:p>388</text:p>
          </table:table-cell>
        </table:table-row>
        <table:table-row>
          <table:table-cell office:value-type="float" office:value="4938220315">
            <text:p>4938220315</text:p>
          </table:table-cell>
          <table:table-cell office:value-type="string">
            <text:p>[CHRISTMAS + UPD 4] Skibi Defense</text:p>
          </table:table-cell>
          <table:table-cell office:value-type="string">
            <text:p>Archkos Studios</text:p>
          </table:table-cell>
          <table:table-cell office:value-type="float" office:value="888">
            <text:p>888</text:p>
          </table:table-cell>
          <table:table-cell office:value-type="float" office:value="1446">
            <text:p>1446</text:p>
          </table:table-cell>
          <table:table-cell office:value-type="float" office:value="371671161">
            <text:p>371671161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1144">
            <text:p>1144</text:p>
          </table:table-cell>
        </table:table-row>
        <table:table-row>
          <table:table-cell office:value-type="float" office:value="8014099969">
            <text:p>8014099969</text:p>
          </table:table-cell>
          <table:table-cell office:value-type="string">
            <text:p>[🎄] Protect The House From Monsters</text:p>
          </table:table-cell>
          <table:table-cell office:value-type="string">
            <text:p>Mango Jungle</text:p>
          </table:table-cell>
          <table:table-cell office:value-type="float" office:value="192">
            <text:p>192</text:p>
          </table:table-cell>
          <table:table-cell office:value-type="float" office:value="1444">
            <text:p>1444</text:p>
          </table:table-cell>
          <table:table-cell office:value-type="float" office:value="92350194">
            <text:p>9235019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8964336233">
            <text:p>8964336233</text:p>
          </table:table-cell>
          <table:table-cell office:value-type="string">
            <text:p>[💩] Poop a Big Poop 🧻</text:p>
          </table:table-cell>
          <table:table-cell office:value-type="string">
            <text:p>Deardin Studios</text:p>
          </table:table-cell>
          <table:table-cell office:value-type="float" office:value="80">
            <text:p>80</text:p>
          </table:table-cell>
          <table:table-cell office:value-type="float" office:value="1437">
            <text:p>1437</text:p>
          </table:table-cell>
          <table:table-cell office:value-type="float" office:value="33007923">
            <text:p>3300792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</table:table-row>
        <table:table-row>
          <table:table-cell office:value-type="float" office:value="1247975681">
            <text:p>1247975681</text:p>
          </table:table-cell>
          <table:table-cell office:value-type="string">
            <text:p>BIG Paintball! Classic 🔫</text:p>
          </table:table-cell>
          <table:table-cell office:value-type="string">
            <text:p>BIG Games™</text:p>
          </table:table-cell>
          <table:table-cell office:value-type="float" office:value="2357">
            <text:p>2357</text:p>
          </table:table-cell>
          <table:table-cell office:value-type="float" office:value="1424">
            <text:p>1424</text:p>
          </table:table-cell>
          <table:table-cell office:value-type="float" office:value="1843954036">
            <text:p>184395403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053">
            <text:p>1053</text:p>
          </table:table-cell>
        </table:table-row>
        <table:table-row>
          <table:table-cell office:value-type="float" office:value="110988953">
            <text:p>110988953</text:p>
          </table:table-cell>
          <table:table-cell office:value-type="string">
            <text:p>Wizard Tycoon - 2 Player</text:p>
          </table:table-cell>
          <table:table-cell office:value-type="string">
            <text:p>TheFermiParadox</text:p>
          </table:table-cell>
          <table:table-cell office:value-type="float" office:value="3803">
            <text:p>3803</text:p>
          </table:table-cell>
          <table:table-cell office:value-type="float" office:value="1406">
            <text:p>1406</text:p>
          </table:table-cell>
          <table:table-cell office:value-type="float" office:value="689351113">
            <text:p>68935111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8937766034">
            <text:p>8937766034</text:p>
          </table:table-cell>
          <table:table-cell office:value-type="string">
            <text:p>Ride Friend to Fight</text:p>
          </table:table-cell>
          <table:table-cell office:value-type="string">
            <text:p>BestRiderGames</text:p>
          </table:table-cell>
          <table:table-cell office:value-type="float" office:value="84">
            <text:p>84</text:p>
          </table:table-cell>
          <table:table-cell office:value-type="float" office:value="1392">
            <text:p>1392</text:p>
          </table:table-cell>
          <table:table-cell office:value-type="float" office:value="3451809">
            <text:p>345180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8553877788">
            <text:p>8553877788</text:p>
          </table:table-cell>
          <table:table-cell office:value-type="string">
            <text:p>Boxing Slayer</text:p>
          </table:table-cell>
          <table:table-cell office:value-type="string">
            <text:p>Fighters Games Inc.</text:p>
          </table:table-cell>
          <table:table-cell office:value-type="float" office:value="132">
            <text:p>132</text:p>
          </table:table-cell>
          <table:table-cell office:value-type="float" office:value="1388">
            <text:p>1388</text:p>
          </table:table-cell>
          <table:table-cell office:value-type="float" office:value="7895472">
            <text:p>7895472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8284288303">
            <text:p>8284288303</text:p>
          </table:table-cell>
          <table:table-cell office:value-type="string">
            <text:p>Build a Bot and Fight [UPD]</text:p>
          </table:table-cell>
          <table:table-cell office:value-type="string">
            <text:p>Robo Test Dev</text:p>
          </table:table-cell>
          <table:table-cell office:value-type="float" office:value="161">
            <text:p>161</text:p>
          </table:table-cell>
          <table:table-cell office:value-type="float" office:value="1343">
            <text:p>1343</text:p>
          </table:table-cell>
          <table:table-cell office:value-type="float" office:value="4064328">
            <text:p>406432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5015364201">
            <text:p>5015364201</text:p>
          </table:table-cell>
          <table:table-cell office:value-type="string">
            <text:p>🎁Parkour Champions [BETA]</text:p>
          </table:table-cell>
          <table:table-cell office:value-type="string">
            <text:p>Studio 8K</text:p>
          </table:table-cell>
          <table:table-cell office:value-type="float" office:value="867">
            <text:p>867</text:p>
          </table:table-cell>
          <table:table-cell office:value-type="float" office:value="1330">
            <text:p>1330</text:p>
          </table:table-cell>
          <table:table-cell office:value-type="float" office:value="12140819">
            <text:p>1214081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</table:table-row>
        <table:table-row>
          <table:table-cell office:value-type="float" office:value="6255392043">
            <text:p>6255392043</text:p>
          </table:table-cell>
          <table:table-cell office:value-type="string">
            <text:p>Tower Defense RNG</text:p>
          </table:table-cell>
          <table:table-cell office:value-type="string">
            <text:p>Stouts Studio</text:p>
          </table:table-cell>
          <table:table-cell office:value-type="float" office:value="542">
            <text:p>542</text:p>
          </table:table-cell>
          <table:table-cell office:value-type="float" office:value="1301">
            <text:p>1301</text:p>
          </table:table-cell>
          <table:table-cell office:value-type="float" office:value="50823525">
            <text:p>50823525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</table:table-row>
        <table:table-row>
          <table:table-cell office:value-type="float" office:value="8269273068">
            <text:p>8269273068</text:p>
          </table:table-cell>
          <table:table-cell office:value-type="string">
            <text:p>[UPD 1.1] Uma Racing</text:p>
          </table:table-cell>
          <table:table-cell office:value-type="string">
            <text:p>uma racing Community</text:p>
          </table:table-cell>
          <table:table-cell office:value-type="float" office:value="162">
            <text:p>162</text:p>
          </table:table-cell>
          <table:table-cell office:value-type="float" office:value="1301">
            <text:p>1301</text:p>
          </table:table-cell>
          <table:table-cell office:value-type="float" office:value="22949116">
            <text:p>2294911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7072674902">
            <text:p>7072674902</text:p>
          </table:table-cell>
          <table:table-cell office:value-type="string">
            <text:p>[DM] Defuse Division [ALPHA]</text:p>
          </table:table-cell>
          <table:table-cell office:value-type="string">
            <text:p>Fourteaṁ</text:p>
          </table:table-cell>
          <table:table-cell office:value-type="float" office:value="359">
            <text:p>359</text:p>
          </table:table-cell>
          <table:table-cell office:value-type="float" office:value="1300">
            <text:p>1300</text:p>
          </table:table-cell>
          <table:table-cell office:value-type="float" office:value="23038604">
            <text:p>2303860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17307972">
            <text:p>117307972</text:p>
          </table:table-cell>
          <table:table-cell office:value-type="string">
            <text:p>🎄Holiday Event🎄 Loomian Legacy</text:p>
          </table:table-cell>
          <table:table-cell office:value-type="string">
            <text:p>Llama Train Studio</text:p>
          </table:table-cell>
          <table:table-cell office:value-type="float" office:value="3734">
            <text:p>3734</text:p>
          </table:table-cell>
          <table:table-cell office:value-type="float" office:value="1290">
            <text:p>1290</text:p>
          </table:table-cell>
          <table:table-cell office:value-type="float" office:value="891878879">
            <text:p>89187887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</table:table-row>
        <table:table-row>
          <table:table-cell office:value-type="float" office:value="8191429227">
            <text:p>8191429227</text:p>
          </table:table-cell>
          <table:table-cell office:value-type="string">
            <text:p>Cut Trees</text:p>
          </table:table-cell>
          <table:table-cell office:value-type="string">
            <text:p>BEEP GAMES</text:p>
          </table:table-cell>
          <table:table-cell office:value-type="float" office:value="171">
            <text:p>171</text:p>
          </table:table-cell>
          <table:table-cell office:value-type="float" office:value="1277">
            <text:p>1277</text:p>
          </table:table-cell>
          <table:table-cell office:value-type="float" office:value="68607170">
            <text:p>68607170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</table:table-row>
        <table:table-row>
          <table:table-cell office:value-type="float" office:value="2316994223">
            <text:p>2316994223</text:p>
          </table:table-cell>
          <table:table-cell office:value-type="string">
            <text:p>Pet Simulator X! 🐾</text:p>
          </table:table-cell>
          <table:table-cell office:value-type="string">
            <text:p>BIG Games Pets</text:p>
          </table:table-cell>
          <table:table-cell office:value-type="float" office:value="1808">
            <text:p>1808</text:p>
          </table:table-cell>
          <table:table-cell office:value-type="float" office:value="1266">
            <text:p>1266</text:p>
          </table:table-cell>
          <table:table-cell office:value-type="float" office:value="8960978315">
            <text:p>8960978315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524">
            <text:p>524</text:p>
          </table:table-cell>
        </table:table-row>
        <table:table-row>
          <table:table-cell office:value-type="float" office:value="2251388500">
            <text:p>2251388500</text:p>
          </table:table-cell>
          <table:table-cell office:value-type="string">
            <text:p>Twisted [BETA]</text:p>
          </table:table-cell>
          <table:table-cell office:value-type="string">
            <text:p>Twisted Official</text:p>
          </table:table-cell>
          <table:table-cell office:value-type="float" office:value="1832">
            <text:p>1832</text:p>
          </table:table-cell>
          <table:table-cell office:value-type="float" office:value="1266">
            <text:p>1266</text:p>
          </table:table-cell>
          <table:table-cell office:value-type="float" office:value="85177972">
            <text:p>85177972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6596627293">
            <text:p>6596627293</text:p>
          </table:table-cell>
          <table:table-cell office:value-type="string">
            <text:p>🎄Investor City [CHRISTMAS]</text:p>
          </table:table-cell>
          <table:table-cell office:value-type="string">
            <text:p>F1ctional</text:p>
          </table:table-cell>
          <table:table-cell office:value-type="float" office:value="467">
            <text:p>467</text:p>
          </table:table-cell>
          <table:table-cell office:value-type="float" office:value="1264">
            <text:p>1264</text:p>
          </table:table-cell>
          <table:table-cell office:value-type="float" office:value="24483286">
            <text:p>2448328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42">
            <text:p>642</text:p>
          </table:table-cell>
        </table:table-row>
        <table:table-row>
          <table:table-cell office:value-type="float" office:value="8234554323">
            <text:p>8234554323</text:p>
          </table:table-cell>
          <table:table-cell office:value-type="string">
            <text:p>[❄️] Survive The Sniper</text:p>
          </table:table-cell>
          <table:table-cell office:value-type="string">
            <text:p>Acego: Kiwi</text:p>
          </table:table-cell>
          <table:table-cell office:value-type="float" office:value="166">
            <text:p>166</text:p>
          </table:table-cell>
          <table:table-cell office:value-type="float" office:value="1255">
            <text:p>1255</text:p>
          </table:table-cell>
          <table:table-cell office:value-type="float" office:value="50931822">
            <text:p>5093182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43">
            <text:p>343</text:p>
          </table:table-cell>
        </table:table-row>
        <table:table-row>
          <table:table-cell office:value-type="float" office:value="8974769492">
            <text:p>8974769492</text:p>
          </table:table-cell>
          <table:table-cell office:value-type="string">
            <text:p>Arise Ragnarok [🎄Christmas ]</text:p>
          </table:table-cell>
          <table:table-cell office:value-type="string">
            <text:p>CLGAMES</text:p>
          </table:table-cell>
          <table:table-cell office:value-type="float" office:value="79">
            <text:p>79</text:p>
          </table:table-cell>
          <table:table-cell office:value-type="float" office:value="1223">
            <text:p>1223</text:p>
          </table:table-cell>
          <table:table-cell office:value-type="float" office:value="8925388">
            <text:p>892538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4457060041">
            <text:p>4457060041</text:p>
          </table:table-cell>
          <table:table-cell office:value-type="string">
            <text:p>Emergency Emden</text:p>
          </table:table-cell>
          <table:table-cell office:value-type="string">
            <text:p>Emergency Emden</text:p>
          </table:table-cell>
          <table:table-cell office:value-type="float" office:value="1035">
            <text:p>1035</text:p>
          </table:table-cell>
          <table:table-cell office:value-type="float" office:value="1201">
            <text:p>1201</text:p>
          </table:table-cell>
          <table:table-cell office:value-type="float" office:value="89884363">
            <text:p>8988436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08">
            <text:p>408</text:p>
          </table:table-cell>
        </table:table-row>
        <table:table-row>
          <table:table-cell office:value-type="float" office:value="8970620890">
            <text:p>8970620890</text:p>
          </table:table-cell>
          <table:table-cell office:value-type="string">
            <text:p>🥖 Fight in a Supermarket!</text:p>
          </table:table-cell>
          <table:table-cell office:value-type="string">
            <text:p>Big Baguette</text:p>
          </table:table-cell>
          <table:table-cell office:value-type="float" office:value="79">
            <text:p>79</text:p>
          </table:table-cell>
          <table:table-cell office:value-type="float" office:value="1191">
            <text:p>1191</text:p>
          </table:table-cell>
          <table:table-cell office:value-type="float" office:value="12347427">
            <text:p>1234742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</table:table-row>
        <table:table-row>
          <table:table-cell office:value-type="float" office:value="3825332406">
            <text:p>3825332406</text:p>
          </table:table-cell>
          <table:table-cell office:value-type="string">
            <text:p>[🎄] Elemental Dungeons</text:p>
          </table:table-cell>
          <table:table-cell office:value-type="string">
            <text:p>Malt Games</text:p>
          </table:table-cell>
          <table:table-cell office:value-type="float" office:value="1247">
            <text:p>1247</text:p>
          </table:table-cell>
          <table:table-cell office:value-type="float" office:value="1172">
            <text:p>1172</text:p>
          </table:table-cell>
          <table:table-cell office:value-type="float" office:value="238802550">
            <text:p>238802550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</table:table-row>
        <table:table-row>
          <table:table-cell office:value-type="float" office:value="2114144926">
            <text:p>2114144926</text:p>
          </table:table-cell>
          <table:table-cell office:value-type="string">
            <text:p>[CHRISTMAS!] Ultimate Tower Defense!</text:p>
          </table:table-cell>
          <table:table-cell office:value-type="string">
            <text:p>Ghostworks</text:p>
          </table:table-cell>
          <table:table-cell office:value-type="float" office:value="1891">
            <text:p>1891</text:p>
          </table:table-cell>
          <table:table-cell office:value-type="float" office:value="1161">
            <text:p>1161</text:p>
          </table:table-cell>
          <table:table-cell office:value-type="float" office:value="1083105226">
            <text:p>108310522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74">
            <text:p>774</text:p>
          </table:table-cell>
        </table:table-row>
        <table:table-row>
          <table:table-cell office:value-type="float" office:value="5576955991">
            <text:p>5576955991</text:p>
          </table:table-cell>
          <table:table-cell office:value-type="string">
            <text:p>[❄️] Sail and Sink Simulator! [UPDATE]</text:p>
          </table:table-cell>
          <table:table-cell office:value-type="string">
            <text:p>PokeCrafterC</text:p>
          </table:table-cell>
          <table:table-cell office:value-type="float" office:value="708">
            <text:p>708</text:p>
          </table:table-cell>
          <table:table-cell office:value-type="float" office:value="1158">
            <text:p>1158</text:p>
          </table:table-cell>
          <table:table-cell office:value-type="float" office:value="40467207">
            <text:p>4046720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</table:table-row>
        <table:table-row>
          <table:table-cell office:value-type="float" office:value="8356971463">
            <text:p>8356971463</text:p>
          </table:table-cell>
          <table:table-cell office:value-type="string">
            <text:p><text:s/>[🎲] Unboxing RNG!</text:p>
          </table:table-cell>
          <table:table-cell office:value-type="string">
            <text:p>Case Unboxing RNG</text:p>
          </table:table-cell>
          <table:table-cell office:value-type="float" office:value="153">
            <text:p>153</text:p>
          </table:table-cell>
          <table:table-cell office:value-type="float" office:value="1110">
            <text:p>1110</text:p>
          </table:table-cell>
          <table:table-cell office:value-type="float" office:value="11739551">
            <text:p>1173955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8225616258">
            <text:p>8225616258</text:p>
          </table:table-cell>
          <table:table-cell office:value-type="string">
            <text:p>[UPD 4 🎄] My Frog Pond! 🐸</text:p>
          </table:table-cell>
          <table:table-cell office:value-type="string">
            <text:p>Catqube</text:p>
          </table:table-cell>
          <table:table-cell office:value-type="float" office:value="167">
            <text:p>167</text:p>
          </table:table-cell>
          <table:table-cell office:value-type="float" office:value="1091">
            <text:p>1091</text:p>
          </table:table-cell>
          <table:table-cell office:value-type="float" office:value="5374713">
            <text:p>537471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255005317">
            <text:p>7255005317</text:p>
          </table:table-cell>
          <table:table-cell office:value-type="string">
            <text:p>[Heat Mode + Ohma Boss] Fistborn</text:p>
          </table:table-cell>
          <table:table-cell office:value-type="string">
            <text:p>Kengan</text:p>
          </table:table-cell>
          <table:table-cell office:value-type="float" office:value="323">
            <text:p>323</text:p>
          </table:table-cell>
          <table:table-cell office:value-type="float" office:value="1074">
            <text:p>1074</text:p>
          </table:table-cell>
          <table:table-cell office:value-type="float" office:value="10284746">
            <text:p>1028474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3936365689">
            <text:p>3936365689</text:p>
          </table:table-cell>
          <table:table-cell office:value-type="string">
            <text:p>[🎉LIGHT MAGIC FAMILY🎉] Clover Retribution</text:p>
          </table:table-cell>
          <table:table-cell office:value-type="string">
            <text:p>Clover Retribution</text:p>
          </table:table-cell>
          <table:table-cell office:value-type="float" office:value="1209">
            <text:p>1209</text:p>
          </table:table-cell>
          <table:table-cell office:value-type="float" office:value="1052">
            <text:p>1052</text:p>
          </table:table-cell>
          <table:table-cell office:value-type="float" office:value="61606195">
            <text:p>61606195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</table:table-row>
        <table:table-row>
          <table:table-cell office:value-type="float" office:value="1198533421">
            <text:p>1198533421</text:p>
          </table:table-cell>
          <table:table-cell office:value-type="string">
            <text:p>[MAP EXPANSION!] Midnight Racing: Tokyo</text:p>
          </table:table-cell>
          <table:table-cell office:value-type="string">
            <text:p>devGem</text:p>
          </table:table-cell>
          <table:table-cell office:value-type="float" office:value="2391">
            <text:p>2391</text:p>
          </table:table-cell>
          <table:table-cell office:value-type="float" office:value="1051">
            <text:p>1051</text:p>
          </table:table-cell>
          <table:table-cell office:value-type="float" office:value="159377234">
            <text:p>15937723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</table:table-row>
        <table:table-row>
          <table:table-cell office:value-type="float" office:value="7862121304">
            <text:p>7862121304</text:p>
          </table:table-cell>
          <table:table-cell office:value-type="string">
            <text:p>[⚰️] Immortal Cultivation</text:p>
          </table:table-cell>
          <table:table-cell office:value-type="string">
            <text:p>gamebad studios</text:p>
          </table:table-cell>
          <table:table-cell office:value-type="float" office:value="212">
            <text:p>212</text:p>
          </table:table-cell>
          <table:table-cell office:value-type="float" office:value="1036">
            <text:p>1036</text:p>
          </table:table-cell>
          <table:table-cell office:value-type="float" office:value="2543861">
            <text:p>254386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4201418016">
            <text:p>4201418016</text:p>
          </table:table-cell>
          <table:table-cell office:value-type="string">
            <text:p>Fabled Legacy! RPG</text:p>
          </table:table-cell>
          <table:table-cell office:value-type="string">
            <text:p>Fabled Legacy</text:p>
          </table:table-cell>
          <table:table-cell office:value-type="float" office:value="1112">
            <text:p>1112</text:p>
          </table:table-cell>
          <table:table-cell office:value-type="float" office:value="1033">
            <text:p>1033</text:p>
          </table:table-cell>
          <table:table-cell office:value-type="float" office:value="126404940">
            <text:p>12640494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5877971206">
            <text:p>5877971206</text:p>
          </table:table-cell>
          <table:table-cell office:value-type="string">
            <text:p>FPE:S [🎄]<text:s/></text:p>
          </table:table-cell>
          <table:table-cell office:value-type="string">
            <text:p>FPE:S</text:p>
          </table:table-cell>
          <table:table-cell office:value-type="float" office:value="629">
            <text:p>629</text:p>
          </table:table-cell>
          <table:table-cell office:value-type="float" office:value="1033">
            <text:p>1033</text:p>
          </table:table-cell>
          <table:table-cell office:value-type="float" office:value="44684737">
            <text:p>4468473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</table:table-row>
        <table:table-row>
          <table:table-cell office:value-type="float" office:value="5939817752">
            <text:p>5939817752</text:p>
          </table:table-cell>
          <table:table-cell office:value-type="string">
            <text:p>[🎄] Wizard West</text:p>
          </table:table-cell>
          <table:table-cell office:value-type="string">
            <text:p>REDD's Wastelands</text:p>
          </table:table-cell>
          <table:table-cell office:value-type="float" office:value="613">
            <text:p>613</text:p>
          </table:table-cell>
          <table:table-cell office:value-type="float" office:value="1000">
            <text:p>1000</text:p>
          </table:table-cell>
          <table:table-cell office:value-type="float" office:value="56086684">
            <text:p>5608668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599">
            <text:p>1599</text:p>
          </table:table-cell>
        </table:table-row>
        <table:table-row>
          <table:table-cell office:value-type="float" office:value="2082205150">
            <text:p>2082205150</text:p>
          </table:table-cell>
          <table:table-cell office:value-type="string">
            <text:p>RetroStudio🔨</text:p>
          </table:table-cell>
          <table:table-cell office:value-type="string">
            <text:p>Retro Dev</text:p>
          </table:table-cell>
          <table:table-cell office:value-type="float" office:value="1904">
            <text:p>1904</text:p>
          </table:table-cell>
          <table:table-cell office:value-type="float" office:value="961">
            <text:p>961</text:p>
          </table:table-cell>
          <table:table-cell office:value-type="float" office:value="153700307">
            <text:p>15370030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6329693946">
            <text:p>6329693946</text:p>
          </table:table-cell>
          <table:table-cell office:value-type="string">
            <text:p>Ultimate Mining Tycoon - 💾 Update!</text:p>
          </table:table-cell>
          <table:table-cell office:value-type="string">
            <text:p>Innovation Inc.</text:p>
          </table:table-cell>
          <table:table-cell office:value-type="float" office:value="527">
            <text:p>527</text:p>
          </table:table-cell>
          <table:table-cell office:value-type="float" office:value="960">
            <text:p>960</text:p>
          </table:table-cell>
          <table:table-cell office:value-type="float" office:value="30351537">
            <text:p>3035153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516044547">
            <text:p>2516044547</text:p>
          </table:table-cell>
          <table:table-cell office:value-type="string">
            <text:p>[🎃] ZO SAMURAI SWORD FIGHTING</text:p>
          </table:table-cell>
          <table:table-cell office:value-type="string">
            <text:p>ZO by Voldex</text:p>
          </table:table-cell>
          <table:table-cell office:value-type="float" office:value="1727">
            <text:p>1727</text:p>
          </table:table-cell>
          <table:table-cell office:value-type="float" office:value="943">
            <text:p>943</text:p>
          </table:table-cell>
          <table:table-cell office:value-type="float" office:value="620264021">
            <text:p>620264021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</table:table-row>
        <table:table-row>
          <table:table-cell office:value-type="float" office:value="9237953067">
            <text:p>9237953067</text:p>
          </table:table-cell>
          <table:table-cell office:value-type="string">
            <text:p>Get Sucked OR . . . RUNNNNN!!!</text:p>
          </table:table-cell>
          <table:table-cell office:value-type="string">
            <text:p>Be Happy : )</text:p>
          </table:table-cell>
          <table:table-cell office:value-type="float" office:value="42">
            <text:p>42</text:p>
          </table:table-cell>
          <table:table-cell office:value-type="float" office:value="897">
            <text:p>897</text:p>
          </table:table-cell>
          <table:table-cell office:value-type="float" office:value="1349444">
            <text:p>1349444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257">
            <text:p>257</text:p>
          </table:table-cell>
        </table:table-row>
        <table:table-row>
          <table:table-cell office:value-type="float" office:value="6664476231">
            <text:p>6664476231</text:p>
          </table:table-cell>
          <table:table-cell office:value-type="string">
            <text:p>Anime Fruit [NEW YEARS + 2X REWARDS] 🎅</text:p>
          </table:table-cell>
          <table:table-cell office:value-type="string">
            <text:p>Anime Fruits [Alan International Studios]</text:p>
          </table:table-cell>
          <table:table-cell office:value-type="float" office:value="450">
            <text:p>450</text:p>
          </table:table-cell>
          <table:table-cell office:value-type="float" office:value="887">
            <text:p>887</text:p>
          </table:table-cell>
          <table:table-cell office:value-type="float" office:value="77228849">
            <text:p>7722884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4161970303">
            <text:p>4161970303</text:p>
          </table:table-cell>
          <table:table-cell office:value-type="string">
            <text:p>[👑QIN SHI HUANG + 4X] Anime Spirits</text:p>
          </table:table-cell>
          <table:table-cell office:value-type="string">
            <text:p>TAKLA SQUAD</text:p>
          </table:table-cell>
          <table:table-cell office:value-type="float" office:value="1126">
            <text:p>1126</text:p>
          </table:table-cell>
          <table:table-cell office:value-type="float" office:value="884">
            <text:p>884</text:p>
          </table:table-cell>
          <table:table-cell office:value-type="float" office:value="77974527">
            <text:p>77974527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900">
            <text:p>900</text:p>
          </table:table-cell>
        </table:table-row>
        <table:table-row>
          <table:table-cell office:value-type="float" office:value="9153264869">
            <text:p>9153264869</text:p>
          </table:table-cell>
          <table:table-cell office:value-type="string">
            <text:p>❄️blade battle[New Level Cap]</text:p>
          </table:table-cell>
          <table:table-cell office:value-type="string">
            <text:p>crazy Blade</text:p>
          </table:table-cell>
          <table:table-cell office:value-type="float" office:value="54">
            <text:p>54</text:p>
          </table:table-cell>
          <table:table-cell office:value-type="float" office:value="878">
            <text:p>878</text:p>
          </table:table-cell>
          <table:table-cell office:value-type="float" office:value="15979760">
            <text:p>1597976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</table:table-row>
        <table:table-row>
          <table:table-cell office:value-type="float" office:value="5597104724">
            <text:p>5597104724</text:p>
          </table:table-cell>
          <table:table-cell office:value-type="string">
            <text:p>(UPD) Stranger Things Universe</text:p>
          </table:table-cell>
          <table:table-cell office:value-type="string">
            <text:p>Stranger Things Universe (STU)</text:p>
          </table:table-cell>
          <table:table-cell office:value-type="float" office:value="703">
            <text:p>703</text:p>
          </table:table-cell>
          <table:table-cell office:value-type="float" office:value="866">
            <text:p>866</text:p>
          </table:table-cell>
          <table:table-cell office:value-type="float" office:value="4120213">
            <text:p>412021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191">
            <text:p>1191</text:p>
          </table:table-cell>
        </table:table-row>
        <table:table-row>
          <table:table-cell office:value-type="float" office:value="1404342734">
            <text:p>1404342734</text:p>
          </table:table-cell>
          <table:table-cell office:value-type="string">
            <text:p>Kohaú Hibachi Restaurant 🍣</text:p>
          </table:table-cell>
          <table:table-cell office:value-type="string">
            <text:p>Kohaú</text:p>
          </table:table-cell>
          <table:table-cell office:value-type="float" office:value="2245">
            <text:p>2245</text:p>
          </table:table-cell>
          <table:table-cell office:value-type="float" office:value="855">
            <text:p>855</text:p>
          </table:table-cell>
          <table:table-cell office:value-type="float" office:value="65215315">
            <text:p>65215315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237">
            <text:p>237</text:p>
          </table:table-cell>
        </table:table-row>
        <table:table-row>
          <table:table-cell office:value-type="float" office:value="5111507958">
            <text:p>5111507958</text:p>
          </table:table-cell>
          <table:table-cell office:value-type="string">
            <text:p>Disaster Island 🏝️ Survival</text:p>
          </table:table-cell>
          <table:table-cell office:value-type="string">
            <text:p>Limitless Games</text:p>
          </table:table-cell>
          <table:table-cell office:value-type="float" office:value="838">
            <text:p>838</text:p>
          </table:table-cell>
          <table:table-cell office:value-type="float" office:value="849">
            <text:p>849</text:p>
          </table:table-cell>
          <table:table-cell office:value-type="float" office:value="115777633">
            <text:p>11577763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661221876">
            <text:p>7661221876</text:p>
          </table:table-cell>
          <table:table-cell office:value-type="string">
            <text:p>🦅Arise-Shadow Hunt🦅🎄 12.31</text:p>
          </table:table-cell>
          <table:table-cell office:value-type="string">
            <text:p>Star Ocean Studios</text:p>
          </table:table-cell>
          <table:table-cell office:value-type="float" office:value="242">
            <text:p>242</text:p>
          </table:table-cell>
          <table:table-cell office:value-type="float" office:value="795">
            <text:p>795</text:p>
          </table:table-cell>
          <table:table-cell office:value-type="float" office:value="16344055">
            <text:p>16344055</text:p>
          </table:table-cell>
          <table:table-cell/>
          <table:table-cell/>
          <table:table-cell office:value-type="float" office:value="41">
            <text:p>41</text:p>
          </table:table-cell>
          <table:table-cell office:value-type="float" office:value="535">
            <text:p>535</text:p>
          </table:table-cell>
        </table:table-row>
        <table:table-row>
          <table:table-cell office:value-type="float" office:value="8108508529">
            <text:p>8108508529</text:p>
          </table:table-cell>
          <table:table-cell office:value-type="string">
            <text:p>Hatch 1 Million Chickens</text:p>
          </table:table-cell>
          <table:table-cell office:value-type="string">
            <text:p>0 to 100 real quack</text:p>
          </table:table-cell>
          <table:table-cell office:value-type="float" office:value="181">
            <text:p>181</text:p>
          </table:table-cell>
          <table:table-cell office:value-type="float" office:value="795">
            <text:p>795</text:p>
          </table:table-cell>
          <table:table-cell office:value-type="float" office:value="9017748">
            <text:p>901774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1275875292">
            <text:p>1275875292</text:p>
          </table:table-cell>
          <table:table-cell office:value-type="string">
            <text:p>[🎄X2 EVENT🎁] 💪🏻 Lifting Simulator</text:p>
          </table:table-cell>
          <table:table-cell office:value-type="string">
            <text:p>Man Of The Year</text:p>
          </table:table-cell>
          <table:table-cell office:value-type="float" office:value="2336">
            <text:p>2336</text:p>
          </table:table-cell>
          <table:table-cell office:value-type="float" office:value="788">
            <text:p>788</text:p>
          </table:table-cell>
          <table:table-cell office:value-type="float" office:value="571107739">
            <text:p>57110773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742">
            <text:p>742</text:p>
          </table:table-cell>
        </table:table-row>
        <table:table-row>
          <table:table-cell office:value-type="float" office:value="6964415405">
            <text:p>6964415405</text:p>
          </table:table-cell>
          <table:table-cell office:value-type="string">
            <text:p>[🎄] Random Mafia Shooter</text:p>
          </table:table-cell>
          <table:table-cell office:value-type="string">
            <text:p>Random Mafia Shooter</text:p>
          </table:table-cell>
          <table:table-cell office:value-type="float" office:value="377">
            <text:p>377</text:p>
          </table:table-cell>
          <table:table-cell office:value-type="float" office:value="776">
            <text:p>776</text:p>
          </table:table-cell>
          <table:table-cell office:value-type="float" office:value="32901479">
            <text:p>3290147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6048923315">
            <text:p>6048923315</text:p>
          </table:table-cell>
          <table:table-cell office:value-type="string">
            <text:p>[⛩️SUKUNA] KAIZEN</text:p>
          </table:table-cell>
          <table:table-cell office:value-type="string">
            <text:p>Lajebo Games x Kaizen</text:p>
          </table:table-cell>
          <table:table-cell office:value-type="float" office:value="585">
            <text:p>585</text:p>
          </table:table-cell>
          <table:table-cell office:value-type="float" office:value="771">
            <text:p>771</text:p>
          </table:table-cell>
          <table:table-cell office:value-type="float" office:value="7587032">
            <text:p>758703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1037979853">
            <text:p>1037979853</text:p>
          </table:table-cell>
          <table:table-cell office:value-type="string">
            <text:p>Fishing Simulator! 🐟</text:p>
          </table:table-cell>
          <table:table-cell office:value-type="string">
            <text:p>Cloud Entertainment</text:p>
          </table:table-cell>
          <table:table-cell office:value-type="float" office:value="2514">
            <text:p>2514</text:p>
          </table:table-cell>
          <table:table-cell office:value-type="float" office:value="770">
            <text:p>770</text:p>
          </table:table-cell>
          <table:table-cell office:value-type="float" office:value="480511045">
            <text:p>480511045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8724609315">
            <text:p>8724609315</text:p>
          </table:table-cell>
          <table:table-cell office:value-type="string">
            <text:p>[🌋 World] +1 Skill Point Legends [BETA]</text:p>
          </table:table-cell>
          <table:table-cell office:value-type="string">
            <text:p>Simulation Haven</text:p>
          </table:table-cell>
          <table:table-cell office:value-type="float" office:value="112">
            <text:p>112</text:p>
          </table:table-cell>
          <table:table-cell office:value-type="float" office:value="748">
            <text:p>748</text:p>
          </table:table-cell>
          <table:table-cell office:value-type="float" office:value="1271967">
            <text:p>127196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1775919872">
            <text:p>1775919872</text:p>
          </table:table-cell>
          <table:table-cell office:value-type="string">
            <text:p>[🎄 RAIDS] Doodle World<text:s/></text:p>
          </table:table-cell>
          <table:table-cell office:value-type="string">
            <text:p>Doodle World Studios</text:p>
          </table:table-cell>
          <table:table-cell office:value-type="float" office:value="2045">
            <text:p>2045</text:p>
          </table:table-cell>
          <table:table-cell office:value-type="float" office:value="746">
            <text:p>746</text:p>
          </table:table-cell>
          <table:table-cell office:value-type="float" office:value="125533588">
            <text:p>125533588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67">
            <text:p>567</text:p>
          </table:table-cell>
        </table:table-row>
        <table:table-row>
          <table:table-cell office:value-type="float" office:value="3213362013">
            <text:p>3213362013</text:p>
          </table:table-cell>
          <table:table-cell office:value-type="string">
            <text:p>[🔥 ESCANOR + x8 ☀️] AOPG</text:p>
          </table:table-cell>
          <table:table-cell office:value-type="string">
            <text:p>Boss Studio [ V.1 ]</text:p>
          </table:table-cell>
          <table:table-cell office:value-type="float" office:value="1468">
            <text:p>1468</text:p>
          </table:table-cell>
          <table:table-cell office:value-type="float" office:value="738">
            <text:p>738</text:p>
          </table:table-cell>
          <table:table-cell office:value-type="float" office:value="339532051">
            <text:p>339532051</text:p>
          </table:table-cell>
          <table:table-cell/>
          <table:table-cell/>
          <table:table-cell office:value-type="float" office:value="48">
            <text:p>48</text:p>
          </table:table-cell>
          <table:table-cell office:value-type="float" office:value="1036">
            <text:p>1036</text:p>
          </table:table-cell>
        </table:table-row>
        <table:table-row>
          <table:table-cell office:value-type="float" office:value="7929627612">
            <text:p>7929627612</text:p>
          </table:table-cell>
          <table:table-cell office:value-type="string">
            <text:p>Dinosaur Racing 🦖</text:p>
          </table:table-cell>
          <table:table-cell office:value-type="string">
            <text:p>Dinosaur Racing</text:p>
          </table:table-cell>
          <table:table-cell office:value-type="float" office:value="203">
            <text:p>203</text:p>
          </table:table-cell>
          <table:table-cell office:value-type="float" office:value="722">
            <text:p>722</text:p>
          </table:table-cell>
          <table:table-cell office:value-type="float" office:value="7569506">
            <text:p>7569506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7665084235">
            <text:p>7665084235</text:p>
          </table:table-cell>
          <table:table-cell office:value-type="string">
            <text:p>🌊 Navy Tycoon [UPD]</text:p>
          </table:table-cell>
          <table:table-cell office:value-type="string">
            <text:p>Mega Studiosᅠ</text:p>
          </table:table-cell>
          <table:table-cell office:value-type="float" office:value="241">
            <text:p>241</text:p>
          </table:table-cell>
          <table:table-cell office:value-type="float" office:value="722">
            <text:p>722</text:p>
          </table:table-cell>
          <table:table-cell office:value-type="float" office:value="5806283">
            <text:p>5806283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212">
            <text:p>1212</text:p>
          </table:table-cell>
        </table:table-row>
        <table:table-row>
          <table:table-cell office:value-type="float" office:value="2491559356">
            <text:p>2491559356</text:p>
          </table:table-cell>
          <table:table-cell office:value-type="string">
            <text:p>Cursed Tank Simulator【SKYFALL】</text:p>
          </table:table-cell>
          <table:table-cell office:value-type="string">
            <text:p>tanmk</text:p>
          </table:table-cell>
          <table:table-cell office:value-type="float" office:value="1737">
            <text:p>1737</text:p>
          </table:table-cell>
          <table:table-cell office:value-type="float" office:value="676">
            <text:p>676</text:p>
          </table:table-cell>
          <table:table-cell office:value-type="float" office:value="65789701">
            <text:p>6578970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499">
            <text:p>2499</text:p>
          </table:table-cell>
        </table:table-row>
        <table:table-row>
          <table:table-cell office:value-type="float" office:value="5803093656">
            <text:p>5803093656</text:p>
          </table:table-cell>
          <table:table-cell office:value-type="string">
            <text:p>Blue Heater 2 [LOTUS LANDS+🎄]</text:p>
          </table:table-cell>
          <table:table-cell office:value-type="string">
            <text:p>Frank Development</text:p>
          </table:table-cell>
          <table:table-cell office:value-type="float" office:value="649">
            <text:p>649</text:p>
          </table:table-cell>
          <table:table-cell office:value-type="float" office:value="658">
            <text:p>658</text:p>
          </table:table-cell>
          <table:table-cell office:value-type="float" office:value="16195888">
            <text:p>16195888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</table:table-row>
        <table:table-row>
          <table:table-cell office:value-type="float" office:value="9216306565">
            <text:p>9216306565</text:p>
          </table:table-cell>
          <table:table-cell office:value-type="string">
            <text:p>Gun Simulator</text:p>
          </table:table-cell>
          <table:table-cell office:value-type="string">
            <text:p>fun sport games</text:p>
          </table:table-cell>
          <table:table-cell office:value-type="float" office:value="45">
            <text:p>45</text:p>
          </table:table-cell>
          <table:table-cell office:value-type="float" office:value="644">
            <text:p>644</text:p>
          </table:table-cell>
          <table:table-cell office:value-type="float" office:value="2879748">
            <text:p>2879748</text:p>
          </table:table-cell>
          <table:table-cell/>
          <table:table-cell/>
          <table:table-cell office:value-type="float" office:value="27">
            <text:p>27</text:p>
          </table:table-cell>
          <table:table-cell office:value-type="float" office:value="215">
            <text:p>215</text:p>
          </table:table-cell>
        </table:table-row>
        <table:table-row>
          <table:table-cell office:value-type="float" office:value="4867536568">
            <text:p>4867536568</text:p>
          </table:table-cell>
          <table:table-cell office:value-type="string">
            <text:p>❄️ MotoRush! 🏍️</text:p>
          </table:table-cell>
          <table:table-cell office:value-type="string">
            <text:p>MotoRush Inc</text:p>
          </table:table-cell>
          <table:table-cell office:value-type="float" office:value="907">
            <text:p>907</text:p>
          </table:table-cell>
          <table:table-cell office:value-type="float" office:value="626">
            <text:p>626</text:p>
          </table:table-cell>
          <table:table-cell office:value-type="float" office:value="81431131">
            <text:p>8143113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200145783">
            <text:p>1200145783</text:p>
          </table:table-cell>
          <table:table-cell office:value-type="string">
            <text:p>🛻 Lumber INC. [TRAILERS]</text:p>
          </table:table-cell>
          <table:table-cell office:value-type="string">
            <text:p>The Lumber Company</text:p>
          </table:table-cell>
          <table:table-cell office:value-type="float" office:value="2389">
            <text:p>2389</text:p>
          </table:table-cell>
          <table:table-cell office:value-type="float" office:value="610">
            <text:p>610</text:p>
          </table:table-cell>
          <table:table-cell office:value-type="float" office:value="5576079">
            <text:p>557607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31">
            <text:p>531</text:p>
          </table:table-cell>
        </table:table-row>
        <table:table-row>
          <table:table-cell office:value-type="float" office:value="300039023">
            <text:p>300039023</text:p>
          </table:table-cell>
          <table:table-cell office:value-type="string">
            <text:p>[V2.2] Stepford County Railway 🚉</text:p>
          </table:table-cell>
          <table:table-cell office:value-type="string">
            <text:p>SCRTeamOfficial</text:p>
          </table:table-cell>
          <table:table-cell office:value-type="float" office:value="3218">
            <text:p>3218</text:p>
          </table:table-cell>
          <table:table-cell office:value-type="float" office:value="593">
            <text:p>593</text:p>
          </table:table-cell>
          <table:table-cell office:value-type="float" office:value="117316863">
            <text:p>11731686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>
          <table:table-cell office:value-type="float" office:value="5493012775">
            <text:p>5493012775</text:p>
          </table:table-cell>
          <table:table-cell office:value-type="string">
            <text:p>Eat Slimes to Grow HUGE</text:p>
          </table:table-cell>
          <table:table-cell office:value-type="string">
            <text:p>Banana Studios Games</text:p>
          </table:table-cell>
          <table:table-cell office:value-type="float" office:value="730">
            <text:p>730</text:p>
          </table:table-cell>
          <table:table-cell office:value-type="float" office:value="583">
            <text:p>583</text:p>
          </table:table-cell>
          <table:table-cell office:value-type="float" office:value="80839733">
            <text:p>8083973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7">
            <text:p>747</text:p>
          </table:table-cell>
        </table:table-row>
        <table:table-row>
          <table:table-cell office:value-type="float" office:value="6112350547">
            <text:p>6112350547</text:p>
          </table:table-cell>
          <table:table-cell office:value-type="string">
            <text:p>[🎄] Infection Gunfight</text:p>
          </table:table-cell>
          <table:table-cell office:value-type="string">
            <text:p>9thD Workshop</text:p>
          </table:table-cell>
          <table:table-cell office:value-type="float" office:value="571">
            <text:p>571</text:p>
          </table:table-cell>
          <table:table-cell office:value-type="float" office:value="575">
            <text:p>575</text:p>
          </table:table-cell>
          <table:table-cell office:value-type="float" office:value="104628877">
            <text:p>10462887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1490130369">
            <text:p>1490130369</text:p>
          </table:table-cell>
          <table:table-cell office:value-type="string">
            <text:p>Anomic</text:p>
          </table:table-cell>
          <table:table-cell office:value-type="string">
            <text:p>Anomic Studios</text:p>
          </table:table-cell>
          <table:table-cell office:value-type="float" office:value="2190">
            <text:p>2190</text:p>
          </table:table-cell>
          <table:table-cell office:value-type="float" office:value="571">
            <text:p>571</text:p>
          </table:table-cell>
          <table:table-cell office:value-type="float" office:value="97469333">
            <text:p>9746933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05">
            <text:p>405</text:p>
          </table:table-cell>
        </table:table-row>
        <table:table-row>
          <table:table-cell office:value-type="float" office:value="8622097204">
            <text:p>8622097204</text:p>
          </table:table-cell>
          <table:table-cell office:value-type="string">
            <text:p>[❄️ ADVENT] Trade a KPOP Idol</text:p>
          </table:table-cell>
          <table:table-cell office:value-type="string">
            <text:p>shotsity</text:p>
          </table:table-cell>
          <table:table-cell office:value-type="float" office:value="124">
            <text:p>124</text:p>
          </table:table-cell>
          <table:table-cell office:value-type="float" office:value="564">
            <text:p>564</text:p>
          </table:table-cell>
          <table:table-cell office:value-type="float" office:value="9511863">
            <text:p>951186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97">
            <text:p>97</text:p>
          </table:table-cell>
        </table:table-row>
        <table:table-row>
          <table:table-cell office:value-type="float" office:value="3170483284">
            <text:p>3170483284</text:p>
          </table:table-cell>
          <table:table-cell office:value-type="string">
            <text:p>Croydon: London Bus Simulator</text:p>
          </table:table-cell>
          <table:table-cell office:value-type="string">
            <text:p>Centro Interactive</text:p>
          </table:table-cell>
          <table:table-cell office:value-type="float" office:value="1481">
            <text:p>1481</text:p>
          </table:table-cell>
          <table:table-cell office:value-type="float" office:value="557">
            <text:p>557</text:p>
          </table:table-cell>
          <table:table-cell office:value-type="float" office:value="41729494">
            <text:p>4172949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499076778">
            <text:p>2499076778</text:p>
          </table:table-cell>
          <table:table-cell office:value-type="string">
            <text:p>Breaking Point 2</text:p>
          </table:table-cell>
          <table:table-cell office:value-type="string">
            <text:p>Paradox 2</text:p>
          </table:table-cell>
          <table:table-cell office:value-type="float" office:value="1734">
            <text:p>1734</text:p>
          </table:table-cell>
          <table:table-cell office:value-type="float" office:value="555">
            <text:p>555</text:p>
          </table:table-cell>
          <table:table-cell office:value-type="float" office:value="161442134">
            <text:p>16144213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98839997">
            <text:p>98839997</text:p>
          </table:table-cell>
          <table:table-cell office:value-type="string">
            <text:p>[❄️Winter Skins!] Dinosaur Simulator</text:p>
          </table:table-cell>
          <table:table-cell office:value-type="string">
            <text:p>ChickenEngineer</text:p>
          </table:table-cell>
          <table:table-cell office:value-type="float" office:value="3947">
            <text:p>3947</text:p>
          </table:table-cell>
          <table:table-cell office:value-type="float" office:value="554">
            <text:p>554</text:p>
          </table:table-cell>
          <table:table-cell office:value-type="float" office:value="324019435">
            <text:p>32401943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6">
            <text:p>436</text:p>
          </table:table-cell>
        </table:table-row>
        <table:table-row>
          <table:table-cell office:value-type="float" office:value="4126908979">
            <text:p>4126908979</text:p>
          </table:table-cell>
          <table:table-cell office:value-type="string">
            <text:p>[UPDATE] PARKOUR Reborn<text:s/></text:p>
          </table:table-cell>
          <table:table-cell office:value-type="string">
            <text:p>A Mongoose Studio</text:p>
          </table:table-cell>
          <table:table-cell office:value-type="float" office:value="1139">
            <text:p>1139</text:p>
          </table:table-cell>
          <table:table-cell office:value-type="float" office:value="514">
            <text:p>514</text:p>
          </table:table-cell>
          <table:table-cell office:value-type="float" office:value="25670835">
            <text:p>2567083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8558608973">
            <text:p>8558608973</text:p>
          </table:table-cell>
          <table:table-cell office:value-type="string">
            <text:p>[❄🎅] Zombie: HyperLoot</text:p>
          </table:table-cell>
          <table:table-cell office:value-type="string">
            <text:p>Old Snowflake Studio V</text:p>
          </table:table-cell>
          <table:table-cell office:value-type="float" office:value="131">
            <text:p>131</text:p>
          </table:table-cell>
          <table:table-cell office:value-type="float" office:value="507">
            <text:p>507</text:p>
          </table:table-cell>
          <table:table-cell office:value-type="float" office:value="5295091">
            <text:p>529509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280810829">
            <text:p>9280810829</text:p>
          </table:table-cell>
          <table:table-cell office:value-type="string">
            <text:p>[UPD2] Loot Up! ☃️<text:s/></text:p>
          </table:table-cell>
          <table:table-cell office:value-type="string">
            <text:p>Humbling Games</text:p>
          </table:table-cell>
          <table:table-cell office:value-type="float" office:value="35">
            <text:p>35</text:p>
          </table:table-cell>
          <table:table-cell office:value-type="float" office:value="507">
            <text:p>507</text:p>
          </table:table-cell>
          <table:table-cell office:value-type="float" office:value="560860">
            <text:p>56086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02815652">
            <text:p>102815652</text:p>
          </table:table-cell>
          <table:table-cell office:value-type="string">
            <text:p>Shipping Lanes</text:p>
          </table:table-cell>
          <table:table-cell office:value-type="string">
            <text:p>Shipping Studios</text:p>
          </table:table-cell>
          <table:table-cell office:value-type="float" office:value="3898">
            <text:p>3898</text:p>
          </table:table-cell>
          <table:table-cell office:value-type="float" office:value="473">
            <text:p>473</text:p>
          </table:table-cell>
          <table:table-cell office:value-type="float" office:value="51461330">
            <text:p>5146133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8285936293">
            <text:p>8285936293</text:p>
          </table:table-cell>
          <table:table-cell office:value-type="string">
            <text:p>[UPD🎅] My Drill Farm</text:p>
          </table:table-cell>
          <table:table-cell office:value-type="string">
            <text:p>Handcrafted Games</text:p>
          </table:table-cell>
          <table:table-cell office:value-type="float" office:value="161">
            <text:p>161</text:p>
          </table:table-cell>
          <table:table-cell office:value-type="float" office:value="455">
            <text:p>455</text:p>
          </table:table-cell>
          <table:table-cell office:value-type="float" office:value="12372250">
            <text:p>1237225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8250618750">
            <text:p>8250618750</text:p>
          </table:table-cell>
          <table:table-cell office:value-type="string">
            <text:p>KAT X</text:p>
          </table:table-cell>
          <table:table-cell office:value-type="string">
            <text:p>Murder Mystery Franchise</text:p>
          </table:table-cell>
          <table:table-cell office:value-type="float" office:value="164">
            <text:p>164</text:p>
          </table:table-cell>
          <table:table-cell office:value-type="float" office:value="445">
            <text:p>445</text:p>
          </table:table-cell>
          <table:table-cell office:value-type="float" office:value="18090579">
            <text:p>1809057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114">
            <text:p>1114</text:p>
          </table:table-cell>
        </table:table-row>
        <table:table-row>
          <table:table-cell office:value-type="float" office:value="9274442348">
            <text:p>9274442348</text:p>
          </table:table-cell>
          <table:table-cell office:value-type="string">
            <text:p>[🔥] Money Incremental 💵</text:p>
          </table:table-cell>
          <table:table-cell office:value-type="string">
            <text:p>EFY Games.</text:p>
          </table:table-cell>
          <table:table-cell office:value-type="float" office:value="36">
            <text:p>36</text:p>
          </table:table-cell>
          <table:table-cell office:value-type="float" office:value="440">
            <text:p>440</text:p>
          </table:table-cell>
          <table:table-cell office:value-type="float" office:value="338455">
            <text:p>33845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</table:table-row>
        <table:table-row>
          <table:table-cell office:value-type="float" office:value="7658839393">
            <text:p>7658839393</text:p>
          </table:table-cell>
          <table:table-cell office:value-type="string">
            <text:p>[🎆] Feed Your Pet!</text:p>
          </table:table-cell>
          <table:table-cell office:value-type="string">
            <text:p>Your Pet!</text:p>
          </table:table-cell>
          <table:table-cell office:value-type="float" office:value="243">
            <text:p>243</text:p>
          </table:table-cell>
          <table:table-cell office:value-type="float" office:value="439">
            <text:p>439</text:p>
          </table:table-cell>
          <table:table-cell office:value-type="float" office:value="65892793">
            <text:p>6589279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</table:table-row>
        <table:table-row>
          <table:table-cell office:value-type="float" office:value="6880380861">
            <text:p>6880380861</text:p>
          </table:table-cell>
          <table:table-cell office:value-type="string">
            <text:p>Command Authority: Military Roleplay</text:p>
          </table:table-cell>
          <table:table-cell office:value-type="string">
            <text:p>Chesapeake Studios</text:p>
          </table:table-cell>
          <table:table-cell office:value-type="float" office:value="396">
            <text:p>396</text:p>
          </table:table-cell>
          <table:table-cell office:value-type="float" office:value="429">
            <text:p>429</text:p>
          </table:table-cell>
          <table:table-cell office:value-type="float" office:value="8568618">
            <text:p>8568618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822">
            <text:p>822</text:p>
          </table:table-cell>
        </table:table-row>
        <table:table-row>
          <table:table-cell office:value-type="float" office:value="3110388936">
            <text:p>3110388936</text:p>
          </table:table-cell>
          <table:table-cell office:value-type="string">
            <text:p>[Sand Weapons ⚔️] Ninja Time!</text:p>
          </table:table-cell>
          <table:table-cell office:value-type="string">
            <text:p>Boss Studio x Luxinn Games</text:p>
          </table:table-cell>
          <table:table-cell office:value-type="float" office:value="1504">
            <text:p>1504</text:p>
          </table:table-cell>
          <table:table-cell office:value-type="float" office:value="424">
            <text:p>424</text:p>
          </table:table-cell>
          <table:table-cell office:value-type="float" office:value="74036686">
            <text:p>74036686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850">
            <text:p>850</text:p>
          </table:table-cell>
        </table:table-row>
        <table:table-row>
          <table:table-cell office:value-type="float" office:value="1499870257">
            <text:p>1499870257</text:p>
          </table:table-cell>
          <table:table-cell office:value-type="string">
            <text:p>generic roleplay gaem. [🎄SALE💸]</text:p>
          </table:table-cell>
          <table:table-cell office:value-type="string">
            <text:p>AznDibs</text:p>
          </table:table-cell>
          <table:table-cell office:value-type="float" office:value="2183">
            <text:p>2183</text:p>
          </table:table-cell>
          <table:table-cell office:value-type="float" office:value="418">
            <text:p>418</text:p>
          </table:table-cell>
          <table:table-cell office:value-type="float" office:value="118298928">
            <text:p>118298928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452">
            <text:p>452</text:p>
          </table:table-cell>
        </table:table-row>
        <table:table-row>
          <table:table-cell office:value-type="float" office:value="4178985930">
            <text:p>4178985930</text:p>
          </table:table-cell>
          <table:table-cell office:value-type="string">
            <text:p>[💥UPDATE!] Ship Defense Simulator</text:p>
          </table:table-cell>
          <table:table-cell office:value-type="string">
            <text:p>MRD lndustries</text:p>
          </table:table-cell>
          <table:table-cell office:value-type="float" office:value="1120">
            <text:p>1120</text:p>
          </table:table-cell>
          <table:table-cell office:value-type="float" office:value="378">
            <text:p>378</text:p>
          </table:table-cell>
          <table:table-cell office:value-type="float" office:value="8000376">
            <text:p>800037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609">
            <text:p>609</text:p>
          </table:table-cell>
        </table:table-row>
        <table:table-row>
          <table:table-cell office:value-type="float" office:value="8618660961">
            <text:p>8618660961</text:p>
          </table:table-cell>
          <table:table-cell office:value-type="string">
            <text:p>[❄️] Mojave Valley [Pre-Alpha]</text:p>
          </table:table-cell>
          <table:table-cell office:value-type="string">
            <text:p>Official Mojave Valley</text:p>
          </table:table-cell>
          <table:table-cell office:value-type="float" office:value="125">
            <text:p>125</text:p>
          </table:table-cell>
          <table:table-cell office:value-type="float" office:value="378">
            <text:p>378</text:p>
          </table:table-cell>
          <table:table-cell office:value-type="float" office:value="4327668">
            <text:p>4327668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</table:table-row>
        <table:table-row>
          <table:table-cell office:value-type="float" office:value="4668461757">
            <text:p>4668461757</text:p>
          </table:table-cell>
          <table:table-cell office:value-type="string">
            <text:p>Breadwinner World</text:p>
          </table:table-cell>
          <table:table-cell office:value-type="string">
            <text:p>EcceDees</text:p>
          </table:table-cell>
          <table:table-cell office:value-type="float" office:value="970">
            <text:p>970</text:p>
          </table:table-cell>
          <table:table-cell office:value-type="float" office:value="365">
            <text:p>365</text:p>
          </table:table-cell>
          <table:table-cell office:value-type="float" office:value="15002457">
            <text:p>1500245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458874788">
            <text:p>7458874788</text:p>
          </table:table-cell>
          <table:table-cell office:value-type="string">
            <text:p>[ALPHA] Pixel Quest! RPG</text:p>
          </table:table-cell>
          <table:table-cell office:value-type="string">
            <text:p>Pixel Quest!</text:p>
          </table:table-cell>
          <table:table-cell office:value-type="float" office:value="281">
            <text:p>281</text:p>
          </table:table-cell>
          <table:table-cell office:value-type="float" office:value="359">
            <text:p>359</text:p>
          </table:table-cell>
          <table:table-cell office:value-type="float" office:value="7283635">
            <text:p>728363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00">
            <text:p>3100</text:p>
          </table:table-cell>
        </table:table-row>
        <table:table-row>
          <table:table-cell office:value-type="float" office:value="187796008">
            <text:p>187796008</text:p>
          </table:table-cell>
          <table:table-cell office:value-type="string">
            <text:p>Those Who Remain</text:p>
          </table:table-cell>
          <table:table-cell office:value-type="string">
            <text:p>Peak Development Studios</text:p>
          </table:table-cell>
          <table:table-cell office:value-type="float" office:value="3420">
            <text:p>3420</text:p>
          </table:table-cell>
          <table:table-cell office:value-type="float" office:value="358">
            <text:p>358</text:p>
          </table:table-cell>
          <table:table-cell office:value-type="float" office:value="125600404">
            <text:p>12560040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33">
            <text:p>433</text:p>
          </table:table-cell>
        </table:table-row>
        <table:table-row>
          <table:table-cell office:value-type="float" office:value="3498637623">
            <text:p>3498637623</text:p>
          </table:table-cell>
          <table:table-cell office:value-type="string">
            <text:p>Zach's Service Station</text:p>
          </table:table-cell>
          <table:table-cell office:value-type="string">
            <text:p>Blox Studiо</text:p>
          </table:table-cell>
          <table:table-cell office:value-type="float" office:value="1363">
            <text:p>1363</text:p>
          </table:table-cell>
          <table:table-cell office:value-type="float" office:value="352">
            <text:p>352</text:p>
          </table:table-cell>
          <table:table-cell office:value-type="float" office:value="188167694">
            <text:p>188167694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25">
            <text:p>225</text:p>
          </table:table-cell>
        </table:table-row>
        <table:table-row>
          <table:table-cell office:value-type="float" office:value="2201173838">
            <text:p>2201173838</text:p>
          </table:table-cell>
          <table:table-cell office:value-type="string">
            <text:p>⚓Navy Simulator</text:p>
          </table:table-cell>
          <table:table-cell office:value-type="string">
            <text:p>SEA Military</text:p>
          </table:table-cell>
          <table:table-cell office:value-type="float" office:value="1852">
            <text:p>1852</text:p>
          </table:table-cell>
          <table:table-cell office:value-type="float" office:value="330">
            <text:p>330</text:p>
          </table:table-cell>
          <table:table-cell office:value-type="float" office:value="33564975">
            <text:p>33564975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4934163223">
            <text:p>4934163223</text:p>
          </table:table-cell>
          <table:table-cell office:value-type="string">
            <text:p>LIMITLESS</text:p>
          </table:table-cell>
          <table:table-cell office:value-type="string">
            <text:p>bird game okey</text:p>
          </table:table-cell>
          <table:table-cell office:value-type="float" office:value="889">
            <text:p>889</text:p>
          </table:table-cell>
          <table:table-cell office:value-type="float" office:value="295">
            <text:p>295</text:p>
          </table:table-cell>
          <table:table-cell office:value-type="float" office:value="5854261">
            <text:p>585426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8767738036">
            <text:p>8767738036</text:p>
          </table:table-cell>
          <table:table-cell office:value-type="string">
            <text:p>[1V1s] Saber Arena ⚔️</text:p>
          </table:table-cell>
          <table:table-cell office:value-type="string">
            <text:p>PlayForceGames</text:p>
          </table:table-cell>
          <table:table-cell office:value-type="float" office:value="106">
            <text:p>106</text:p>
          </table:table-cell>
          <table:table-cell office:value-type="float" office:value="292">
            <text:p>292</text:p>
          </table:table-cell>
          <table:table-cell office:value-type="float" office:value="1324475">
            <text:p>1324475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297557386">
            <text:p>297557386</text:p>
          </table:table-cell>
          <table:table-cell office:value-type="string">
            <text:p>UPDATE! Dynamic Ship Simulator III</text:p>
          </table:table-cell>
          <table:table-cell office:value-type="string">
            <text:p>badyacht studios</text:p>
          </table:table-cell>
          <table:table-cell office:value-type="float" office:value="3223">
            <text:p>3223</text:p>
          </table:table-cell>
          <table:table-cell office:value-type="float" office:value="291">
            <text:p>291</text:p>
          </table:table-cell>
          <table:table-cell office:value-type="float" office:value="27843722">
            <text:p>2784372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833209132">
            <text:p>833209132</text:p>
          </table:table-cell>
          <table:table-cell office:value-type="string">
            <text:p>[EVENT] ❄️ Vesteria 🎄</text:p>
          </table:table-cell>
          <table:table-cell office:value-type="string">
            <text:p>The Vesteria Team</text:p>
          </table:table-cell>
          <table:table-cell office:value-type="float" office:value="2666">
            <text:p>2666</text:p>
          </table:table-cell>
          <table:table-cell office:value-type="float" office:value="279">
            <text:p>279</text:p>
          </table:table-cell>
          <table:table-cell office:value-type="float" office:value="93143332">
            <text:p>9314333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32">
            <text:p>1432</text:p>
          </table:table-cell>
        </table:table-row>
        <table:table-row>
          <table:table-cell office:value-type="float" office:value="27761886">
            <text:p>27761886</text:p>
          </table:table-cell>
          <table:table-cell office:value-type="string">
            <text:p>Nuclear Blast Testing Facility ☢️💣 (WINTER!)</text:p>
          </table:table-cell>
          <table:table-cell office:value-type="string">
            <text:p>Ryanblaze</text:p>
          </table:table-cell>
          <table:table-cell office:value-type="float" office:value="6235">
            <text:p>6235</text:p>
          </table:table-cell>
          <table:table-cell office:value-type="float" office:value="251">
            <text:p>251</text:p>
          </table:table-cell>
          <table:table-cell office:value-type="float" office:value="41028395">
            <text:p>41028395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868">
            <text:p>1868</text:p>
          </table:table-cell>
        </table:table-row>
        <table:table-row>
          <table:table-cell office:value-type="float" office:value="9338091695">
            <text:p>9338091695</text:p>
          </table:table-cell>
          <table:table-cell office:value-type="string">
            <text:p>[ XMAS + SAO 🎁] REIGN PIECE</text:p>
          </table:table-cell>
          <table:table-cell office:value-type="string">
            <text:p>R : S TEAM REIGN PIECE</text:p>
          </table:table-cell>
          <table:table-cell office:value-type="float" office:value="25">
            <text:p>25</text:p>
          </table:table-cell>
          <table:table-cell office:value-type="float" office:value="244">
            <text:p>244</text:p>
          </table:table-cell>
          <table:table-cell office:value-type="float" office:value="386854">
            <text:p>38685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6570537965">
            <text:p>6570537965</text:p>
          </table:table-cell>
          <table:table-cell office:value-type="string">
            <text:p>be FAT🤤🍔</text:p>
          </table:table-cell>
          <table:table-cell office:value-type="string">
            <text:p>Carbon Creations - Gaming</text:p>
          </table:table-cell>
          <table:table-cell office:value-type="float" office:value="474">
            <text:p>474</text:p>
          </table:table-cell>
          <table:table-cell office:value-type="float" office:value="204">
            <text:p>204</text:p>
          </table:table-cell>
          <table:table-cell office:value-type="float" office:value="18047821">
            <text:p>1804782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953">
            <text:p>953</text:p>
          </table:table-cell>
        </table:table-row>
        <table:table-row>
          <table:table-cell office:value-type="float" office:value="3825253530">
            <text:p>3825253530</text:p>
          </table:table-cell>
          <table:table-cell office:value-type="string">
            <text:p>Case Opening Simulator 2</text:p>
          </table:table-cell>
          <table:table-cell office:value-type="string">
            <text:p>Codrop Studio</text:p>
          </table:table-cell>
          <table:table-cell office:value-type="float" office:value="1247">
            <text:p>1247</text:p>
          </table:table-cell>
          <table:table-cell office:value-type="float" office:value="127">
            <text:p>127</text:p>
          </table:table-cell>
          <table:table-cell office:value-type="float" office:value="11014500">
            <text:p>11014500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